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styles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24" manifest:media-type="application/x-openoffice-gdimetafile;windows_formatname=&quot;GDIMetaFile&quot;"/>
  <manifest:file-entry manifest:full-path="ObjectReplacements/Object 22" manifest:media-type="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ta6" style:family="table" style:master-page-name="PageStyle_5f_6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43.4" calcext:value-type="float">
            <text:p>143,4</text:p>
          </table:table-cell>
          <table:table-cell office:value-type="float" office:value="135.3" calcext:value-type="float">
            <text:p>135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1" calcext:value-type="float">
            <text:p>121</text:p>
          </table:table-cell>
          <table:table-cell office:value-type="float" office:value="126.1" calcext:value-type="float">
            <text:p>126,1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02.95" calcext:value-type="float">
            <text:p>1302,95</text:p>
          </table:table-cell>
          <table:table-cell office:value-type="float" office:value="1267.55" calcext:value-type="float">
            <text:p>1267,5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80.9" calcext:value-type="float">
            <text:p>1280,9</text:p>
          </table:table-cell>
          <table:table-cell office:value-type="float" office:value="1477.65" calcext:value-type="float">
            <text:p>147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33.9" calcext:value-type="float">
            <text:p>133,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5" calcext:value-type="float">
            <text:p>115</text:p>
          </table:table-cell>
          <table:table-cell office:value-type="float" office:value="127.2" calcext:value-type="float">
            <text:p>127,2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442.75" calcext:value-type="float">
            <text:p>1442,75</text:p>
          </table:table-cell>
          <table:table-cell office:value-type="float" office:value="1471.55" calcext:value-type="float">
            <text:p>1471,5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97.75" calcext:value-type="float">
            <text:p>1197,75</text:p>
          </table:table-cell>
          <table:table-cell office:value-type="float" office:value="1143.15" calcext:value-type="float">
            <text:p>1143,1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57.5" calcext:value-type="float">
            <text:p>157,5</text:p>
          </table:table-cell>
          <table:table-cell office:value-type="float" office:value="135.5" calcext:value-type="float">
            <text:p>13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5.5" calcext:value-type="float">
            <text:p>125,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541.3" calcext:value-type="float">
            <text:p>1541,3</text:p>
          </table:table-cell>
          <table:table-cell office:value-type="float" office:value="1310.9" calcext:value-type="float">
            <text:p>1310,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4.75" calcext:value-type="float">
            <text:p>1224,75</text:p>
          </table:table-cell>
          <table:table-cell office:value-type="float" office:value="1134.95" calcext:value-type="float">
            <text:p>1134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40.7" calcext:value-type="float">
            <text:p>140,7</text:p>
          </table:table-cell>
          <table:table-cell office:value-type="float" office:value="142.3" calcext:value-type="float">
            <text:p>142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3" calcext:value-type="float">
            <text:p>113</text:p>
          </table:table-cell>
          <table:table-cell office:value-type="float" office:value="119.5" calcext:value-type="float">
            <text:p>119,5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217.35" calcext:value-type="float">
            <text:p>1217,3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63.4" calcext:value-type="float">
            <text:p>1063,4</text:p>
          </table:table-cell>
          <table:table-cell office:value-type="float" office:value="1100.4" calcext:value-type="float">
            <text:p>1100,4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6.4" calcext:value-type="float">
            <text:p>126,4</text:p>
          </table:table-cell>
          <table:table-cell office:value-type="float" office:value="126.6" calcext:value-type="float">
            <text:p>126,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11.8" calcext:value-type="float">
            <text:p>111,8</text:p>
          </table:table-cell>
          <table:table-cell office:value-type="float" office:value="118.7" calcext:value-type="float">
            <text:p>118,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138.85" calcext:value-type="float">
            <text:p>1138,85</text:p>
          </table:table-cell>
          <table:table-cell office:value-type="float" office:value="1151.5" calcext:value-type="float">
            <text:p>1151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197.3" calcext:value-type="float">
            <text:p>1197,3</text:p>
          </table:table-cell>
          <table:table-cell office:value-type="float" office:value="999.35" calcext:value-type="float">
            <text:p>999,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20.7" calcext:value-type="float">
            <text:p>120,7</text:p>
          </table:table-cell>
          <table:table-cell office:value-type="float" office:value="121.5" calcext:value-type="float">
            <text:p>121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9.9" calcext:value-type="float">
            <text:p>119,9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135.65" calcext:value-type="float">
            <text:p>1135,65</text:p>
          </table:table-cell>
          <table:table-cell office:value-type="float" office:value="1117.05" calcext:value-type="float">
            <text:p>1117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257.5" calcext:value-type="float">
            <text:p>1257,5</text:p>
          </table:table-cell>
          <table:table-cell office:value-type="float" office:value="938.85" calcext:value-type="float">
            <text:p>938,8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34.5" calcext:value-type="float">
            <text:p>134,5</text:p>
          </table:table-cell>
          <table:table-cell office:value-type="float" office:value="113.5" calcext:value-type="float">
            <text:p>113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" calcext:value-type="float">
            <text:p>122</text:p>
          </table:table-cell>
          <table:table-cell office:value-type="float" office:value="108.5" calcext:value-type="float">
            <text:p>10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05.35" calcext:value-type="float">
            <text:p>1305,35</text:p>
          </table:table-cell>
          <table:table-cell office:value-type="float" office:value="1051.65" calcext:value-type="float">
            <text:p>1051,6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192.4" calcext:value-type="float">
            <text:p>1192,4</text:p>
          </table:table-cell>
          <table:table-cell office:value-type="float" office:value="999.8" calcext:value-type="float">
            <text:p>999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15.9" calcext:value-type="float">
            <text:p>115,9</text:p>
          </table:table-cell>
          <table:table-cell office:value-type="float" office:value="113.4" calcext:value-type="float">
            <text:p>11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8.1" calcext:value-type="float">
            <text:p>118,1</text:p>
          </table:table-cell>
          <table:table-cell office:value-type="float" office:value="113.1" calcext:value-type="float">
            <text:p>113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83.5" calcext:value-type="float">
            <text:p>983,5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948.9" calcext:value-type="float">
            <text:p>948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8.3" calcext:value-type="float">
            <text:p>128,3</text:p>
          </table:table-cell>
          <table:table-cell office:value-type="float" office:value="123.2" calcext:value-type="float">
            <text:p>123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08" calcext:value-type="float">
            <text:p>108</text:p>
          </table:table-cell>
          <table:table-cell office:value-type="float" office:value="115.8" calcext:value-type="float">
            <text:p>115,8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95.05" calcext:value-type="float">
            <text:p>1295,05</text:p>
          </table:table-cell>
          <table:table-cell office:value-type="float" office:value="1169.55" calcext:value-type="float">
            <text:p>1169,5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044.85" calcext:value-type="float">
            <text:p>1044,85</text:p>
          </table:table-cell>
          <table:table-cell office:value-type="float" office:value="1103.05" calcext:value-type="float">
            <text:p>1103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02.5" calcext:value-type="float">
            <text:p>102,5</text:p>
          </table:table-cell>
          <table:table-cell office:value-type="float" office:value="119.1" calcext:value-type="float">
            <text:p>119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2.7" calcext:value-type="float">
            <text:p>112,7</text:p>
          </table:table-cell>
          <table:table-cell office:value-type="float" office:value="120.8" calcext:value-type="float">
            <text:p>120,8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50.4" calcext:value-type="float">
            <text:p>1250,4</text:p>
          </table:table-cell>
          <table:table-cell office:value-type="float" office:value="1063.5" calcext:value-type="float">
            <text:p>1063,5</text:p>
          </table:table-cell>
          <table:table-cell/>
          <table:table-cell office:value-type="string" calcext:value-type="string">
            <text:p>C1 con canc</text:p>
          </table:table-cell>
          <table:table-cell table:style-name="ce1" office:value-type="float" office:value="1053.7" calcext:value-type="float">
            <text:p>1053,7</text:p>
          </table:table-cell>
          <table:table-cell office:value-type="float" office:value="1160.1" calcext:value-type="float">
            <text:p>1160,1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28.5" calcext:value-type="float">
            <text:p>128,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250.1" calcext:value-type="float">
            <text:p>1250,1</text:p>
          </table:table-cell>
          <table:table-cell office:value-type="float" office:value="1184.35" calcext:value-type="float">
            <text:p>1184,3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181.5" calcext:value-type="float">
            <text:p>1181,5</text:p>
          </table:table-cell>
          <table:table-cell office:value-type="float" office:value="1067.45" calcext:value-type="float">
            <text:p>1067,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23.7" calcext:value-type="float">
            <text:p>123,7</text:p>
          </table:table-cell>
          <table:table-cell office:value-type="float" office:value="123.4" calcext:value-type="float">
            <text:p>12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4.5" calcext:value-type="float">
            <text:p>104,5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1122.25" calcext:value-type="float">
            <text:p>1122,2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995.5" calcext:value-type="float">
            <text:p>995,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35.3" calcext:value-type="float">
            <text:p>135,3</text:p>
          </table:table-cell>
          <table:table-cell table:formula="of:=[.G3]" office:value-type="float" office:value="126.1" calcext:value-type="float">
            <text:p>126,1</text:p>
          </table:table-cell>
          <table:table-cell table:formula="of:=[.C9]" office:value-type="float" office:value="126.6" calcext:value-type="float">
            <text:p>126,6</text:p>
          </table:table-cell>
          <table:table-cell table:formula="of:=[.G9]" office:value-type="float" office:value="118.7" calcext:value-type="float">
            <text:p>118,7</text:p>
          </table:table-cell>
          <table:table-cell table:formula="of:=[.C15]" office:value-type="float" office:value="123.2" calcext:value-type="float">
            <text:p>123,2</text:p>
          </table:table-cell>
          <table:table-cell table:formula="of:=[.G15]" office:value-type="float" office:value="115.8" calcext:value-type="float">
            <text:p>115,8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267.55" calcext:value-type="float">
            <text:p>1267,55</text:p>
          </table:table-cell>
          <table:table-cell table:formula="of:=[.P3]" office:value-type="float" office:value="1477.65" calcext:value-type="float">
            <text:p>1477,65</text:p>
          </table:table-cell>
          <table:table-cell table:formula="of:=[.L9]" office:value-type="float" office:value="1151.5" calcext:value-type="float">
            <text:p>1151,5</text:p>
          </table:table-cell>
          <table:table-cell table:formula="of:=[.P9]" office:value-type="float" office:value="999.35" calcext:value-type="float">
            <text:p>999,35</text:p>
          </table:table-cell>
          <table:table-cell table:formula="of:=[.L15]" office:value-type="float" office:value="1169.55" calcext:value-type="float">
            <text:p>1169,55</text:p>
          </table:table-cell>
          <table:table-cell table:formula="of:=[.P15]" office:value-type="float" office:value="1103.05" calcext:value-type="float">
            <text:p>1103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43.4" calcext:value-type="float">
            <text:p>143,4</text:p>
          </table:table-cell>
          <table:table-cell table:formula="of:=[.F3]" office:value-type="float" office:value="121" calcext:value-type="float">
            <text:p>121</text:p>
          </table:table-cell>
          <table:table-cell table:formula="of:=[.B9]" office:value-type="float" office:value="126.4" calcext:value-type="float">
            <text:p>126,4</text:p>
          </table:table-cell>
          <table:table-cell table:formula="of:=[.F9]" office:value-type="float" office:value="111.8" calcext:value-type="float">
            <text:p>111,8</text:p>
          </table:table-cell>
          <table:table-cell table:formula="of:=[.B15]" office:value-type="float" office:value="128.3" calcext:value-type="float">
            <text:p>128,3</text:p>
          </table:table-cell>
          <table:table-cell table:formula="of:=[.F15]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302.95" calcext:value-type="float">
            <text:p>1302,95</text:p>
          </table:table-cell>
          <table:table-cell table:formula="of:=[.O3]" office:value-type="float" office:value="1280.9" calcext:value-type="float">
            <text:p>1280,9</text:p>
          </table:table-cell>
          <table:table-cell table:formula="of:=[.K9]" office:value-type="float" office:value="1138.85" calcext:value-type="float">
            <text:p>1138,85</text:p>
          </table:table-cell>
          <table:table-cell table:formula="of:=[.O9]" office:value-type="float" office:value="1197.3" calcext:value-type="float">
            <text:p>1197,3</text:p>
          </table:table-cell>
          <table:table-cell table:formula="of:=[.K15]" office:value-type="float" office:value="1295.05" calcext:value-type="float">
            <text:p>1295,05</text:p>
          </table:table-cell>
          <table:table-cell table:formula="of:=[.O15]" office:value-type="float" office:value="1044.85" calcext:value-type="float">
            <text:p>1044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42.3" calcext:value-type="float">
            <text:p>142,3</text:p>
          </table:table-cell>
          <table:table-cell table:formula="of:=[.$G6]" office:value-type="float" office:value="119.5" calcext:value-type="float">
            <text:p>119,5</text:p>
          </table:table-cell>
          <table:table-cell table:formula="of:=[.$C12]" office:value-type="float" office:value="113.4" calcext:value-type="float">
            <text:p>113,4</text:p>
          </table:table-cell>
          <table:table-cell table:formula="of:=[.$G12]" office:value-type="float" office:value="113.1" calcext:value-type="float">
            <text:p>113,1</text:p>
          </table:table-cell>
          <table:table-cell table:formula="of:=[.$C18]" office:value-type="float" office:value="123.4" calcext:value-type="float">
            <text:p>123,4</text:p>
          </table:table-cell>
          <table:table-cell table:formula="of:=[.$G18]"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217.35" calcext:value-type="float">
            <text:p>1217,35</text:p>
          </table:table-cell>
          <table:table-cell table:formula="of:=[.$P6]" office:value-type="float" office:value="1100.4" calcext:value-type="float">
            <text:p>1100,4</text:p>
          </table:table-cell>
          <table:table-cell table:formula="of:=[.$L12]" office:value-type="float" office:value="1095" calcext:value-type="float">
            <text:p>1095</text:p>
          </table:table-cell>
          <table:table-cell table:formula="of:=[.$P12]" office:value-type="float" office:value="948.9" calcext:value-type="float">
            <text:p>948,9</text:p>
          </table:table-cell>
          <table:table-cell table:formula="of:=[.$L18]" office:value-type="float" office:value="1122.25" calcext:value-type="float">
            <text:p>1122,25</text:p>
          </table:table-cell>
          <table:table-cell table:formula="of:=[.$P18]"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40.7" calcext:value-type="float">
            <text:p>140,7</text:p>
          </table:table-cell>
          <table:table-cell table:formula="of:=[.$F6]" office:value-type="float" office:value="113" calcext:value-type="float">
            <text:p>113</text:p>
          </table:table-cell>
          <table:table-cell table:formula="of:=[.$B12]" office:value-type="float" office:value="115.9" calcext:value-type="float">
            <text:p>115,9</text:p>
          </table:table-cell>
          <table:table-cell table:formula="of:=[.$F12]" office:value-type="float" office:value="118.1" calcext:value-type="float">
            <text:p>118,1</text:p>
          </table:table-cell>
          <table:table-cell table:formula="of:=[.$B18]" office:value-type="float" office:value="123.7" calcext:value-type="float">
            <text:p>123,7</text:p>
          </table:table-cell>
          <table:table-cell table:formula="of:=[.$F18]"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357.65" calcext:value-type="float">
            <text:p>1357,65</text:p>
          </table:table-cell>
          <table:table-cell table:formula="of:=[.$O6]" office:value-type="float" office:value="1063.4" calcext:value-type="float">
            <text:p>1063,4</text:p>
          </table:table-cell>
          <table:table-cell table:formula="of:=[.$K12]" office:value-type="float" office:value="983.5" calcext:value-type="float">
            <text:p>983,5</text:p>
          </table:table-cell>
          <table:table-cell table:formula="of:=[.$O12]" office:value-type="float" office:value="1117.35" calcext:value-type="float">
            <text:p>1117,35</text:p>
          </table:table-cell>
          <table:table-cell table:formula="of:=[.$K18]" office:value-type="float" office:value="1246.35" calcext:value-type="float">
            <text:p>1246,35</text:p>
          </table:table-cell>
          <table:table-cell table:formula="of:=[.$O18]"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>
          <table:table-cell>
            <draw:frame table:end-cell-address="'1'.H41" table:end-x="1.6mm" table:end-y="4.86mm" draw:z-index="0" draw:name="Grafico 1" draw:style-name="gr1" draw:text-style-name="P1" svg:width="164.86mm" svg:height="76.18mm" svg:x="0mm" svg:y="1.71mm">
              <draw:object draw:notify-on-update-of-ranges="'1'.B21:'1'.G21 '1'.A22:'1'.A22 '1'.B22:'1'.G22 '1'.A23:'1'.A23 '1'.B23:'1'.G23 '1'.A24:'1'.A24 '1'.B24:'1'.G24 '1'.A25:'1'.A25 '1'.B25:'1'.G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1'.Q42" table:end-x="5.18mm" table:end-y="0.67mm" draw:z-index="1" draw:name="Grafico 2" draw:style-name="gr1" draw:text-style-name="P1" svg:width="168.27mm" svg:height="76.18mm" svg:x="0.16mm" svg:y="2.39mm">
              <draw:object draw:notify-on-update-of-ranges="'1'.K21:'1'.P21 '1'.J22:'1'.J22 '1'.K22:'1'.P22 '1'.J23:'1'.J23 '1'.K23:'1'.P23 '1'.J24:'1'.J24 '1'.K24:'1'.P24 '1'.J25:'1'.J25 '1'.K25:'1'.P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5"/>
          <table:table-cell table:style-name="ce1"/>
          <table:table-cell table:number-columns-repeated="58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47" calcext:value-type="float">
            <text:p>147</text:p>
          </table:table-cell>
          <table:table-cell table:formula="of:=[.G4]" office:value-type="float" office:value="127.2" calcext:value-type="float">
            <text:p>127,2</text:p>
          </table:table-cell>
          <table:table-cell table:formula="of:=[.C10]" office:value-type="float" office:value="121.5" calcext:value-type="float">
            <text:p>121,5</text:p>
          </table:table-cell>
          <table:table-cell table:formula="of:=[.G10]" office:value-type="float" office:value="115.9" calcext:value-type="float">
            <text:p>115,9</text:p>
          </table:table-cell>
          <table:table-cell table:formula="of:=[.C16]" office:value-type="float" office:value="119.1" calcext:value-type="float">
            <text:p>119,1</text:p>
          </table:table-cell>
          <table:table-cell table:formula="of:=[.G16]" office:value-type="float" office:value="120.8" calcext:value-type="float">
            <text:p>120,8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471.55" calcext:value-type="float">
            <text:p>1471,55</text:p>
          </table:table-cell>
          <table:table-cell table:formula="of:=[.P4]" office:value-type="float" office:value="1143.15" calcext:value-type="float">
            <text:p>1143,15</text:p>
          </table:table-cell>
          <table:table-cell table:formula="of:=[.L10]" office:value-type="float" office:value="1117.05" calcext:value-type="float">
            <text:p>1117,05</text:p>
          </table:table-cell>
          <table:table-cell table:formula="of:=[.P10]" office:value-type="float" office:value="938.85" calcext:value-type="float">
            <text:p>938,85</text:p>
          </table:table-cell>
          <table:table-cell table:formula="of:=[.L16]" office:value-type="float" office:value="1063.5" calcext:value-type="float">
            <text:p>1063,5</text:p>
          </table:table-cell>
          <table:table-cell table:formula="of:=[.P16]" office:value-type="float" office:value="1160.1" calcext:value-type="float">
            <text:p>1160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33.9" calcext:value-type="float">
            <text:p>133,9</text:p>
          </table:table-cell>
          <table:table-cell table:formula="of:=[.F4]" office:value-type="float" office:value="115" calcext:value-type="float">
            <text:p>115</text:p>
          </table:table-cell>
          <table:table-cell table:formula="of:=[.B10]" office:value-type="float" office:value="120.7" calcext:value-type="float">
            <text:p>120,7</text:p>
          </table:table-cell>
          <table:table-cell table:formula="of:=[.F10]" office:value-type="float" office:value="119.9" calcext:value-type="float">
            <text:p>119,9</text:p>
          </table:table-cell>
          <table:table-cell table:formula="of:=[.B16]" office:value-type="float" office:value="102.5" calcext:value-type="float">
            <text:p>102,5</text:p>
          </table:table-cell>
          <table:table-cell table:formula="of:=[.F16]" office:value-type="float" office:value="112.7" calcext:value-type="float">
            <text:p>112,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442.75" calcext:value-type="float">
            <text:p>1442,75</text:p>
          </table:table-cell>
          <table:table-cell table:formula="of:=[.O4]" office:value-type="float" office:value="1197.75" calcext:value-type="float">
            <text:p>1197,75</text:p>
          </table:table-cell>
          <table:table-cell table:formula="of:=[.K10]" office:value-type="float" office:value="1135.65" calcext:value-type="float">
            <text:p>1135,65</text:p>
          </table:table-cell>
          <table:table-cell table:formula="of:=[.O10]" office:value-type="float" office:value="1257.5" calcext:value-type="float">
            <text:p>1257,5</text:p>
          </table:table-cell>
          <table:table-cell table:formula="of:=[.K16]" office:value-type="float" office:value="1250.4" calcext:value-type="float">
            <text:p>1250,4</text:p>
          </table:table-cell>
          <table:table-cell table:formula="of:=[.O16]" office:value-type="float" office:value="1053.7" calcext:value-type="float">
            <text:p>105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42.3" calcext:value-type="float">
            <text:p>142,3</text:p>
          </table:table-cell>
          <table:table-cell office:value-type="float" office:value="119.5" calcext:value-type="float">
            <text:p>119,5</text:p>
          </table:table-cell>
          <table:table-cell office:value-type="float" office:value="113.4" calcext:value-type="float">
            <text:p>113,4</text:p>
          </table:table-cell>
          <table:table-cell office:value-type="float" office:value="113.1" calcext:value-type="float">
            <text:p>113,1</text:p>
          </table:table-cell>
          <table:table-cell office:value-type="float" office:value="123.4" calcext:value-type="float">
            <text:p>123,4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217.35" calcext:value-type="float">
            <text:p>1217,35</text:p>
          </table:table-cell>
          <table:table-cell office:value-type="float" office:value="1100.4" calcext:value-type="float">
            <text:p>1100,4</text:p>
          </table:table-cell>
          <table:table-cell office:value-type="float" office:value="1095" calcext:value-type="float">
            <text:p>1095</text:p>
          </table:table-cell>
          <table:table-cell office:value-type="float" office:value="948.9" calcext:value-type="float">
            <text:p>948,9</text:p>
          </table:table-cell>
          <table:table-cell office:value-type="float" office:value="1122.25" calcext:value-type="float">
            <text:p>1122,2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40.7" calcext:value-type="float">
            <text:p>140,7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1" calcext:value-type="float">
            <text:p>118,1</text:p>
          </table:table-cell>
          <table:table-cell office:value-type="float" office:value="123.7" calcext:value-type="float">
            <text:p>123,7</text:p>
          </table:table-cell>
          <table:table-cell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063.4" calcext:value-type="float">
            <text:p>1063,4</text:p>
          </table:table-cell>
          <table:table-cell office:value-type="float" office:value="983.5" calcext:value-type="float">
            <text:p>983,5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>
          <table:table-cell>
            <draw:frame table:end-cell-address="'1'.H64" table:end-x="1.6mm" table:end-y="0.77mm" draw:z-index="2" draw:name="Grafico 3" draw:style-name="gr1" draw:text-style-name="P1" svg:width="164.86mm" svg:height="75.44mm" svg:x="0mm" svg:y="2.46mm">
              <draw:object draw:notify-on-update-of-ranges="'1'.B43:'1'.G43 '1'.A44:'1'.A44 '1'.B44:'1'.G44 '1'.A45:'1'.A45 '1'.B45:'1'.G45 '1'.A46:'1'.A46 '1'.B46:'1'.G46 '1'.A47:'1'.A47 '1'.B47:'1'.G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'1'.Q64" table:end-x="5.11mm" table:end-y="1.07mm" draw:z-index="3" draw:name="Grafico 4" draw:style-name="gr1" draw:text-style-name="P1" svg:width="168.27mm" svg:height="75.14mm" svg:x="0.09mm" svg:y="2.76mm">
              <draw:object draw:notify-on-update-of-ranges="'1'.K43:'1'.P43 '1'.J44:'1'.J44 '1'.K44:'1'.P44 '1'.J45:'1'.J45 '1'.K45:'1'.P45 '1'.J46:'1'.J46 '1'.K46:'1'.P46 '1'.J47:'1'.J47 '1'.K47:'1'.P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 table:visibility="collapse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PR</text:p>
          </table:table-cell>
          <table:table-cell table:formula="of:=[.C5]" office:value-type="float" office:value="135.5" calcext:value-type="float">
            <text:p>135,5</text:p>
          </table:table-cell>
          <table:table-cell table:formula="of:=[.G5]" office:value-type="float" office:value="124" calcext:value-type="float">
            <text:p>124</text:p>
          </table:table-cell>
          <table:table-cell table:formula="of:=[.C11]" office:value-type="float" office:value="113.5" calcext:value-type="float">
            <text:p>113,5</text:p>
          </table:table-cell>
          <table:table-cell table:formula="of:=[.G11]" office:value-type="float" office:value="108.5" calcext:value-type="float">
            <text:p>108,5</text:p>
          </table:table-cell>
          <table:table-cell table:formula="of:=[.C17]" office:value-type="float" office:value="127" calcext:value-type="float">
            <text:p>127</text:p>
          </table:table-cell>
          <table:table-cell table:formula="of:=[.G17]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310.9" calcext:value-type="float">
            <text:p>1310,9</text:p>
          </table:table-cell>
          <table:table-cell table:formula="of:=[.P5]" office:value-type="float" office:value="1134.95" calcext:value-type="float">
            <text:p>1134,95</text:p>
          </table:table-cell>
          <table:table-cell table:formula="of:=[.L11]" office:value-type="float" office:value="1051.65" calcext:value-type="float">
            <text:p>1051,65</text:p>
          </table:table-cell>
          <table:table-cell table:formula="of:=[.P11]" office:value-type="float" office:value="999.8" calcext:value-type="float">
            <text:p>999,8</text:p>
          </table:table-cell>
          <table:table-cell table:formula="of:=[.L17]" office:value-type="float" office:value="1184.35" calcext:value-type="float">
            <text:p>1184,35</text:p>
          </table:table-cell>
          <table:table-cell table:formula="of:=[.P17]" office:value-type="float" office:value="1067.45" calcext:value-type="float">
            <text:p>1067,4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PB</text:p>
          </table:table-cell>
          <table:table-cell table:formula="of:=[.B5]" office:value-type="float" office:value="157.5" calcext:value-type="float">
            <text:p>157,5</text:p>
          </table:table-cell>
          <table:table-cell table:formula="of:=[.F5]" office:value-type="float" office:value="125.5" calcext:value-type="float">
            <text:p>125,5</text:p>
          </table:table-cell>
          <table:table-cell table:formula="of:=[.B11]" office:value-type="float" office:value="134.5" calcext:value-type="float">
            <text:p>134,5</text:p>
          </table:table-cell>
          <table:table-cell table:formula="of:=[.F11]" office:value-type="float" office:value="122" calcext:value-type="float">
            <text:p>122</text:p>
          </table:table-cell>
          <table:table-cell table:formula="of:=[.B17]" office:value-type="float" office:value="128.5" calcext:value-type="float">
            <text:p>128,5</text:p>
          </table:table-cell>
          <table:table-cell table:formula="of:=[.F17]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541.3" calcext:value-type="float">
            <text:p>1541,3</text:p>
          </table:table-cell>
          <table:table-cell table:formula="of:=[.O5]" office:value-type="float" office:value="1224.75" calcext:value-type="float">
            <text:p>1224,75</text:p>
          </table:table-cell>
          <table:table-cell table:formula="of:=[.K11]" office:value-type="float" office:value="1305.35" calcext:value-type="float">
            <text:p>1305,35</text:p>
          </table:table-cell>
          <table:table-cell table:formula="of:=[.O11]" office:value-type="float" office:value="1192.4" calcext:value-type="float">
            <text:p>1192,4</text:p>
          </table:table-cell>
          <table:table-cell table:formula="of:=[.K17]" office:value-type="float" office:value="1250.1" calcext:value-type="float">
            <text:p>1250,1</text:p>
          </table:table-cell>
          <table:table-cell table:formula="of:=[.O17]" office:value-type="float" office:value="1181.5" calcext:value-type="float">
            <text:p>1181,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Originale PR</text:p>
          </table:table-cell>
          <table:table-cell office:value-type="float" office:value="142.3" calcext:value-type="float">
            <text:p>142,3</text:p>
          </table:table-cell>
          <table:table-cell office:value-type="float" office:value="119.5" calcext:value-type="float">
            <text:p>119,5</text:p>
          </table:table-cell>
          <table:table-cell office:value-type="float" office:value="113.4" calcext:value-type="float">
            <text:p>113,4</text:p>
          </table:table-cell>
          <table:table-cell office:value-type="float" office:value="113.1" calcext:value-type="float">
            <text:p>113,1</text:p>
          </table:table-cell>
          <table:table-cell office:value-type="float" office:value="123.4" calcext:value-type="float">
            <text:p>123,4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217.35" calcext:value-type="float">
            <text:p>1217,35</text:p>
          </table:table-cell>
          <table:table-cell office:value-type="float" office:value="1100.4" calcext:value-type="float">
            <text:p>1100,4</text:p>
          </table:table-cell>
          <table:table-cell office:value-type="float" office:value="1095" calcext:value-type="float">
            <text:p>1095</text:p>
          </table:table-cell>
          <table:table-cell office:value-type="float" office:value="948.9" calcext:value-type="float">
            <text:p>948,9</text:p>
          </table:table-cell>
          <table:table-cell office:value-type="float" office:value="1122.25" calcext:value-type="float">
            <text:p>1122,2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Originale PB</text:p>
          </table:table-cell>
          <table:table-cell office:value-type="float" office:value="140.7" calcext:value-type="float">
            <text:p>140,7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1" calcext:value-type="float">
            <text:p>118,1</text:p>
          </table:table-cell>
          <table:table-cell office:value-type="float" office:value="123.7" calcext:value-type="float">
            <text:p>123,7</text:p>
          </table:table-cell>
          <table:table-cell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063.4" calcext:value-type="float">
            <text:p>1063,4</text:p>
          </table:table-cell>
          <table:table-cell office:value-type="float" office:value="983.5" calcext:value-type="float">
            <text:p>983,5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 table:visibility="collapse">
          <table:table-cell>
            <draw:frame table:end-cell-address="'1'.H86" table:end-x="1.6mm" table:end-y="0.18mm" draw:z-index="4" draw:name="Grafico 5" draw:style-name="gr1" draw:text-style-name="P1" svg:width="164.86mm" svg:height="0.01mm" svg:x="0mm" svg:y="0mm">
              <draw:object draw:notify-on-update-of-ranges="'1'.B65:'1'.G65 '1'.A66:'1'.A66 '1'.B66:'1'.G66 '1'.A67:'1'.A67 '1'.B67:'1'.G67 '1'.A68:'1'.A68 '1'.B68:'1'.G68 '1'.A69:'1'.A69 '1'.B69:'1'.G6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1'.Q86" table:end-x="8.9mm" table:end-y="0.99mm" draw:z-index="5" draw:name="Grafico 6" draw:style-name="gr1" draw:text-style-name="P1" svg:width="172.34mm" svg:height="0.01mm" svg:x="20.89mm" svg:y="0mm">
              <draw:object draw:notify-on-update-of-ranges="'1'.K65:'1'.P65 '1'.J66:'1'.J66 '1'.K66:'1'.P66 '1'.J67:'1'.J67 '1'.K67:'1'.P67 '1'.J68:'1'.J68 '1'.K68:'1'.P68 '1'.J69:'1'.J69 '1'.K69:'1'.P6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5"/>
        </table:table-row>
        <table:table-row table:style-name="ro1" table:visibility="collapse" table:number-rows-repeated="17">
          <table:table-cell table:number-columns-repeated="6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2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9.6" calcext:value-type="float">
            <text:p>129,6</text:p>
          </table:table-cell>
          <table:table-cell office:value-type="float" office:value="152.2" calcext:value-type="float">
            <text:p>152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0.2" calcext:value-type="float">
            <text:p>140,2</text:p>
          </table:table-cell>
          <table:table-cell office:value-type="float" office:value="149.7" calcext:value-type="float">
            <text:p>149,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52.9" calcext:value-type="float">
            <text:p>1252,9</text:p>
          </table:table-cell>
          <table:table-cell office:value-type="float" office:value="1372.4" calcext:value-type="float">
            <text:p>1372,4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22.05" calcext:value-type="float">
            <text:p>1422,05</text:p>
          </table:table-cell>
          <table:table-cell office:value-type="float" office:value="1395.75" calcext:value-type="float">
            <text:p>1395,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31.7" calcext:value-type="float">
            <text:p>131,7</text:p>
          </table:table-cell>
          <table:table-cell office:value-type="float" office:value="146.9" calcext:value-type="float">
            <text:p>146,9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9.4" calcext:value-type="float">
            <text:p>139,4</text:p>
          </table:table-cell>
          <table:table-cell office:value-type="float" office:value="157.9" calcext:value-type="float">
            <text:p>157,9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50.75" calcext:value-type="float">
            <text:p>1250,75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02.55" calcext:value-type="float">
            <text:p>1502,55</text:p>
          </table:table-cell>
          <table:table-cell office:value-type="float" office:value="1411.75" calcext:value-type="float">
            <text:p>1411,7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27" calcext:value-type="float">
            <text:p>127</text:p>
          </table:table-cell>
          <table:table-cell office:value-type="float" office:value="181.5" calcext:value-type="float">
            <text:p>181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1.5" calcext:value-type="float">
            <text:p>141,5</text:p>
          </table:table-cell>
          <table:table-cell office:value-type="float" office:value="164.5" calcext:value-type="float">
            <text:p>164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238.05" calcext:value-type="float">
            <text:p>1238,05</text:p>
          </table:table-cell>
          <table:table-cell office:value-type="float" office:value="1682.2" calcext:value-type="float">
            <text:p>1682,2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72.7" calcext:value-type="float">
            <text:p>1372,7</text:p>
          </table:table-cell>
          <table:table-cell office:value-type="float" office:value="1596.2" calcext:value-type="float">
            <text:p>1596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41.5" calcext:value-type="float">
            <text:p>141,5</text:p>
          </table:table-cell>
          <table:table-cell office:value-type="float" office:value="141.3" calcext:value-type="float">
            <text:p>141,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430.35" calcext:value-type="float">
            <text:p>1430,3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38.6" calcext:value-type="float">
            <text:p>138,6</text:p>
          </table:table-cell>
          <table:table-cell office:value-type="float" office:value="145.3" calcext:value-type="float">
            <text:p>145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1.7" calcext:value-type="float">
            <text:p>141,7</text:p>
          </table:table-cell>
          <table:table-cell office:value-type="float" office:value="143.4" calcext:value-type="float">
            <text:p>143,4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95.3" calcext:value-type="float">
            <text:p>1395,3</text:p>
          </table:table-cell>
          <table:table-cell office:value-type="float" office:value="1200.8" calcext:value-type="float">
            <text:p>1200,8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06.3" calcext:value-type="float">
            <text:p>1306,3</text:p>
          </table:table-cell>
          <table:table-cell office:value-type="float" office:value="1258.6" calcext:value-type="float">
            <text:p>1258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37.2" calcext:value-type="float">
            <text:p>137,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1" calcext:value-type="float">
            <text:p>141</text:p>
          </table:table-cell>
          <table:table-cell office:value-type="float" office:value="135.8" calcext:value-type="float">
            <text:p>135,8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384.15" calcext:value-type="float">
            <text:p>1384,15</text:p>
          </table:table-cell>
          <table:table-cell office:value-type="float" office:value="1318.45" calcext:value-type="float">
            <text:p>1318,4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61.6" calcext:value-type="float">
            <text:p>1461,6</text:p>
          </table:table-cell>
          <table:table-cell office:value-type="float" office:value="1458.3" calcext:value-type="float">
            <text:p>1458,3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36.5" calcext:value-type="float">
            <text:p>136,5</text:p>
          </table:table-cell>
          <table:table-cell office:value-type="float" office:value="145.5" calcext:value-type="float">
            <text:p>14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32.6" calcext:value-type="float">
            <text:p>1332,6</text:p>
          </table:table-cell>
          <table:table-cell office:value-type="float" office:value="1302.75" calcext:value-type="float">
            <text:p>1302,7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57.8" calcext:value-type="float">
            <text:p>1357,8</text:p>
          </table:table-cell>
          <table:table-cell office:value-type="float" office:value="1346.4" calcext:value-type="float">
            <text:p>1346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37.7" calcext:value-type="float">
            <text:p>137,7</text:p>
          </table:table-cell>
          <table:table-cell office:value-type="float" office:value="133.9" calcext:value-type="float">
            <text:p>133,9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6.5" calcext:value-type="float">
            <text:p>136,5</text:p>
          </table:table-cell>
          <table:table-cell office:value-type="float" office:value="138.4" calcext:value-type="float">
            <text:p>138,4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55.3" calcext:value-type="float">
            <text:p>1355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15.4" calcext:value-type="float">
            <text:p>1315,4</text:p>
          </table:table-cell>
          <table:table-cell office:value-type="float" office:value="1462.55" calcext:value-type="float">
            <text:p>1462,5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41.1" calcext:value-type="float">
            <text:p>141,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6" calcext:value-type="float">
            <text:p>136</text:p>
          </table:table-cell>
          <table:table-cell office:value-type="float" office:value="142.6" calcext:value-type="float">
            <text:p>142,6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27.5" calcext:value-type="float">
            <text:p>1327,5</text:p>
          </table:table-cell>
          <table:table-cell office:value-type="float" office:value="1276.65" calcext:value-type="float">
            <text:p>1276,6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77.1" calcext:value-type="float">
            <text:p>1277,1</text:p>
          </table:table-cell>
          <table:table-cell office:value-type="float" office:value="1123.7" calcext:value-type="float">
            <text:p>112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37.9" calcext:value-type="float">
            <text:p>137,9</text:p>
          </table:table-cell>
          <table:table-cell office:value-type="float" office:value="141.2" calcext:value-type="float">
            <text:p>141,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1.7" calcext:value-type="float">
            <text:p>131,7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99.55" calcext:value-type="float">
            <text:p>1299,55</text:p>
          </table:table-cell>
          <table:table-cell office:value-type="float" office:value="1257.4" calcext:value-type="float">
            <text:p>1257,4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60" calcext:value-type="float">
            <text:p>1360</text:p>
          </table:table-cell>
          <table:table-cell office:value-type="float" office:value="1121.8" calcext:value-type="float">
            <text:p>1121,8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37.5" calcext:value-type="float">
            <text:p>137,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1.5" calcext:value-type="float">
            <text:p>131,5</text:p>
          </table:table-cell>
          <table:table-cell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17.9" calcext:value-type="float">
            <text:p>1317,9</text:p>
          </table:table-cell>
          <table:table-cell office:value-type="float" office:value="1222.6" calcext:value-type="float">
            <text:p>1222,6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9" calcext:value-type="float">
            <text:p>1229</text:p>
          </table:table-cell>
          <table:table-cell office:value-type="float" office:value="1253.2" calcext:value-type="float">
            <text:p>125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41.1" calcext:value-type="float">
            <text:p>141,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3.6" calcext:value-type="float">
            <text:p>133,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596.55" calcext:value-type="float">
            <text:p>1596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00.7" calcext:value-type="float">
            <text:p>1300,7</text:p>
          </table:table-cell>
          <table:table-cell table:style-name="ce2"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52.2" calcext:value-type="float">
            <text:p>152,2</text:p>
          </table:table-cell>
          <table:table-cell table:formula="of:=[.G3]" office:value-type="float" office:value="149.7" calcext:value-type="float">
            <text:p>149,7</text:p>
          </table:table-cell>
          <table:table-cell table:formula="of:=[.C9]" office:value-type="float" office:value="145.3" calcext:value-type="float">
            <text:p>145,3</text:p>
          </table:table-cell>
          <table:table-cell table:formula="of:=[.G9]" office:value-type="float" office:value="143.4" calcext:value-type="float">
            <text:p>143,4</text:p>
          </table:table-cell>
          <table:table-cell table:formula="of:=[.C15]" office:value-type="float" office:value="146" calcext:value-type="float">
            <text:p>146</text:p>
          </table:table-cell>
          <table:table-cell table:formula="of:=[.G15]" office:value-type="float" office:value="142.6" calcext:value-type="float">
            <text:p>142,6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372.4" calcext:value-type="float">
            <text:p>1372,4</text:p>
          </table:table-cell>
          <table:table-cell table:formula="of:=[.P3]" office:value-type="float" office:value="1395.75" calcext:value-type="float">
            <text:p>1395,75</text:p>
          </table:table-cell>
          <table:table-cell table:formula="of:=[.L9]" office:value-type="float" office:value="1200.8" calcext:value-type="float">
            <text:p>1200,8</text:p>
          </table:table-cell>
          <table:table-cell table:formula="of:=[.P9]" office:value-type="float" office:value="1258.6" calcext:value-type="float">
            <text:p>1258,6</text:p>
          </table:table-cell>
          <table:table-cell table:formula="of:=[.L15]" office:value-type="float" office:value="1276.65" calcext:value-type="float">
            <text:p>1276,65</text:p>
          </table:table-cell>
          <table:table-cell table:formula="of:=[.P15]" office:value-type="float" office:value="1123.7" calcext:value-type="float">
            <text:p>112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29.6" calcext:value-type="float">
            <text:p>129,6</text:p>
          </table:table-cell>
          <table:table-cell table:formula="of:=[.F3]" office:value-type="float" office:value="140.2" calcext:value-type="float">
            <text:p>140,2</text:p>
          </table:table-cell>
          <table:table-cell table:formula="of:=[.B9]" office:value-type="float" office:value="138.6" calcext:value-type="float">
            <text:p>138,6</text:p>
          </table:table-cell>
          <table:table-cell table:formula="of:=[.F9]" office:value-type="float" office:value="141.7" calcext:value-type="float">
            <text:p>141,7</text:p>
          </table:table-cell>
          <table:table-cell table:formula="of:=[.B15]" office:value-type="float" office:value="141.1" calcext:value-type="float">
            <text:p>141,1</text:p>
          </table:table-cell>
          <table:table-cell table:formula="of:=[.F15]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252.9" calcext:value-type="float">
            <text:p>1252,9</text:p>
          </table:table-cell>
          <table:table-cell table:formula="of:=[.O3]" office:value-type="float" office:value="1422.05" calcext:value-type="float">
            <text:p>1422,05</text:p>
          </table:table-cell>
          <table:table-cell table:formula="of:=[.K9]" office:value-type="float" office:value="1395.3" calcext:value-type="float">
            <text:p>1395,3</text:p>
          </table:table-cell>
          <table:table-cell table:formula="of:=[.O9]" office:value-type="float" office:value="1306.3" calcext:value-type="float">
            <text:p>1306,3</text:p>
          </table:table-cell>
          <table:table-cell table:formula="of:=[.K15]" office:value-type="float" office:value="1327.5" calcext:value-type="float">
            <text:p>1327,5</text:p>
          </table:table-cell>
          <table:table-cell table:formula="of:=[.O15]" office:value-type="float" office:value="1277.1" calcext:value-type="float">
            <text:p>1277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59" calcext:value-type="float">
            <text:p>159</text:p>
          </table:table-cell>
          <table:table-cell table:formula="of:=[.$G6]" office:value-type="float" office:value="141.3" calcext:value-type="float">
            <text:p>141,3</text:p>
          </table:table-cell>
          <table:table-cell table:formula="of:=[.$C12]" office:value-type="float" office:value="133.9" calcext:value-type="float">
            <text:p>133,9</text:p>
          </table:table-cell>
          <table:table-cell table:formula="of:=[.$G12]" office:value-type="float" office:value="138.4" calcext:value-type="float">
            <text:p>138,4</text:p>
          </table:table-cell>
          <table:table-cell table:formula="of:=[.$C18]" office:value-type="float" office:value="174" calcext:value-type="float">
            <text:p>174</text:p>
          </table:table-cell>
          <table:table-cell table:formula="of:=[.$G18]"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318" calcext:value-type="float">
            <text:p>1318</text:p>
          </table:table-cell>
          <table:table-cell table:formula="of:=[.$P6]" office:value-type="float" office:value="1430.35" calcext:value-type="float">
            <text:p>1430,35</text:p>
          </table:table-cell>
          <table:table-cell table:formula="of:=[.$L12]" office:value-type="float" office:value="1355.3" calcext:value-type="float">
            <text:p>1355,3</text:p>
          </table:table-cell>
          <table:table-cell table:formula="of:=[.$P12]" office:value-type="float" office:value="1462.55" calcext:value-type="float">
            <text:p>1462,55</text:p>
          </table:table-cell>
          <table:table-cell table:formula="of:=[.$L18]" office:value-type="float" office:value="1596.55" calcext:value-type="float">
            <text:p>1596,55</text:p>
          </table:table-cell>
          <table:table-cell table:formula="of:=[.$P18]"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30" calcext:value-type="float">
            <text:p>130</text:p>
          </table:table-cell>
          <table:table-cell table:formula="of:=[.$F6]" office:value-type="float" office:value="141.5" calcext:value-type="float">
            <text:p>141,5</text:p>
          </table:table-cell>
          <table:table-cell table:formula="of:=[.$B12]" office:value-type="float" office:value="137.7" calcext:value-type="float">
            <text:p>137,7</text:p>
          </table:table-cell>
          <table:table-cell table:formula="of:=[.$F12]" office:value-type="float" office:value="136.5" calcext:value-type="float">
            <text:p>136,5</text:p>
          </table:table-cell>
          <table:table-cell table:formula="of:=[.$B18]" office:value-type="float" office:value="141.1" calcext:value-type="float">
            <text:p>141,1</text:p>
          </table:table-cell>
          <table:table-cell table:formula="of:=[.$F18]"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249.85" calcext:value-type="float">
            <text:p>1249,85</text:p>
          </table:table-cell>
          <table:table-cell table:formula="of:=[.$O6]" office:value-type="float" office:value="1406.85" calcext:value-type="float">
            <text:p>1406,85</text:p>
          </table:table-cell>
          <table:table-cell table:formula="of:=[.$K12]" office:value-type="float" office:value="1337.6" calcext:value-type="float">
            <text:p>1337,6</text:p>
          </table:table-cell>
          <table:table-cell table:formula="of:=[.$O12]" office:value-type="float" office:value="1315.4" calcext:value-type="float">
            <text:p>1315,4</text:p>
          </table:table-cell>
          <table:table-cell table:formula="of:=[.$K18]" office:value-type="float" office:value="1397.15" calcext:value-type="float">
            <text:p>1397,15</text:p>
          </table:table-cell>
          <table:table-cell table:formula="of:=[.$O18]"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42" table:end-x="1.14mm" table:end-y="0.75mm" draw:z-index="0" draw:name="Grafico 8" draw:style-name="gr1" draw:text-style-name="P1" svg:width="165.81mm" svg:height="76.18mm" svg:x="0mm" svg:y="2.47mm">
              <draw:object draw:notify-on-update-of-ranges="'2'.B21:'2'.G21 '2'.A22:'2'.A22 '2'.B22:'2'.G22 '2'.A23:'2'.A23 '2'.B23:'2'.G23 '2'.A24:'2'.A24 '2'.B24:'2'.G24 '2'.A25:'2'.A25 '2'.B25:'2'.G2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2'.Q42" table:end-x="4.33mm" table:end-y="0.37mm" draw:z-index="1" draw:name="Grafico 9" draw:style-name="gr1" draw:text-style-name="P1" svg:width="174.06mm" svg:height="76.18mm" svg:x="20.95mm" svg:y="2.09mm">
              <draw:object draw:notify-on-update-of-ranges="'2'.K21:'2'.P21 '2'.J22:'2'.J22 '2'.K22:'2'.P22 '2'.J23:'2'.J23 '2'.K23:'2'.P23 '2'.J24:'2'.J24 '2'.K24:'2'.P24 '2'.J25:'2'.J25 '2'.K25:'2'.P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46.9" calcext:value-type="float">
            <text:p>146,9</text:p>
          </table:table-cell>
          <table:table-cell table:formula="of:=[.G4]" office:value-type="float" office:value="157.9" calcext:value-type="float">
            <text:p>157,9</text:p>
          </table:table-cell>
          <table:table-cell table:formula="of:=[.C10]" office:value-type="float" office:value="136" calcext:value-type="float">
            <text:p>136</text:p>
          </table:table-cell>
          <table:table-cell table:formula="of:=[.G10]" office:value-type="float" office:value="135.8" calcext:value-type="float">
            <text:p>135,8</text:p>
          </table:table-cell>
          <table:table-cell table:formula="of:=[.C16]" office:value-type="float" office:value="141.2" calcext:value-type="float">
            <text:p>141,2</text:p>
          </table:table-cell>
          <table:table-cell table:formula="of:=[.G16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725" calcext:value-type="float">
            <text:p>1725</text:p>
          </table:table-cell>
          <table:table-cell table:formula="of:=[.P4]" office:value-type="float" office:value="1411.75" calcext:value-type="float">
            <text:p>1411,75</text:p>
          </table:table-cell>
          <table:table-cell table:formula="of:=[.L10]" office:value-type="float" office:value="1318.45" calcext:value-type="float">
            <text:p>1318,45</text:p>
          </table:table-cell>
          <table:table-cell table:formula="of:=[.P10]" office:value-type="float" office:value="1458.3" calcext:value-type="float">
            <text:p>1458,3</text:p>
          </table:table-cell>
          <table:table-cell table:formula="of:=[.L16]" office:value-type="float" office:value="1257.4" calcext:value-type="float">
            <text:p>1257,4</text:p>
          </table:table-cell>
          <table:table-cell table:formula="of:=[.P16]" office:value-type="float" office:value="1121.8" calcext:value-type="float">
            <text:p>1121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31.7" calcext:value-type="float">
            <text:p>131,7</text:p>
          </table:table-cell>
          <table:table-cell table:formula="of:=[.F4]" office:value-type="float" office:value="139.4" calcext:value-type="float">
            <text:p>139,4</text:p>
          </table:table-cell>
          <table:table-cell table:formula="of:=[.B10]" office:value-type="float" office:value="137.2" calcext:value-type="float">
            <text:p>137,2</text:p>
          </table:table-cell>
          <table:table-cell table:formula="of:=[.F10]" office:value-type="float" office:value="141" calcext:value-type="float">
            <text:p>141</text:p>
          </table:table-cell>
          <table:table-cell table:formula="of:=[.B16]" office:value-type="float" office:value="137.9" calcext:value-type="float">
            <text:p>137,9</text:p>
          </table:table-cell>
          <table:table-cell table:formula="of:=[.F16]" office:value-type="float" office:value="131.7" calcext:value-type="float">
            <text:p>131,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250.75" calcext:value-type="float">
            <text:p>1250,75</text:p>
          </table:table-cell>
          <table:table-cell table:formula="of:=[.O4]" office:value-type="float" office:value="1502.55" calcext:value-type="float">
            <text:p>1502,55</text:p>
          </table:table-cell>
          <table:table-cell table:formula="of:=[.K10]" office:value-type="float" office:value="1384.15" calcext:value-type="float">
            <text:p>1384,15</text:p>
          </table:table-cell>
          <table:table-cell table:formula="of:=[.O10]" office:value-type="float" office:value="1461.6" calcext:value-type="float">
            <text:p>1461,6</text:p>
          </table:table-cell>
          <table:table-cell table:formula="of:=[.K16]" office:value-type="float" office:value="1299.55" calcext:value-type="float">
            <text:p>1299,55</text:p>
          </table:table-cell>
          <table:table-cell table:formula="of:=[.O16]" office:value-type="float" office:value="1360" calcext:value-type="float">
            <text:p>13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59" calcext:value-type="float">
            <text:p>159</text:p>
          </table:table-cell>
          <table:table-cell office:value-type="float" office:value="141.3" calcext:value-type="float">
            <text:p>141,3</text:p>
          </table:table-cell>
          <table:table-cell office:value-type="float" office:value="133.9" calcext:value-type="float">
            <text:p>133,9</text:p>
          </table:table-cell>
          <table:table-cell office:value-type="float" office:value="138.4" calcext:value-type="float">
            <text:p>138,4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318" calcext:value-type="float">
            <text:p>1318</text:p>
          </table:table-cell>
          <table:table-cell office:value-type="float" office:value="1430.35" calcext:value-type="float">
            <text:p>1430,35</text:p>
          </table:table-cell>
          <table:table-cell office:value-type="float" office:value="1355.3" calcext:value-type="float">
            <text:p>1355,3</text:p>
          </table:table-cell>
          <table:table-cell office:value-type="float" office:value="1462.55" calcext:value-type="float">
            <text:p>1462,55</text:p>
          </table:table-cell>
          <table:table-cell office:value-type="float" office:value="1596.55" calcext:value-type="float">
            <text:p>1596,55</text:p>
          </table:table-cell>
          <table:table-cell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30" calcext:value-type="float">
            <text:p>130</text:p>
          </table:table-cell>
          <table:table-cell office:value-type="float" office:value="141.5" calcext:value-type="float">
            <text:p>141,5</text:p>
          </table:table-cell>
          <table:table-cell office:value-type="float" office:value="137.7" calcext:value-type="float">
            <text:p>137,7</text:p>
          </table:table-cell>
          <table:table-cell office:value-type="float" office:value="136.5" calcext:value-type="float">
            <text:p>136,5</text:p>
          </table:table-cell>
          <table:table-cell office:value-type="float" office:value="141.1" calcext:value-type="float">
            <text:p>141,1</text:p>
          </table:table-cell>
          <table:table-cell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15.4" calcext:value-type="float">
            <text:p>1315,4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64" table:end-x="1.14mm" table:end-y="1.07mm" draw:z-index="2" draw:name="Grafico 10" draw:style-name="gr1" draw:text-style-name="P1" svg:width="165.81mm" svg:height="76.22mm" svg:x="0mm" svg:y="2.76mm">
              <draw:object draw:notify-on-update-of-ranges="'2'.B43:'2'.G43 '2'.A44:'2'.A44 '2'.B44:'2'.G44 '2'.A45:'2'.A45 '2'.B45:'2'.G45 '2'.A46:'2'.A46 '2'.B46:'2'.G46 '2'.A47:'2'.A47 '2'.B47:'2'.G4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'2'.Q64" table:end-x="4.81mm" table:end-y="0.48mm" draw:z-index="3" draw:name="Grafico 11" draw:style-name="gr1" draw:text-style-name="P1" svg:width="174.06mm" svg:height="76.22mm" svg:x="0.35mm" svg:y="2.17mm">
              <draw:object draw:notify-on-update-of-ranges="'2'.K43:'2'.P43 '2'.J44:'2'.J44 '2'.K44:'2'.P44 '2'.J45:'2'.J45 '2'.K45:'2'.P45 '2'.J46:'2'.J46 '2'.K46:'2'.P46 '2'.J47:'2'.J47 '2'.K47:'2'.P4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181.5" calcext:value-type="float">
            <text:p>181,5</text:p>
          </table:table-cell>
          <table:table-cell table:formula="of:=[.G5]" office:value-type="float" office:value="164.5" calcext:value-type="float">
            <text:p>164,5</text:p>
          </table:table-cell>
          <table:table-cell table:formula="of:=[.C11]" office:value-type="float" office:value="145.5" calcext:value-type="float">
            <text:p>145,5</text:p>
          </table:table-cell>
          <table:table-cell table:formula="of:=[.G11]" office:value-type="float" office:value="147" calcext:value-type="float">
            <text:p>147</text:p>
          </table:table-cell>
          <table:table-cell table:formula="of:=[.C17]" office:value-type="float" office:value="140" calcext:value-type="float">
            <text:p>140</text:p>
          </table:table-cell>
          <table:table-cell table:formula="of:=[.G17]"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682.2" calcext:value-type="float">
            <text:p>1682,2</text:p>
          </table:table-cell>
          <table:table-cell table:formula="of:=[.P5]" office:value-type="float" office:value="1596.2" calcext:value-type="float">
            <text:p>1596,2</text:p>
          </table:table-cell>
          <table:table-cell table:formula="of:=[.L11]" office:value-type="float" office:value="1302.75" calcext:value-type="float">
            <text:p>1302,75</text:p>
          </table:table-cell>
          <table:table-cell table:formula="of:=[.P11]" office:value-type="float" office:value="1346.4" calcext:value-type="float">
            <text:p>1346,4</text:p>
          </table:table-cell>
          <table:table-cell table:formula="of:=[.L17]" office:value-type="float" office:value="1222.6" calcext:value-type="float">
            <text:p>1222,6</text:p>
          </table:table-cell>
          <table:table-cell table:formula="of:=[.P17]" office:value-type="float" office:value="1253.2" calcext:value-type="float">
            <text:p>125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127" calcext:value-type="float">
            <text:p>127</text:p>
          </table:table-cell>
          <table:table-cell table:formula="of:=[.F5]" office:value-type="float" office:value="141.5" calcext:value-type="float">
            <text:p>141,5</text:p>
          </table:table-cell>
          <table:table-cell table:formula="of:=[.B11]" office:value-type="float" office:value="136.5" calcext:value-type="float">
            <text:p>136,5</text:p>
          </table:table-cell>
          <table:table-cell table:formula="of:=[.F11]" office:value-type="float" office:value="139" calcext:value-type="float">
            <text:p>139</text:p>
          </table:table-cell>
          <table:table-cell table:formula="of:=[.B17]" office:value-type="float" office:value="137.5" calcext:value-type="float">
            <text:p>137,5</text:p>
          </table:table-cell>
          <table:table-cell table:formula="of:=[.F17]" office:value-type="float" office:value="131.5" calcext:value-type="float">
            <text:p>131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238.05" calcext:value-type="float">
            <text:p>1238,05</text:p>
          </table:table-cell>
          <table:table-cell table:formula="of:=[.O5]" office:value-type="float" office:value="1372.7" calcext:value-type="float">
            <text:p>1372,7</text:p>
          </table:table-cell>
          <table:table-cell table:formula="of:=[.K11]" office:value-type="float" office:value="1332.6" calcext:value-type="float">
            <text:p>1332,6</text:p>
          </table:table-cell>
          <table:table-cell table:formula="of:=[.O11]" office:value-type="float" office:value="1357.8" calcext:value-type="float">
            <text:p>1357,8</text:p>
          </table:table-cell>
          <table:table-cell table:formula="of:=[.K17]" office:value-type="float" office:value="1317.9" calcext:value-type="float">
            <text:p>1317,9</text:p>
          </table:table-cell>
          <table:table-cell table:formula="of:=[.O17]" office:value-type="float" office:value="1229" calcext:value-type="float">
            <text:p>12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59" calcext:value-type="float">
            <text:p>159</text:p>
          </table:table-cell>
          <table:table-cell office:value-type="float" office:value="141.3" calcext:value-type="float">
            <text:p>141,3</text:p>
          </table:table-cell>
          <table:table-cell office:value-type="float" office:value="133.9" calcext:value-type="float">
            <text:p>133,9</text:p>
          </table:table-cell>
          <table:table-cell office:value-type="float" office:value="138.4" calcext:value-type="float">
            <text:p>138,4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318" calcext:value-type="float">
            <text:p>1318</text:p>
          </table:table-cell>
          <table:table-cell office:value-type="float" office:value="1430.35" calcext:value-type="float">
            <text:p>1430,35</text:p>
          </table:table-cell>
          <table:table-cell office:value-type="float" office:value="1355.3" calcext:value-type="float">
            <text:p>1355,3</text:p>
          </table:table-cell>
          <table:table-cell office:value-type="float" office:value="1462.55" calcext:value-type="float">
            <text:p>1462,55</text:p>
          </table:table-cell>
          <table:table-cell office:value-type="float" office:value="1596.55" calcext:value-type="float">
            <text:p>1596,55</text:p>
          </table:table-cell>
          <table:table-cell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30" calcext:value-type="float">
            <text:p>130</text:p>
          </table:table-cell>
          <table:table-cell office:value-type="float" office:value="141.5" calcext:value-type="float">
            <text:p>141,5</text:p>
          </table:table-cell>
          <table:table-cell office:value-type="float" office:value="137.7" calcext:value-type="float">
            <text:p>137,7</text:p>
          </table:table-cell>
          <table:table-cell office:value-type="float" office:value="136.5" calcext:value-type="float">
            <text:p>136,5</text:p>
          </table:table-cell>
          <table:table-cell office:value-type="float" office:value="141.1" calcext:value-type="float">
            <text:p>141,1</text:p>
          </table:table-cell>
          <table:table-cell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15.4" calcext:value-type="float">
            <text:p>1315,4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86" table:end-x="1.14mm" table:end-y="0.8mm" draw:z-index="4" draw:name="Grafico 12" draw:style-name="gr1" draw:text-style-name="P1" svg:width="165.81mm" svg:height="76.19mm" svg:x="0mm" svg:y="2.51mm">
              <draw:object draw:notify-on-update-of-ranges="'2'.B65:'2'.G65 '2'.A66:'2'.A66 '2'.B66:'2'.G66 '2'.A67:'2'.A67 '2'.B67:'2'.G67 '2'.A68:'2'.A68 '2'.B68:'2'.G68 '2'.A69:'2'.A69 '2'.B69:'2'.G6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'2'.Q86" table:end-x="4.15mm" table:end-y="0.27mm" draw:z-index="5" draw:name="Grafico 13" draw:style-name="gr1" draw:text-style-name="P1" svg:width="174.06mm" svg:height="75.9mm" svg:x="20.77mm" svg:y="2.27mm">
              <draw:object draw:notify-on-update-of-ranges="'2'.K65:'2'.P65 '2'.J66:'2'.J66 '2'.K66:'2'.P66 '2'.J67:'2'.J67 '2'.K67:'2'.P67 '2'.J68:'2'.J68 '2'.K68:'2'.P68 '2'.J69:'2'.J69 '2'.K69:'2'.P6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3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3" calcext:value-type="float">
            <text:p>123</text:p>
          </table:table-cell>
          <table:table-cell office:value-type="float" office:value="93.5" calcext:value-type="float">
            <text:p>93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99.8" calcext:value-type="float">
            <text:p>99,8</text:p>
          </table:table-cell>
          <table:table-cell office:value-type="float" office:value="95.8" calcext:value-type="float">
            <text:p>95,8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03.85" calcext:value-type="float">
            <text:p>1203,85</text:p>
          </table:table-cell>
          <table:table-cell office:value-type="float" office:value="888.5" calcext:value-type="float">
            <text:p>888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955.3" calcext:value-type="float">
            <text:p>955,3</text:p>
          </table:table-cell>
          <table:table-cell office:value-type="float" office:value="962.2" calcext:value-type="float">
            <text:p>962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23.2" calcext:value-type="float">
            <text:p>123,2</text:p>
          </table:table-cell>
          <table:table-cell office:value-type="float" office:value="94.4" calcext:value-type="float">
            <text:p>94,4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99.7" calcext:value-type="float">
            <text:p>99,7</text:p>
          </table:table-cell>
          <table:table-cell office:value-type="float" office:value="98.4" calcext:value-type="float">
            <text:p>98,4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075.85" calcext:value-type="float">
            <text:p>1075,85</text:p>
          </table:table-cell>
          <table:table-cell office:value-type="float" office:value="909.75" calcext:value-type="float">
            <text:p>909,7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908.9" calcext:value-type="float">
            <text:p>908,9</text:p>
          </table:table-cell>
          <table:table-cell office:value-type="float" office:value="770.5" calcext:value-type="float">
            <text:p>770,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18.5" calcext:value-type="float">
            <text:p>118,5</text:p>
          </table:table-cell>
          <table:table-cell office:value-type="float" office:value="86.5" calcext:value-type="float">
            <text:p>86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00.5" calcext:value-type="float">
            <text:p>100,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155.8" calcext:value-type="float">
            <text:p>1155,8</text:p>
          </table:table-cell>
          <table:table-cell office:value-type="float" office:value="816.7" calcext:value-type="float">
            <text:p>816,7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968.6" calcext:value-type="float">
            <text:p>968,6</text:p>
          </table:table-cell>
          <table:table-cell office:value-type="float" office:value="797.6" calcext:value-type="float">
            <text:p>797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19.2" calcext:value-type="float">
            <text:p>119,2</text:p>
          </table:table-cell>
          <table:table-cell office:value-type="float" office:value="96.3" calcext:value-type="float">
            <text:p>96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5.2" calcext:value-type="float">
            <text:p>105,2</text:p>
          </table:table-cell>
          <table:table-cell office:value-type="float" office:value="91.5" calcext:value-type="float">
            <text:p>91,5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11.3" calcext:value-type="float">
            <text:p>1211,3</text:p>
          </table:table-cell>
          <table:table-cell office:value-type="float" office:value="911.5" calcext:value-type="float">
            <text:p>911,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08.6" calcext:value-type="float">
            <text:p>1008,6</text:p>
          </table:table-cell>
          <table:table-cell office:value-type="float" office:value="890.1" calcext:value-type="float">
            <text:p>890,1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0.2" calcext:value-type="float">
            <text:p>120,2</text:p>
          </table:table-cell>
          <table:table-cell office:value-type="float" office:value="88.4" calcext:value-type="float">
            <text:p>88,4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9.8" calcext:value-type="float">
            <text:p>89,8</text:p>
          </table:table-cell>
          <table:table-cell office:value-type="float" office:value="86.1" calcext:value-type="float">
            <text:p>86,1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037.1" calcext:value-type="float">
            <text:p>1037,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33.75" calcext:value-type="float">
            <text:p>833,75</text:p>
          </table:table-cell>
          <table:table-cell office:value-type="float" office:value="687.5" calcext:value-type="float">
            <text:p>687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02.7" calcext:value-type="float">
            <text:p>102,7</text:p>
          </table:table-cell>
          <table:table-cell office:value-type="float" office:value="82.2" calcext:value-type="float">
            <text:p>82,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0.5" calcext:value-type="float">
            <text:p>80,5</text:p>
          </table:table-cell>
          <table:table-cell office:value-type="float" office:value="79.1" calcext:value-type="float">
            <text:p>79,1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035.45" calcext:value-type="float">
            <text:p>1035,45</text:p>
          </table:table-cell>
          <table:table-cell office:value-type="float" office:value="879.1" calcext:value-type="float">
            <text:p>879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39.3" calcext:value-type="float">
            <text:p>739,3</text:p>
          </table:table-cell>
          <table:table-cell office:value-type="float" office:value="678.95" calcext:value-type="float">
            <text:p>678,9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99" calcext:value-type="float">
            <text:p>99</text:p>
          </table:table-cell>
          <table:table-cell office:value-type="float" office:value="77.5" calcext:value-type="float">
            <text:p>77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952.1" calcext:value-type="float">
            <text:p>952,1</text:p>
          </table:table-cell>
          <table:table-cell office:value-type="float" office:value="731.25" calcext:value-type="float">
            <text:p>731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00.9" calcext:value-type="float">
            <text:p>800,9</text:p>
          </table:table-cell>
          <table:table-cell office:value-type="float" office:value="722.55" calcext:value-type="float">
            <text:p>722,5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01.6" calcext:value-type="float">
            <text:p>101,6</text:p>
          </table:table-cell>
          <table:table-cell office:value-type="float" office:value="85.4" calcext:value-type="float">
            <text:p>85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1.2" calcext:value-type="float">
            <text:p>81,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47.25" calcext:value-type="float">
            <text:p>947,25</text:p>
          </table:table-cell>
          <table:table-cell office:value-type="float" office:value="913.25" calcext:value-type="float">
            <text:p>913,2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938.45" calcext:value-type="float">
            <text:p>938,45</text:p>
          </table:table-cell>
          <table:table-cell office:value-type="float" office:value="803.7" calcext:value-type="float">
            <text:p>803,7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84.6" calcext:value-type="float">
            <text:p>84,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4.5" calcext:value-type="float">
            <text:p>84,5</text:p>
          </table:table-cell>
          <table:table-cell office:value-type="float" office:value="81.5" calcext:value-type="float">
            <text:p>81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37.65" calcext:value-type="float">
            <text:p>737,65</text:p>
          </table:table-cell>
          <table:table-cell office:value-type="float" office:value="705.6" calcext:value-type="float">
            <text:p>705,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63" calcext:value-type="float">
            <text:p>763</text:p>
          </table:table-cell>
          <table:table-cell office:value-type="float" office:value="729.6" calcext:value-type="float">
            <text:p>729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86" calcext:value-type="float">
            <text:p>86</text:p>
          </table:table-cell>
          <table:table-cell office:value-type="float" office:value="82.8" calcext:value-type="float">
            <text:p>82,8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6.8" calcext:value-type="float">
            <text:p>86,8</text:p>
          </table:table-cell>
          <table:table-cell office:value-type="float" office:value="80.9" calcext:value-type="float">
            <text:p>80,9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90.3" calcext:value-type="float">
            <text:p>890,3</text:p>
          </table:table-cell>
          <table:table-cell office:value-type="float" office:value="751.05" calcext:value-type="float">
            <text:p>751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60" calcext:value-type="float">
            <text:p>760</text:p>
          </table:table-cell>
          <table:table-cell office:value-type="float" office:value="679.5" calcext:value-type="float">
            <text:p>679,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77.5" calcext:value-type="float">
            <text:p>77,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7.5" calcext:value-type="float">
            <text:p>87,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727.3" calcext:value-type="float">
            <text:p>727,3</text:p>
          </table:table-cell>
          <table:table-cell office:value-type="float" office:value="813.25" calcext:value-type="float">
            <text:p>813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24.15" calcext:value-type="float">
            <text:p>824,15</text:p>
          </table:table-cell>
          <table:table-cell office:value-type="float" office:value="745.3" calcext:value-type="float">
            <text:p>745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86.3" calcext:value-type="float">
            <text:p>86,3</text:p>
          </table:table-cell>
          <table:table-cell office:value-type="float" office:value="76.6" calcext:value-type="float">
            <text:p>76,6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4.7" calcext:value-type="float">
            <text:p>84,7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10.7" calcext:value-type="float">
            <text:p>910,7</text:p>
          </table:table-cell>
          <table:table-cell office:value-type="float" office:value="712.15" calcext:value-type="float">
            <text:p>712,1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05.85" calcext:value-type="float">
            <text:p>805,8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93.5" calcext:value-type="float">
            <text:p>93,5</text:p>
          </table:table-cell>
          <table:table-cell table:formula="of:=[.G3]" office:value-type="float" office:value="95.8" calcext:value-type="float">
            <text:p>95,8</text:p>
          </table:table-cell>
          <table:table-cell table:formula="of:=[.C9]" office:value-type="float" office:value="88.4" calcext:value-type="float">
            <text:p>88,4</text:p>
          </table:table-cell>
          <table:table-cell table:formula="of:=[.G9]" office:value-type="float" office:value="86.1" calcext:value-type="float">
            <text:p>86,1</text:p>
          </table:table-cell>
          <table:table-cell table:formula="of:=[.C15]" office:value-type="float" office:value="80" calcext:value-type="float">
            <text:p>80</text:p>
          </table:table-cell>
          <table:table-cell table:formula="of:=[.G15]" office:value-type="float" office:value="81.5" calcext:value-type="float">
            <text:p>81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888.5" calcext:value-type="float">
            <text:p>888,5</text:p>
          </table:table-cell>
          <table:table-cell table:formula="of:=[.P3]" office:value-type="float" office:value="962.2" calcext:value-type="float">
            <text:p>962,2</text:p>
          </table:table-cell>
          <table:table-cell table:formula="of:=[.L9]" office:value-type="float" office:value="831" calcext:value-type="float">
            <text:p>831</text:p>
          </table:table-cell>
          <table:table-cell table:formula="of:=[.P9]" office:value-type="float" office:value="687.5" calcext:value-type="float">
            <text:p>687,5</text:p>
          </table:table-cell>
          <table:table-cell table:formula="of:=[.L15]" office:value-type="float" office:value="705.6" calcext:value-type="float">
            <text:p>705,6</text:p>
          </table:table-cell>
          <table:table-cell table:formula="of:=[.P15]" office:value-type="float" office:value="729.6" calcext:value-type="float">
            <text:p>729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23" calcext:value-type="float">
            <text:p>123</text:p>
          </table:table-cell>
          <table:table-cell table:formula="of:=[.F3]" office:value-type="float" office:value="99.8" calcext:value-type="float">
            <text:p>99,8</text:p>
          </table:table-cell>
          <table:table-cell table:formula="of:=[.B9]" office:value-type="float" office:value="120.2" calcext:value-type="float">
            <text:p>120,2</text:p>
          </table:table-cell>
          <table:table-cell table:formula="of:=[.F9]" office:value-type="float" office:value="89.8" calcext:value-type="float">
            <text:p>89,8</text:p>
          </table:table-cell>
          <table:table-cell table:formula="of:=[.B15]" office:value-type="float" office:value="84.6" calcext:value-type="float">
            <text:p>84,6</text:p>
          </table:table-cell>
          <table:table-cell table:formula="of:=[.F15]" office:value-type="float" office:value="84.5" calcext:value-type="float">
            <text:p>84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203.85" calcext:value-type="float">
            <text:p>1203,85</text:p>
          </table:table-cell>
          <table:table-cell table:formula="of:=[.O3]" office:value-type="float" office:value="955.3" calcext:value-type="float">
            <text:p>955,3</text:p>
          </table:table-cell>
          <table:table-cell table:formula="of:=[.K9]" office:value-type="float" office:value="1037.1" calcext:value-type="float">
            <text:p>1037,1</text:p>
          </table:table-cell>
          <table:table-cell table:formula="of:=[.O9]" office:value-type="float" office:value="833.75" calcext:value-type="float">
            <text:p>833,75</text:p>
          </table:table-cell>
          <table:table-cell table:formula="of:=[.K15]" office:value-type="float" office:value="737.65" calcext:value-type="float">
            <text:p>737,65</text:p>
          </table:table-cell>
          <table:table-cell table:formula="of:=[.O15]" office:value-type="float" office:value="763" calcext:value-type="float">
            <text:p>7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96.3" calcext:value-type="float">
            <text:p>96,3</text:p>
          </table:table-cell>
          <table:table-cell table:formula="of:=[.$G6]" office:value-type="float" office:value="91.5" calcext:value-type="float">
            <text:p>91,5</text:p>
          </table:table-cell>
          <table:table-cell table:formula="of:=[.$C12]" office:value-type="float" office:value="85.4" calcext:value-type="float">
            <text:p>85,4</text:p>
          </table:table-cell>
          <table:table-cell table:formula="of:=[.$G12]" office:value-type="float" office:value="83" calcext:value-type="float">
            <text:p>83</text:p>
          </table:table-cell>
          <table:table-cell table:formula="of:=[.$C18]" office:value-type="float" office:value="76.6" calcext:value-type="float">
            <text:p>76,6</text:p>
          </table:table-cell>
          <table:table-cell table:formula="of:=[.$G18]"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911.5" calcext:value-type="float">
            <text:p>911,5</text:p>
          </table:table-cell>
          <table:table-cell table:formula="of:=[.$P6]" office:value-type="float" office:value="890.1" calcext:value-type="float">
            <text:p>890,1</text:p>
          </table:table-cell>
          <table:table-cell table:formula="of:=[.$L12]" office:value-type="float" office:value="913.25" calcext:value-type="float">
            <text:p>913,25</text:p>
          </table:table-cell>
          <table:table-cell table:formula="of:=[.$P12]" office:value-type="float" office:value="803.7" calcext:value-type="float">
            <text:p>803,7</text:p>
          </table:table-cell>
          <table:table-cell table:formula="of:=[.$L18]" office:value-type="float" office:value="712.15" calcext:value-type="float">
            <text:p>712,15</text:p>
          </table:table-cell>
          <table:table-cell table:formula="of:=[.$P18]"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19.2" calcext:value-type="float">
            <text:p>119,2</text:p>
          </table:table-cell>
          <table:table-cell table:formula="of:=[.$F6]" office:value-type="float" office:value="105.2" calcext:value-type="float">
            <text:p>105,2</text:p>
          </table:table-cell>
          <table:table-cell table:formula="of:=[.$B12]" office:value-type="float" office:value="101.6" calcext:value-type="float">
            <text:p>101,6</text:p>
          </table:table-cell>
          <table:table-cell table:formula="of:=[.$F12]" office:value-type="float" office:value="81.2" calcext:value-type="float">
            <text:p>81,2</text:p>
          </table:table-cell>
          <table:table-cell table:formula="of:=[.$B18]" office:value-type="float" office:value="86.3" calcext:value-type="float">
            <text:p>86,3</text:p>
          </table:table-cell>
          <table:table-cell table:formula="of:=[.$F18]"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211.3" calcext:value-type="float">
            <text:p>1211,3</text:p>
          </table:table-cell>
          <table:table-cell table:formula="of:=[.$O6]" office:value-type="float" office:value="1008.6" calcext:value-type="float">
            <text:p>1008,6</text:p>
          </table:table-cell>
          <table:table-cell table:formula="of:=[.$K12]" office:value-type="float" office:value="947.25" calcext:value-type="float">
            <text:p>947,25</text:p>
          </table:table-cell>
          <table:table-cell table:formula="of:=[.$O12]" office:value-type="float" office:value="938.45" calcext:value-type="float">
            <text:p>938,45</text:p>
          </table:table-cell>
          <table:table-cell table:formula="of:=[.$K18]" office:value-type="float" office:value="910.7" calcext:value-type="float">
            <text:p>910,7</text:p>
          </table:table-cell>
          <table:table-cell table:formula="of:=[.$O18]"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42" table:end-x="1.14mm" table:end-y="0.53mm" draw:z-index="0" draw:name="Grafico 7" draw:style-name="gr1" draw:text-style-name="P1" svg:width="170.75mm" svg:height="76.18mm" svg:x="0mm" svg:y="2.25mm">
              <draw:object draw:notify-on-update-of-ranges="'3'.B21:'3'.G21 '3'.A22:'3'.A22 '3'.B22:'3'.G22 '3'.A23:'3'.A23 '3'.B23:'3'.G23 '3'.A24:'3'.A24 '3'.B24:'3'.G24 '3'.A25:'3'.A25 '3'.B25:'3'.G2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  <table:table-cell>
            <draw:frame table:end-cell-address="'3'.Q42" table:end-x="4.9mm" table:end-y="1.21mm" draw:z-index="1" draw:name="Grafico 8" draw:style-name="gr1" draw:text-style-name="P1" svg:width="174.13mm" svg:height="76.18mm" svg:x="0.37mm" svg:y="2.93mm">
              <draw:object draw:notify-on-update-of-ranges="'3'.K21:'3'.P21 '3'.J22:'3'.J22 '3'.K22:'3'.P22 '3'.J23:'3'.J23 '3'.K23:'3'.P23 '3'.J24:'3'.J24 '3'.K24:'3'.P24 '3'.J25:'3'.J25 '3'.K25:'3'.P2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94.4" calcext:value-type="float">
            <text:p>94,4</text:p>
          </table:table-cell>
          <table:table-cell table:formula="of:=[.G4]" office:value-type="float" office:value="98.4" calcext:value-type="float">
            <text:p>98,4</text:p>
          </table:table-cell>
          <table:table-cell table:formula="of:=[.C10]" office:value-type="float" office:value="82.2" calcext:value-type="float">
            <text:p>82,2</text:p>
          </table:table-cell>
          <table:table-cell table:formula="of:=[.G10]" office:value-type="float" office:value="79.1" calcext:value-type="float">
            <text:p>79,1</text:p>
          </table:table-cell>
          <table:table-cell table:formula="of:=[.C16]" office:value-type="float" office:value="82.8" calcext:value-type="float">
            <text:p>82,8</text:p>
          </table:table-cell>
          <table:table-cell table:formula="of:=[.G16]" office:value-type="float" office:value="80.9" calcext:value-type="float">
            <text:p>80,9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909.75" calcext:value-type="float">
            <text:p>909,75</text:p>
          </table:table-cell>
          <table:table-cell table:formula="of:=[.P4]" office:value-type="float" office:value="770.5" calcext:value-type="float">
            <text:p>770,5</text:p>
          </table:table-cell>
          <table:table-cell table:formula="of:=[.L10]" office:value-type="float" office:value="879.1" calcext:value-type="float">
            <text:p>879,1</text:p>
          </table:table-cell>
          <table:table-cell table:formula="of:=[.P10]" office:value-type="float" office:value="678.95" calcext:value-type="float">
            <text:p>678,95</text:p>
          </table:table-cell>
          <table:table-cell table:formula="of:=[.L16]" office:value-type="float" office:value="751.05" calcext:value-type="float">
            <text:p>751,05</text:p>
          </table:table-cell>
          <table:table-cell table:formula="of:=[.P16]" office:value-type="float" office:value="679.5" calcext:value-type="float">
            <text:p>679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23.2" calcext:value-type="float">
            <text:p>123,2</text:p>
          </table:table-cell>
          <table:table-cell table:formula="of:=[.F4]" office:value-type="float" office:value="99.7" calcext:value-type="float">
            <text:p>99,7</text:p>
          </table:table-cell>
          <table:table-cell table:formula="of:=[.B10]" office:value-type="float" office:value="102.7" calcext:value-type="float">
            <text:p>102,7</text:p>
          </table:table-cell>
          <table:table-cell table:formula="of:=[.F10]" office:value-type="float" office:value="80.5" calcext:value-type="float">
            <text:p>80,5</text:p>
          </table:table-cell>
          <table:table-cell table:formula="of:=[.B16]" office:value-type="float" office:value="86" calcext:value-type="float">
            <text:p>86</text:p>
          </table:table-cell>
          <table:table-cell table:formula="of:=[.F16]" office:value-type="float" office:value="86.8" calcext:value-type="float">
            <text:p>86,8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075.85" calcext:value-type="float">
            <text:p>1075,85</text:p>
          </table:table-cell>
          <table:table-cell table:formula="of:=[.O4]" office:value-type="float" office:value="908.9" calcext:value-type="float">
            <text:p>908,9</text:p>
          </table:table-cell>
          <table:table-cell table:formula="of:=[.K10]" office:value-type="float" office:value="1035.45" calcext:value-type="float">
            <text:p>1035,45</text:p>
          </table:table-cell>
          <table:table-cell table:formula="of:=[.O10]" office:value-type="float" office:value="739.3" calcext:value-type="float">
            <text:p>739,3</text:p>
          </table:table-cell>
          <table:table-cell table:formula="of:=[.K16]" office:value-type="float" office:value="890.3" calcext:value-type="float">
            <text:p>890,3</text:p>
          </table:table-cell>
          <table:table-cell table:formula="of:=[.O16]" office:value-type="float" office:value="760" calcext:value-type="float">
            <text:p>7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96.3" calcext:value-type="float">
            <text:p>96,3</text:p>
          </table:table-cell>
          <table:table-cell office:value-type="float" office:value="91.5" calcext:value-type="float">
            <text:p>91,5</text:p>
          </table:table-cell>
          <table:table-cell office:value-type="float" office:value="85.4" calcext:value-type="float">
            <text:p>85,4</text:p>
          </table:table-cell>
          <table:table-cell office:value-type="float" office:value="83" calcext:value-type="float">
            <text:p>83</text:p>
          </table:table-cell>
          <table:table-cell office:value-type="float" office:value="76.6" calcext:value-type="float">
            <text:p>76,6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911.5" calcext:value-type="float">
            <text:p>911,5</text:p>
          </table:table-cell>
          <table:table-cell office:value-type="float" office:value="890.1" calcext:value-type="float">
            <text:p>890,1</text:p>
          </table:table-cell>
          <table:table-cell office:value-type="float" office:value="913.25" calcext:value-type="float">
            <text:p>913,25</text:p>
          </table:table-cell>
          <table:table-cell office:value-type="float" office:value="803.7" calcext:value-type="float">
            <text:p>803,7</text:p>
          </table:table-cell>
          <table:table-cell office:value-type="float" office:value="712.15" calcext:value-type="float">
            <text:p>712,1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19.2" calcext:value-type="float">
            <text:p>119,2</text:p>
          </table:table-cell>
          <table:table-cell office:value-type="float" office:value="105.2" calcext:value-type="float">
            <text:p>105,2</text:p>
          </table:table-cell>
          <table:table-cell office:value-type="float" office:value="101.6" calcext:value-type="float">
            <text:p>101,6</text:p>
          </table:table-cell>
          <table:table-cell office:value-type="float" office:value="81.2" calcext:value-type="float">
            <text:p>81,2</text:p>
          </table:table-cell>
          <table:table-cell office:value-type="float" office:value="86.3" calcext:value-type="float">
            <text:p>86,3</text:p>
          </table:table-cell>
          <table:table-cell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11.3" calcext:value-type="float">
            <text:p>1211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947.25" calcext:value-type="float">
            <text:p>947,25</text:p>
          </table:table-cell>
          <table:table-cell office:value-type="float" office:value="938.45" calcext:value-type="float">
            <text:p>938,45</text:p>
          </table:table-cell>
          <table:table-cell office:value-type="float" office:value="910.7" calcext:value-type="float">
            <text:p>910,7</text:p>
          </table:table-cell>
          <table:table-cell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64" table:end-x="1.15mm" table:end-y="0.66mm" draw:z-index="2" draw:name="Grafico 9" draw:style-name="gr1" draw:text-style-name="P1" svg:width="170.76mm" svg:height="76.23mm" svg:x="0mm" svg:y="2.34mm">
              <draw:object draw:notify-on-update-of-ranges="'3'.B43:'3'.G43 '3'.A44:'3'.A44 '3'.B44:'3'.G44 '3'.A45:'3'.A45 '3'.B45:'3'.G45 '3'.A46:'3'.A46 '3'.B46:'3'.G46 '3'.A47:'3'.A47 '3'.B47:'3'.G4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  <table:table-cell>
            <draw:frame table:end-cell-address="'3'.Q64" table:end-x="8.61mm" table:end-y="0.72mm" draw:z-index="3" draw:name="Grafico 10" draw:style-name="gr1" draw:text-style-name="P1" svg:width="178.17mm" svg:height="76.22mm" svg:x="0.04mm" svg:y="2.41mm">
              <draw:object draw:notify-on-update-of-ranges="'3'.K43:'3'.P43 '3'.J44:'3'.J44 '3'.K44:'3'.P44 '3'.J45:'3'.J45 '3'.K45:'3'.P45 '3'.J46:'3'.J46 '3'.K46:'3'.P46 '3'.J47:'3'.J47 '3'.K47:'3'.P4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86.5" calcext:value-type="float">
            <text:p>86,5</text:p>
          </table:table-cell>
          <table:table-cell table:formula="of:=[.G5]" office:value-type="float" office:value="86" calcext:value-type="float">
            <text:p>86</text:p>
          </table:table-cell>
          <table:table-cell table:formula="of:=[.C11]" office:value-type="float" office:value="77.5" calcext:value-type="float">
            <text:p>77,5</text:p>
          </table:table-cell>
          <table:table-cell table:formula="of:=[.G11]" office:value-type="float" office:value="75" calcext:value-type="float">
            <text:p>75</text:p>
          </table:table-cell>
          <table:table-cell table:formula="of:=[.C17]" office:value-type="float" office:value="89" calcext:value-type="float">
            <text:p>89</text:p>
          </table:table-cell>
          <table:table-cell table:formula="of:=[.G17]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816.7" calcext:value-type="float">
            <text:p>816,7</text:p>
          </table:table-cell>
          <table:table-cell table:formula="of:=[.P5]" office:value-type="float" office:value="797.6" calcext:value-type="float">
            <text:p>797,6</text:p>
          </table:table-cell>
          <table:table-cell table:formula="of:=[.L11]" office:value-type="float" office:value="731.25" calcext:value-type="float">
            <text:p>731,25</text:p>
          </table:table-cell>
          <table:table-cell table:formula="of:=[.P11]" office:value-type="float" office:value="722.55" calcext:value-type="float">
            <text:p>722,55</text:p>
          </table:table-cell>
          <table:table-cell table:formula="of:=[.L17]" office:value-type="float" office:value="813.25" calcext:value-type="float">
            <text:p>813,25</text:p>
          </table:table-cell>
          <table:table-cell table:formula="of:=[.P17]" office:value-type="float" office:value="745.3" calcext:value-type="float">
            <text:p>745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118.5" calcext:value-type="float">
            <text:p>118,5</text:p>
          </table:table-cell>
          <table:table-cell table:formula="of:=[.F5]" office:value-type="float" office:value="100.5" calcext:value-type="float">
            <text:p>100,5</text:p>
          </table:table-cell>
          <table:table-cell table:formula="of:=[.B11]" office:value-type="float" office:value="99" calcext:value-type="float">
            <text:p>99</text:p>
          </table:table-cell>
          <table:table-cell table:formula="of:=[.F11]" office:value-type="float" office:value="84" calcext:value-type="float">
            <text:p>84</text:p>
          </table:table-cell>
          <table:table-cell table:formula="of:=[.B17]" office:value-type="float" office:value="77.5" calcext:value-type="float">
            <text:p>77,5</text:p>
          </table:table-cell>
          <table:table-cell table:formula="of:=[.F17]" office:value-type="float" office:value="87.5" calcext:value-type="float">
            <text:p>87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155.8" calcext:value-type="float">
            <text:p>1155,8</text:p>
          </table:table-cell>
          <table:table-cell table:formula="of:=[.O5]" office:value-type="float" office:value="968.6" calcext:value-type="float">
            <text:p>968,6</text:p>
          </table:table-cell>
          <table:table-cell table:formula="of:=[.K11]" office:value-type="float" office:value="952.1" calcext:value-type="float">
            <text:p>952,1</text:p>
          </table:table-cell>
          <table:table-cell table:formula="of:=[.O11]" office:value-type="float" office:value="800.9" calcext:value-type="float">
            <text:p>800,9</text:p>
          </table:table-cell>
          <table:table-cell table:formula="of:=[.K17]" office:value-type="float" office:value="727.3" calcext:value-type="float">
            <text:p>727,3</text:p>
          </table:table-cell>
          <table:table-cell table:formula="of:=[.O17]" office:value-type="float" office:value="824.15" calcext:value-type="float">
            <text:p>824,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96.3" calcext:value-type="float">
            <text:p>96,3</text:p>
          </table:table-cell>
          <table:table-cell office:value-type="float" office:value="91.5" calcext:value-type="float">
            <text:p>91,5</text:p>
          </table:table-cell>
          <table:table-cell office:value-type="float" office:value="85.4" calcext:value-type="float">
            <text:p>85,4</text:p>
          </table:table-cell>
          <table:table-cell office:value-type="float" office:value="83" calcext:value-type="float">
            <text:p>83</text:p>
          </table:table-cell>
          <table:table-cell office:value-type="float" office:value="76.6" calcext:value-type="float">
            <text:p>76,6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911.5" calcext:value-type="float">
            <text:p>911,5</text:p>
          </table:table-cell>
          <table:table-cell office:value-type="float" office:value="890.1" calcext:value-type="float">
            <text:p>890,1</text:p>
          </table:table-cell>
          <table:table-cell office:value-type="float" office:value="913.25" calcext:value-type="float">
            <text:p>913,25</text:p>
          </table:table-cell>
          <table:table-cell office:value-type="float" office:value="803.7" calcext:value-type="float">
            <text:p>803,7</text:p>
          </table:table-cell>
          <table:table-cell table:style-name="ce1" office:value-type="float" office:value="712.15" calcext:value-type="float">
            <text:p>712,1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19.2" calcext:value-type="float">
            <text:p>119,2</text:p>
          </table:table-cell>
          <table:table-cell office:value-type="float" office:value="105.2" calcext:value-type="float">
            <text:p>105,2</text:p>
          </table:table-cell>
          <table:table-cell office:value-type="float" office:value="101.6" calcext:value-type="float">
            <text:p>101,6</text:p>
          </table:table-cell>
          <table:table-cell office:value-type="float" office:value="81.2" calcext:value-type="float">
            <text:p>81,2</text:p>
          </table:table-cell>
          <table:table-cell office:value-type="float" office:value="86.3" calcext:value-type="float">
            <text:p>86,3</text:p>
          </table:table-cell>
          <table:table-cell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11.3" calcext:value-type="float">
            <text:p>1211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947.25" calcext:value-type="float">
            <text:p>947,25</text:p>
          </table:table-cell>
          <table:table-cell office:value-type="float" office:value="938.45" calcext:value-type="float">
            <text:p>938,45</text:p>
          </table:table-cell>
          <table:table-cell table:style-name="ce1" office:value-type="float" office:value="910.7" calcext:value-type="float">
            <text:p>910,7</text:p>
          </table:table-cell>
          <table:table-cell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86" table:end-x="1.15mm" table:end-y="0.33mm" draw:z-index="4" draw:name="Grafico 11" draw:style-name="gr1" draw:text-style-name="P1" svg:width="170.76mm" svg:height="76.2mm" svg:x="0mm" svg:y="2.03mm">
              <draw:object draw:notify-on-update-of-ranges="'3'.B65:'3'.G65 '3'.A66:'3'.A66 '3'.B66:'3'.G66 '3'.A67:'3'.A67 '3'.B67:'3'.G67 '3'.A68:'3'.A68 '3'.B68:'3'.G68 '3'.A69:'3'.A69 '3'.B69:'3'.G69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  <table:table-cell>
            <draw:frame table:end-cell-address="'3'.Q86" table:end-x="4.72mm" table:end-y="1.57mm" draw:z-index="5" draw:name="Grafico 12" draw:style-name="gr1" draw:text-style-name="P1" svg:width="174.13mm" svg:height="76.19mm" svg:x="0.19mm" svg:y="3.28mm">
              <draw:object draw:notify-on-update-of-ranges="'3'.K65:'3'.P65 '3'.J66:'3'.J66 '3'.K66:'3'.P66 '3'.J67:'3'.J67 '3'.K67:'3'.P67 '3'.J68:'3'.J68 '3'.K68:'3'.P68 '3'.J69:'3'.J69 '3'.K69:'3'.P69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4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65" calcext:value-type="float">
            <text:p>65</text:p>
          </table:table-cell>
          <table:table-cell office:value-type="float" office:value="70.1" calcext:value-type="float">
            <text:p>70,1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3.4" calcext:value-type="float">
            <text:p>63,4</text:p>
          </table:table-cell>
          <table:table-cell office:value-type="float" office:value="51.1" calcext:value-type="float">
            <text:p>51,1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666" calcext:value-type="float">
            <text:p>666</text:p>
          </table:table-cell>
          <table:table-cell office:value-type="float" office:value="470.6" calcext:value-type="float">
            <text:p>470,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95.5" calcext:value-type="float">
            <text:p>595,5</text:p>
          </table:table-cell>
          <table:table-cell office:value-type="float" office:value="563.4" calcext:value-type="float">
            <text:p>563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60.8" calcext:value-type="float">
            <text:p>60,8</text:p>
          </table:table-cell>
          <table:table-cell office:value-type="float" office:value="69.9" calcext:value-type="float">
            <text:p>69,9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61.2" calcext:value-type="float">
            <text:p>61,2</text:p>
          </table:table-cell>
          <table:table-cell office:value-type="float" office:value="51.2" calcext:value-type="float">
            <text:p>51,2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680.35" calcext:value-type="float">
            <text:p>680,35</text:p>
          </table:table-cell>
          <table:table-cell office:value-type="float" office:value="450.6" calcext:value-type="float">
            <text:p>450,6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37.55" calcext:value-type="float">
            <text:p>537,55</text:p>
          </table:table-cell>
          <table:table-cell office:value-type="float" office:value="479.1" calcext:value-type="float">
            <text:p>479,1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63.5" calcext:value-type="float">
            <text:p>63,5</text:p>
          </table:table-cell>
          <table:table-cell office:value-type="float" office:value="48.5" calcext:value-type="float">
            <text:p>48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2.95" calcext:value-type="float">
            <text:p>572,95</text:p>
          </table:table-cell>
          <table:table-cell office:value-type="float" office:value="58.5" calcext:value-type="float">
            <text:p>5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566.05" calcext:value-type="float">
            <text:p>566,05</text:p>
          </table:table-cell>
          <table:table-cell office:value-type="float" office:value="465.5" calcext:value-type="float">
            <text:p>46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2.95" calcext:value-type="float">
            <text:p>572,95</text:p>
          </table:table-cell>
          <table:table-cell office:value-type="float" office:value="562.7" calcext:value-type="float">
            <text:p>562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2.7" calcext:value-type="float">
            <text:p>62,7</text:p>
          </table:table-cell>
          <table:table-cell office:value-type="float" office:value="63.4" calcext:value-type="float">
            <text:p>6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7.2" calcext:value-type="float">
            <text:p>57,2</text:p>
          </table:table-cell>
          <table:table-cell office:value-type="float" office:value="51.2" calcext:value-type="float">
            <text:p>51,2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67" calcext:value-type="float">
            <text:p>567</text:p>
          </table:table-cell>
          <table:table-cell office:value-type="float" office:value="453.85" calcext:value-type="float">
            <text:p>453,8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39.6" calcext:value-type="float">
            <text:p>539,6</text:p>
          </table:table-cell>
          <table:table-cell office:value-type="float" office:value="496.85" calcext:value-type="float">
            <text:p>496,8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67.2" calcext:value-type="float">
            <text:p>67,2</text:p>
          </table:table-cell>
          <table:table-cell office:value-type="float" office:value="54.3" calcext:value-type="float">
            <text:p>54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6.7" calcext:value-type="float">
            <text:p>56,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75.95" calcext:value-type="float">
            <text:p>775,95</text:p>
          </table:table-cell>
          <table:table-cell office:value-type="float" office:value="544.7" calcext:value-type="float">
            <text:p>544,7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40.15" calcext:value-type="float">
            <text:p>540,15</text:p>
          </table:table-cell>
          <table:table-cell office:value-type="float" office:value="531.8" calcext:value-type="float">
            <text:p>531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64.5" calcext:value-type="float">
            <text:p>64,5</text:p>
          </table:table-cell>
          <table:table-cell office:value-type="float" office:value="54.3" calcext:value-type="float">
            <text:p>54,3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60.8" calcext:value-type="float">
            <text:p>60,8</text:p>
          </table:table-cell>
          <table:table-cell office:value-type="float" office:value="57.1" calcext:value-type="float">
            <text:p>57,1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612.45" calcext:value-type="float">
            <text:p>612,45</text:p>
          </table:table-cell>
          <table:table-cell office:value-type="float" office:value="551.05" calcext:value-type="float">
            <text:p>551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42.8" calcext:value-type="float">
            <text:p>542,8</text:p>
          </table:table-cell>
          <table:table-cell office:value-type="float" office:value="550.2" calcext:value-type="float">
            <text:p>550,2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534.45" calcext:value-type="float">
            <text:p>534,45</text:p>
          </table:table-cell>
          <table:table-cell office:value-type="float" office:value="470.25" calcext:value-type="float">
            <text:p>470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46.75" calcext:value-type="float">
            <text:p>546,75</text:p>
          </table:table-cell>
          <table:table-cell office:value-type="float" office:value="449" calcext:value-type="float">
            <text:p>4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3.8" calcext:value-type="float">
            <text:p>63,8</text:p>
          </table:table-cell>
          <table:table-cell office:value-type="float" office:value="57.2" calcext:value-type="float">
            <text:p>57,2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9.2" calcext:value-type="float">
            <text:p>59,2</text:p>
          </table:table-cell>
          <table:table-cell office:value-type="float" office:value="57.4" calcext:value-type="float">
            <text:p>57,4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6.95" calcext:value-type="float">
            <text:p>546,9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47.75" calcext:value-type="float">
            <text:p>547,75</text:p>
          </table:table-cell>
          <table:table-cell office:value-type="float" office:value="545.15" calcext:value-type="float">
            <text:p>545,1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54.8" calcext:value-type="float">
            <text:p>54,8</text:p>
          </table:table-cell>
          <table:table-cell office:value-type="float" office:value="54.3" calcext:value-type="float">
            <text:p>54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4.5" calcext:value-type="float">
            <text:p>64,5</text:p>
          </table:table-cell>
          <table:table-cell office:value-type="float" office:value="54.6" calcext:value-type="float">
            <text:p>54,6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484.7" calcext:value-type="float">
            <text:p>484,7</text:p>
          </table:table-cell>
          <table:table-cell office:value-type="float" office:value="478.05" calcext:value-type="float">
            <text:p>478,0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43.75" calcext:value-type="float">
            <text:p>643,75</text:p>
          </table:table-cell>
          <table:table-cell office:value-type="float" office:value="493.1" calcext:value-type="float">
            <text:p>493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58.1" calcext:value-type="float">
            <text:p>58,1</text:p>
          </table:table-cell>
          <table:table-cell office:value-type="float" office:value="55.7" calcext:value-type="float">
            <text:p>55,7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7" calcext:value-type="float">
            <text:p>77</text:p>
          </table:table-cell>
          <table:table-cell office:value-type="float" office:value="54.4" calcext:value-type="float">
            <text:p>54,4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527.2" calcext:value-type="float">
            <text:p>527,2</text:p>
          </table:table-cell>
          <table:table-cell office:value-type="float" office:value="527.5" calcext:value-type="float">
            <text:p>527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75.8" calcext:value-type="float">
            <text:p>575,8</text:p>
          </table:table-cell>
          <table:table-cell office:value-type="float" office:value="499.35" calcext:value-type="float">
            <text:p>499,3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51.5" calcext:value-type="float">
            <text:p>51,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9" calcext:value-type="float">
            <text:p>79</text:p>
          </table:table-cell>
          <table:table-cell office:value-type="float" office:value="56.5" calcext:value-type="float">
            <text:p>56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471.3" calcext:value-type="float">
            <text:p>471,3</text:p>
          </table:table-cell>
          <table:table-cell office:value-type="float" office:value="527.2" calcext:value-type="float">
            <text:p>527,2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45.65" calcext:value-type="float">
            <text:p>745,65</text:p>
          </table:table-cell>
          <table:table-cell office:value-type="float" office:value="505.9" calcext:value-type="float">
            <text:p>505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1.4" calcext:value-type="float">
            <text:p>61,4</text:p>
          </table:table-cell>
          <table:table-cell office:value-type="float" office:value="52.6" calcext:value-type="float">
            <text:p>52,6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64.8" calcext:value-type="float">
            <text:p>64,8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94.75" calcext:value-type="float">
            <text:p>594,75</text:p>
          </table:table-cell>
          <table:table-cell office:value-type="float" office:value="514.65" calcext:value-type="float">
            <text:p>514,6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69.85" calcext:value-type="float">
            <text:p>569,8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70.1" calcext:value-type="float">
            <text:p>70,1</text:p>
          </table:table-cell>
          <table:table-cell table:formula="of:=[.G3]" office:value-type="float" office:value="51.1" calcext:value-type="float">
            <text:p>51,1</text:p>
          </table:table-cell>
          <table:table-cell table:formula="of:=[.C9]" office:value-type="float" office:value="54.3" calcext:value-type="float">
            <text:p>54,3</text:p>
          </table:table-cell>
          <table:table-cell table:formula="of:=[.G9]" office:value-type="float" office:value="49" calcext:value-type="float">
            <text:p>49</text:p>
          </table:table-cell>
          <table:table-cell table:formula="of:=[.C15]" office:value-type="float" office:value="54.3" calcext:value-type="float">
            <text:p>54,3</text:p>
          </table:table-cell>
          <table:table-cell table:formula="of:=[.G15]" office:value-type="float" office:value="54.6" calcext:value-type="float">
            <text:p>54,6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470.6" calcext:value-type="float">
            <text:p>470,6</text:p>
          </table:table-cell>
          <table:table-cell table:formula="of:=[.P3]" office:value-type="float" office:value="563.4" calcext:value-type="float">
            <text:p>563,4</text:p>
          </table:table-cell>
          <table:table-cell table:formula="of:=[.L9]" office:value-type="float" office:value="544.7" calcext:value-type="float">
            <text:p>544,7</text:p>
          </table:table-cell>
          <table:table-cell table:formula="of:=[.P9]" office:value-type="float" office:value="531.8" calcext:value-type="float">
            <text:p>531,8</text:p>
          </table:table-cell>
          <table:table-cell table:formula="of:=[.L15]" office:value-type="float" office:value="478.05" calcext:value-type="float">
            <text:p>478,05</text:p>
          </table:table-cell>
          <table:table-cell table:formula="of:=[.P15]" office:value-type="float" office:value="493.1" calcext:value-type="float">
            <text:p>493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65" calcext:value-type="float">
            <text:p>65</text:p>
          </table:table-cell>
          <table:table-cell table:formula="of:=[.F3]" office:value-type="float" office:value="63.4" calcext:value-type="float">
            <text:p>63,4</text:p>
          </table:table-cell>
          <table:table-cell table:formula="of:=[.B9]" office:value-type="float" office:value="67.2" calcext:value-type="float">
            <text:p>67,2</text:p>
          </table:table-cell>
          <table:table-cell table:formula="of:=[.F9]" office:value-type="float" office:value="56.7" calcext:value-type="float">
            <text:p>56,7</text:p>
          </table:table-cell>
          <table:table-cell table:formula="of:=[.B15]" office:value-type="float" office:value="54.8" calcext:value-type="float">
            <text:p>54,8</text:p>
          </table:table-cell>
          <table:table-cell table:formula="of:=[.F15]" office:value-type="float" office:value="64.5" calcext:value-type="float">
            <text:p>64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666" calcext:value-type="float">
            <text:p>666</text:p>
          </table:table-cell>
          <table:table-cell table:formula="of:=[.O3]" office:value-type="float" office:value="595.5" calcext:value-type="float">
            <text:p>595,5</text:p>
          </table:table-cell>
          <table:table-cell table:formula="of:=[.K9]" office:value-type="float" office:value="775.95" calcext:value-type="float">
            <text:p>775,95</text:p>
          </table:table-cell>
          <table:table-cell table:formula="of:=[.O9]" office:value-type="float" office:value="540.15" calcext:value-type="float">
            <text:p>540,15</text:p>
          </table:table-cell>
          <table:table-cell table:formula="of:=[.K15]" office:value-type="float" office:value="484.7" calcext:value-type="float">
            <text:p>484,7</text:p>
          </table:table-cell>
          <table:table-cell table:formula="of:=[.O15]" office:value-type="float" office:value="643.75" calcext:value-type="float">
            <text:p>643,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63.4" calcext:value-type="float">
            <text:p>63,4</text:p>
          </table:table-cell>
          <table:table-cell table:formula="of:=[.$G6]" office:value-type="float" office:value="51.2" calcext:value-type="float">
            <text:p>51,2</text:p>
          </table:table-cell>
          <table:table-cell table:formula="of:=[.$C12]" office:value-type="float" office:value="57.2" calcext:value-type="float">
            <text:p>57,2</text:p>
          </table:table-cell>
          <table:table-cell table:formula="of:=[.$G12]" office:value-type="float" office:value="57.4" calcext:value-type="float">
            <text:p>57,4</text:p>
          </table:table-cell>
          <table:table-cell table:formula="of:=[.$C18]" office:value-type="float" office:value="52.6" calcext:value-type="float">
            <text:p>52,6</text:p>
          </table:table-cell>
          <table:table-cell table:formula="of:=[.$G18]"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453.85" calcext:value-type="float">
            <text:p>453,85</text:p>
          </table:table-cell>
          <table:table-cell table:formula="of:=[.$P6]" office:value-type="float" office:value="496.85" calcext:value-type="float">
            <text:p>496,85</text:p>
          </table:table-cell>
          <table:table-cell table:formula="of:=[.$L12]" office:value-type="float" office:value="546.95" calcext:value-type="float">
            <text:p>546,95</text:p>
          </table:table-cell>
          <table:table-cell table:formula="of:=[.$P12]" office:value-type="float" office:value="545.15" calcext:value-type="float">
            <text:p>545,15</text:p>
          </table:table-cell>
          <table:table-cell table:formula="of:=[.$L18]" office:value-type="float" office:value="514.65" calcext:value-type="float">
            <text:p>514,65</text:p>
          </table:table-cell>
          <table:table-cell table:formula="of:=[.$P18]"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62.7" calcext:value-type="float">
            <text:p>62,7</text:p>
          </table:table-cell>
          <table:table-cell table:formula="of:=[.$F6]" office:value-type="float" office:value="57.2" calcext:value-type="float">
            <text:p>57,2</text:p>
          </table:table-cell>
          <table:table-cell table:formula="of:=[.$B12]" office:value-type="float" office:value="63.8" calcext:value-type="float">
            <text:p>63,8</text:p>
          </table:table-cell>
          <table:table-cell table:formula="of:=[.$F12]" office:value-type="float" office:value="59.2" calcext:value-type="float">
            <text:p>59,2</text:p>
          </table:table-cell>
          <table:table-cell table:formula="of:=[.$B18]" office:value-type="float" office:value="61.4" calcext:value-type="float">
            <text:p>61,4</text:p>
          </table:table-cell>
          <table:table-cell table:formula="of:=[.$F18]"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567" calcext:value-type="float">
            <text:p>567</text:p>
          </table:table-cell>
          <table:table-cell table:formula="of:=[.$O6]" office:value-type="float" office:value="539.6" calcext:value-type="float">
            <text:p>539,6</text:p>
          </table:table-cell>
          <table:table-cell table:formula="of:=[.$K12]" office:value-type="float" office:value="586.55" calcext:value-type="float">
            <text:p>586,55</text:p>
          </table:table-cell>
          <table:table-cell table:formula="of:=[.$O12]" office:value-type="float" office:value="547.75" calcext:value-type="float">
            <text:p>547,75</text:p>
          </table:table-cell>
          <table:table-cell table:formula="of:=[.$K18]" office:value-type="float" office:value="594.75" calcext:value-type="float">
            <text:p>594,75</text:p>
          </table:table-cell>
          <table:table-cell table:formula="of:=[.$O18]"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42" table:end-x="1.14mm" table:end-y="0.83mm" draw:z-index="0" draw:name="Grafico 7" draw:style-name="gr1" draw:text-style-name="P1" svg:width="170.75mm" svg:height="76.18mm" svg:x="0mm" svg:y="2.55mm">
              <draw:object draw:notify-on-update-of-ranges="'4'.B21:'4'.G21 '4'.A22:'4'.A22 '4'.B22:'4'.G22 '4'.A23:'4'.A23 '4'.B23:'4'.G23 '4'.A24:'4'.A24 '4'.B24:'4'.G24 '4'.A25:'4'.A25 '4'.B25:'4'.G25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8"/>
          <table:table-cell>
            <draw:frame table:end-cell-address="'4'.Q42" table:end-x="5mm" table:end-y="0.99mm" draw:z-index="1" draw:name="Grafico 8" draw:style-name="gr1" draw:text-style-name="P1" svg:width="174.13mm" svg:height="76.18mm" svg:x="0.47mm" svg:y="2.71mm">
              <draw:object draw:notify-on-update-of-ranges="'4'.K21:'4'.P21 '4'.J22:'4'.J22 '4'.K22:'4'.P22 '4'.J23:'4'.J23 '4'.K23:'4'.P23 '4'.J24:'4'.J24 '4'.K24:'4'.P24 '4'.J25:'4'.J25 '4'.K25:'4'.P2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69.9" calcext:value-type="float">
            <text:p>69,9</text:p>
          </table:table-cell>
          <table:table-cell table:formula="of:=[.G4]" office:value-type="float" office:value="51.2" calcext:value-type="float">
            <text:p>51,2</text:p>
          </table:table-cell>
          <table:table-cell table:formula="of:=[.C10]" office:value-type="float" office:value="54.3" calcext:value-type="float">
            <text:p>54,3</text:p>
          </table:table-cell>
          <table:table-cell table:formula="of:=[.G10]" office:value-type="float" office:value="57.1" calcext:value-type="float">
            <text:p>57,1</text:p>
          </table:table-cell>
          <table:table-cell table:formula="of:=[.C16]" office:value-type="float" office:value="55.7" calcext:value-type="float">
            <text:p>55,7</text:p>
          </table:table-cell>
          <table:table-cell table:formula="of:=[.G16]" office:value-type="float" office:value="54.4" calcext:value-type="float">
            <text:p>54,4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450.6" calcext:value-type="float">
            <text:p>450,6</text:p>
          </table:table-cell>
          <table:table-cell table:formula="of:=[.P4]" office:value-type="float" office:value="479.1" calcext:value-type="float">
            <text:p>479,1</text:p>
          </table:table-cell>
          <table:table-cell table:formula="of:=[.L10]" office:value-type="float" office:value="551.05" calcext:value-type="float">
            <text:p>551,05</text:p>
          </table:table-cell>
          <table:table-cell table:formula="of:=[.P10]" office:value-type="float" office:value="550.2" calcext:value-type="float">
            <text:p>550,2</text:p>
          </table:table-cell>
          <table:table-cell table:formula="of:=[.L16]" office:value-type="float" office:value="527.5" calcext:value-type="float">
            <text:p>527,5</text:p>
          </table:table-cell>
          <table:table-cell table:formula="of:=[.P16]" office:value-type="float" office:value="499.35" calcext:value-type="float">
            <text:p>499,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60.8" calcext:value-type="float">
            <text:p>60,8</text:p>
          </table:table-cell>
          <table:table-cell table:formula="of:=[.F4]" office:value-type="float" office:value="61.2" calcext:value-type="float">
            <text:p>61,2</text:p>
          </table:table-cell>
          <table:table-cell table:formula="of:=[.B10]" office:value-type="float" office:value="64.5" calcext:value-type="float">
            <text:p>64,5</text:p>
          </table:table-cell>
          <table:table-cell table:formula="of:=[.F10]" office:value-type="float" office:value="60.8" calcext:value-type="float">
            <text:p>60,8</text:p>
          </table:table-cell>
          <table:table-cell table:formula="of:=[.B16]" office:value-type="float" office:value="58.1" calcext:value-type="float">
            <text:p>58,1</text:p>
          </table:table-cell>
          <table:table-cell table:formula="of:=[.F16]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680.35" calcext:value-type="float">
            <text:p>680,35</text:p>
          </table:table-cell>
          <table:table-cell table:formula="of:=[.O4]" office:value-type="float" office:value="537.55" calcext:value-type="float">
            <text:p>537,55</text:p>
          </table:table-cell>
          <table:table-cell table:formula="of:=[.K10]" office:value-type="float" office:value="612.45" calcext:value-type="float">
            <text:p>612,45</text:p>
          </table:table-cell>
          <table:table-cell table:formula="of:=[.O10]" office:value-type="float" office:value="542.8" calcext:value-type="float">
            <text:p>542,8</text:p>
          </table:table-cell>
          <table:table-cell table:formula="of:=[.K16]" office:value-type="float" office:value="527.2" calcext:value-type="float">
            <text:p>527,2</text:p>
          </table:table-cell>
          <table:table-cell table:formula="of:=[.O16]" office:value-type="float" office:value="575.8" calcext:value-type="float">
            <text:p>575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63.4" calcext:value-type="float">
            <text:p>63,4</text:p>
          </table:table-cell>
          <table:table-cell office:value-type="float" office:value="51.2" calcext:value-type="float">
            <text:p>51,2</text:p>
          </table:table-cell>
          <table:table-cell office:value-type="float" office:value="57.2" calcext:value-type="float">
            <text:p>57,2</text:p>
          </table:table-cell>
          <table:table-cell office:value-type="float" office:value="57.4" calcext:value-type="float">
            <text:p>57,4</text:p>
          </table:table-cell>
          <table:table-cell office:value-type="float" office:value="52.6" calcext:value-type="float">
            <text:p>52,6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453.85" calcext:value-type="float">
            <text:p>453,85</text:p>
          </table:table-cell>
          <table:table-cell office:value-type="float" office:value="496.85" calcext:value-type="float">
            <text:p>496,85</text:p>
          </table:table-cell>
          <table:table-cell office:value-type="float" office:value="546.95" calcext:value-type="float">
            <text:p>546,95</text:p>
          </table:table-cell>
          <table:table-cell office:value-type="float" office:value="545.15" calcext:value-type="float">
            <text:p>545,15</text:p>
          </table:table-cell>
          <table:table-cell office:value-type="float" office:value="514.65" calcext:value-type="float">
            <text:p>514,6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62.7" calcext:value-type="float">
            <text:p>62,7</text:p>
          </table:table-cell>
          <table:table-cell office:value-type="float" office:value="57.2" calcext:value-type="float">
            <text:p>57,2</text:p>
          </table:table-cell>
          <table:table-cell office:value-type="float" office:value="63.8" calcext:value-type="float">
            <text:p>63,8</text:p>
          </table:table-cell>
          <table:table-cell office:value-type="float" office:value="59.2" calcext:value-type="float">
            <text:p>59,2</text:p>
          </table:table-cell>
          <table:table-cell office:value-type="float" office:value="61.4" calcext:value-type="float">
            <text:p>61,4</text:p>
          </table:table-cell>
          <table:table-cell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567" calcext:value-type="float">
            <text:p>567</text:p>
          </table:table-cell>
          <table:table-cell office:value-type="float" office:value="539.6" calcext:value-type="float">
            <text:p>539,6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7.75" calcext:value-type="float">
            <text:p>547,75</text:p>
          </table:table-cell>
          <table:table-cell office:value-type="float" office:value="594.75" calcext:value-type="float">
            <text:p>594,75</text:p>
          </table:table-cell>
          <table:table-cell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64" table:end-x="1.1mm" table:end-y="0.88mm" draw:z-index="2" draw:name="Grafico 9" draw:style-name="gr1" draw:text-style-name="P1" svg:width="170.71mm" svg:height="76.17mm" svg:x="0mm" svg:y="2.62mm">
              <draw:object draw:notify-on-update-of-ranges="'4'.B43:'4'.G43 '4'.A44:'4'.A44 '4'.B44:'4'.G44 '4'.A45:'4'.A45 '4'.B45:'4'.G45 '4'.A46:'4'.A46 '4'.B46:'4'.G46 '4'.A47:'4'.A47 '4'.B47:'4'.G4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8"/>
          <table:table-cell>
            <draw:frame table:end-cell-address="'4'.Q62" table:end-x="4.72mm" table:end-y="2.56mm" draw:z-index="3" draw:name="Grafico 10" draw:style-name="gr1" draw:text-style-name="P1" svg:width="174.13mm" svg:height="65.86mm" svg:x="0.19mm" svg:y="4.87mm">
              <draw:object draw:notify-on-update-of-ranges="'4'.K43:'4'.P43 '4'.J44:'4'.J44 '4'.K44:'4'.P44 '4'.J45:'4'.J45 '4'.K45:'4'.P45 '4'.J46:'4'.J46 '4'.K46:'4'.P46 '4'.J47:'4'.J47 '4'.K47:'4'.P4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48.5" calcext:value-type="float">
            <text:p>48,5</text:p>
          </table:table-cell>
          <table:table-cell table:formula="of:=[.G5]" office:value-type="float" office:value="58.5" calcext:value-type="float">
            <text:p>58,5</text:p>
          </table:table-cell>
          <table:table-cell table:formula="of:=[.C11]" office:value-type="float" office:value="55" calcext:value-type="float">
            <text:p>55</text:p>
          </table:table-cell>
          <table:table-cell table:formula="of:=[.G11]" office:value-type="float" office:value="53" calcext:value-type="float">
            <text:p>53</text:p>
          </table:table-cell>
          <table:table-cell table:formula="of:=[.C17]" office:value-type="float" office:value="58" calcext:value-type="float">
            <text:p>58</text:p>
          </table:table-cell>
          <table:table-cell table:formula="of:=[.G17]" office:value-type="float" office:value="56.5" calcext:value-type="float">
            <text:p>56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465.5" calcext:value-type="float">
            <text:p>465,5</text:p>
          </table:table-cell>
          <table:table-cell table:formula="of:=[.P5]" office:value-type="float" office:value="562.7" calcext:value-type="float">
            <text:p>562,7</text:p>
          </table:table-cell>
          <table:table-cell table:formula="of:=[.L11]" office:value-type="float" office:value="470.25" calcext:value-type="float">
            <text:p>470,25</text:p>
          </table:table-cell>
          <table:table-cell table:formula="of:=[.P11]" office:value-type="float" office:value="449" calcext:value-type="float">
            <text:p>449</text:p>
          </table:table-cell>
          <table:table-cell table:formula="of:=[.L17]" office:value-type="float" office:value="527.2" calcext:value-type="float">
            <text:p>527,2</text:p>
          </table:table-cell>
          <table:table-cell table:formula="of:=[.P17]" office:value-type="float" office:value="505.9" calcext:value-type="float">
            <text:p>505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63.5" calcext:value-type="float">
            <text:p>63,5</text:p>
          </table:table-cell>
          <table:table-cell office:value-type="float" office:value="67" calcext:value-type="float">
            <text:p>67</text:p>
          </table:table-cell>
          <table:table-cell table:formula="of:=[.B11]" office:value-type="float" office:value="56" calcext:value-type="float">
            <text:p>56</text:p>
          </table:table-cell>
          <table:table-cell table:formula="of:=[.F11]" office:value-type="float" office:value="57" calcext:value-type="float">
            <text:p>57</text:p>
          </table:table-cell>
          <table:table-cell table:formula="of:=[.B17]" office:value-type="float" office:value="51.5" calcext:value-type="float">
            <text:p>51,5</text:p>
          </table:table-cell>
          <table:table-cell table:formula="of:=[.F17]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566.05" calcext:value-type="float">
            <text:p>566,05</text:p>
          </table:table-cell>
          <table:table-cell table:formula="of:=[.O5]" office:value-type="float" office:value="572.95" calcext:value-type="float">
            <text:p>572,95</text:p>
          </table:table-cell>
          <table:table-cell table:formula="of:=[.K11]" office:value-type="float" office:value="534.45" calcext:value-type="float">
            <text:p>534,45</text:p>
          </table:table-cell>
          <table:table-cell table:formula="of:=[.O11]" office:value-type="float" office:value="546.75" calcext:value-type="float">
            <text:p>546,75</text:p>
          </table:table-cell>
          <table:table-cell table:formula="of:=[.K17]" office:value-type="float" office:value="471.3" calcext:value-type="float">
            <text:p>471,3</text:p>
          </table:table-cell>
          <table:table-cell table:formula="of:=[.O17]" office:value-type="float" office:value="745.65" calcext:value-type="float">
            <text:p>745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63.4" calcext:value-type="float">
            <text:p>63,4</text:p>
          </table:table-cell>
          <table:table-cell office:value-type="float" office:value="51.2" calcext:value-type="float">
            <text:p>51,2</text:p>
          </table:table-cell>
          <table:table-cell office:value-type="float" office:value="57.2" calcext:value-type="float">
            <text:p>57,2</text:p>
          </table:table-cell>
          <table:table-cell office:value-type="float" office:value="57.4" calcext:value-type="float">
            <text:p>57,4</text:p>
          </table:table-cell>
          <table:table-cell office:value-type="float" office:value="52.6" calcext:value-type="float">
            <text:p>52,6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453.85" calcext:value-type="float">
            <text:p>453,85</text:p>
          </table:table-cell>
          <table:table-cell office:value-type="float" office:value="496.85" calcext:value-type="float">
            <text:p>496,85</text:p>
          </table:table-cell>
          <table:table-cell office:value-type="float" office:value="546.95" calcext:value-type="float">
            <text:p>546,95</text:p>
          </table:table-cell>
          <table:table-cell office:value-type="float" office:value="545.15" calcext:value-type="float">
            <text:p>545,15</text:p>
          </table:table-cell>
          <table:table-cell office:value-type="float" office:value="514.65" calcext:value-type="float">
            <text:p>514,6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62.7" calcext:value-type="float">
            <text:p>62,7</text:p>
          </table:table-cell>
          <table:table-cell office:value-type="float" office:value="57.2" calcext:value-type="float">
            <text:p>57,2</text:p>
          </table:table-cell>
          <table:table-cell office:value-type="float" office:value="63.8" calcext:value-type="float">
            <text:p>63,8</text:p>
          </table:table-cell>
          <table:table-cell office:value-type="float" office:value="59.2" calcext:value-type="float">
            <text:p>59,2</text:p>
          </table:table-cell>
          <table:table-cell office:value-type="float" office:value="61.4" calcext:value-type="float">
            <text:p>61,4</text:p>
          </table:table-cell>
          <table:table-cell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567" calcext:value-type="float">
            <text:p>567</text:p>
          </table:table-cell>
          <table:table-cell office:value-type="float" office:value="539.6" calcext:value-type="float">
            <text:p>539,6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7.75" calcext:value-type="float">
            <text:p>547,75</text:p>
          </table:table-cell>
          <table:table-cell office:value-type="float" office:value="594.75" calcext:value-type="float">
            <text:p>594,75</text:p>
          </table:table-cell>
          <table:table-cell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86" table:end-x="1.14mm" table:end-y="1.26mm" draw:z-index="4" draw:name="Grafico 11" draw:style-name="gr1" draw:text-style-name="P1" svg:width="170.75mm" svg:height="76.19mm" svg:x="0mm" svg:y="2.97mm">
              <draw:object draw:notify-on-update-of-ranges="'4'.B65:'4'.G65 '4'.A66:'4'.A66 '4'.B66:'4'.G66 '4'.A67:'4'.A67 '4'.B67:'4'.G67 '4'.A68:'4'.A68 '4'.B68:'4'.G68 '4'.A69:'4'.A69 '4'.B69:'4'.G6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8"/>
          <table:table-cell>
            <draw:frame table:end-cell-address="'4'.Q84" table:end-x="4.72mm" table:end-y="3.32mm" draw:z-index="5" draw:name="Grafico 12" draw:style-name="gr1" draw:text-style-name="P1" svg:width="174.13mm" svg:height="66.61mm" svg:x="0.19mm" svg:y="4.87mm">
              <draw:object draw:notify-on-update-of-ranges="'4'.K65:'4'.P65 '4'.J66:'4'.J66 '4'.K66:'4'.P66 '4'.J67:'4'.J67 '4'.K67:'4'.P67 '4'.J68:'4'.J68 '4'.K68:'4'.P68 '4'.J69:'4'.J69 '4'.K69:'4'.P6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5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242.9" calcext:value-type="float">
            <text:p>242,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55.6" calcext:value-type="float">
            <text:p>155,6</text:p>
          </table:table-cell>
          <table:table-cell office:value-type="float" office:value="128.7" calcext:value-type="float">
            <text:p>128,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939.35" calcext:value-type="float">
            <text:p>1939,35</text:p>
          </table:table-cell>
          <table:table-cell office:value-type="float" office:value="1829.3" calcext:value-type="float">
            <text:p>1829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98.25" calcext:value-type="float">
            <text:p>1498,25</text:p>
          </table:table-cell>
          <table:table-cell office:value-type="float" office:value="1388.4" calcext:value-type="float">
            <text:p>1388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206.9" calcext:value-type="float">
            <text:p>206,9</text:p>
          </table:table-cell>
          <table:table-cell office:value-type="float" office:value="169.1" calcext:value-type="float">
            <text:p>169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5.4" calcext:value-type="float">
            <text:p>155,4</text:p>
          </table:table-cell>
          <table:table-cell office:value-type="float" office:value="134.6" calcext:value-type="float">
            <text:p>134,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2094.35" calcext:value-type="float">
            <text:p>2094,35</text:p>
          </table:table-cell>
          <table:table-cell office:value-type="float" office:value="1372.55" calcext:value-type="float">
            <text:p>1372,5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80.9" calcext:value-type="float">
            <text:p>1480,9</text:p>
          </table:table-cell>
          <table:table-cell office:value-type="float" office:value="1440.15" calcext:value-type="float">
            <text:p>1440,15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218" calcext:value-type="float">
            <text:p>218</text:p>
          </table:table-cell>
          <table:table-cell office:value-type="float" office:value="178.5" calcext:value-type="float">
            <text:p>178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4.5" calcext:value-type="float">
            <text:p>154,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2159" calcext:value-type="float">
            <text:p>2159</text:p>
          </table:table-cell>
          <table:table-cell office:value-type="float" office:value="1762.9" calcext:value-type="float">
            <text:p>1762,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21.75" calcext:value-type="float">
            <text:p>1521,75</text:p>
          </table:table-cell>
          <table:table-cell office:value-type="float" office:value="1481.05" calcext:value-type="float">
            <text:p>1481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234" calcext:value-type="float">
            <text:p>234</text:p>
          </table:table-cell>
          <table:table-cell office:value-type="float" office:value="160.4" calcext:value-type="float">
            <text:p>160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60.2" calcext:value-type="float">
            <text:p>160,2</text:p>
          </table:table-cell>
          <table:table-cell office:value-type="float" office:value="157.8" calcext:value-type="float">
            <text:p>157,8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2248.8" calcext:value-type="float">
            <text:p>2248,8</text:p>
          </table:table-cell>
          <table:table-cell office:value-type="float" office:value="1690.55" calcext:value-type="float">
            <text:p>1690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498.7" calcext:value-type="float">
            <text:p>1498,7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232.2" calcext:value-type="float">
            <text:p>232,2</text:p>
          </table:table-cell>
          <table:table-cell office:value-type="float" office:value="167.5" calcext:value-type="float">
            <text:p>167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8.6" calcext:value-type="float">
            <text:p>138,6</text:p>
          </table:table-cell>
          <table:table-cell office:value-type="float" office:value="150.3" calcext:value-type="float">
            <text:p>150,3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2356.75" calcext:value-type="float">
            <text:p>2356,75</text:p>
          </table:table-cell>
          <table:table-cell office:value-type="float" office:value="1361.2" calcext:value-type="float">
            <text:p>1361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20.3" calcext:value-type="float">
            <text:p>1420,3</text:p>
          </table:table-cell>
          <table:table-cell office:value-type="float" office:value="1429.9" calcext:value-type="float">
            <text:p>1429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233.2" calcext:value-type="float">
            <text:p>233,2</text:p>
          </table:table-cell>
          <table:table-cell office:value-type="float" office:value="142.4" calcext:value-type="float">
            <text:p>142,4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5.7" calcext:value-type="float">
            <text:p>135,7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2105" calcext:value-type="float">
            <text:p>2105</text:p>
          </table:table-cell>
          <table:table-cell office:value-type="float" office:value="1293.9" calcext:value-type="float">
            <text:p>1293,9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611.4" calcext:value-type="float">
            <text:p>1611,4</text:p>
          </table:table-cell>
          <table:table-cell office:value-type="float" office:value="1222.6" calcext:value-type="float">
            <text:p>1222,6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248" calcext:value-type="float">
            <text:p>248</text:p>
          </table:table-cell>
          <table:table-cell office:value-type="float" office:value="146.5" calcext:value-type="float">
            <text:p>146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6.5" calcext:value-type="float">
            <text:p>156,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2456.7" calcext:value-type="float">
            <text:p>2456,7</text:p>
          </table:table-cell>
          <table:table-cell office:value-type="float" office:value="1410.3" calcext:value-type="float">
            <text:p>1410,3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43" calcext:value-type="float">
            <text:p>1543</text:p>
          </table:table-cell>
          <table:table-cell office:value-type="float" office:value="1549.2" calcext:value-type="float">
            <text:p>1549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248.9" calcext:value-type="float">
            <text:p>248,9</text:p>
          </table:table-cell>
          <table:table-cell office:value-type="float" office:value="147.7" calcext:value-type="float">
            <text:p>147,7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61.9" calcext:value-type="float">
            <text:p>161,9</text:p>
          </table:table-cell>
          <table:table-cell office:value-type="float" office:value="149.3" calcext:value-type="float">
            <text:p>149,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736.7" calcext:value-type="float">
            <text:p>1736,7</text:p>
          </table:table-cell>
          <table:table-cell office:value-type="float" office:value="1426.45" calcext:value-type="float">
            <text:p>1426,4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442.9" calcext:value-type="float">
            <text:p>1442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83.3" calcext:value-type="float">
            <text:p>183,3</text:p>
          </table:table-cell>
          <table:table-cell office:value-type="float" office:value="131.5" calcext:value-type="float">
            <text:p>131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4.1" calcext:value-type="float">
            <text:p>134,1</text:p>
          </table:table-cell>
          <table:table-cell office:value-type="float" office:value="137.9" calcext:value-type="float">
            <text:p>137,9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651.15" calcext:value-type="float">
            <text:p>1651,15</text:p>
          </table:table-cell>
          <table:table-cell office:value-type="float" office:value="1311.2" calcext:value-type="float">
            <text:p>1311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83.2" calcext:value-type="float">
            <text:p>1383,2</text:p>
          </table:table-cell>
          <table:table-cell office:value-type="float" office:value="1233.3" calcext:value-type="float">
            <text:p>1233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89.1" calcext:value-type="float">
            <text:p>189,1</text:p>
          </table:table-cell>
          <table:table-cell office:value-type="float" office:value="142.2" calcext:value-type="float">
            <text:p>142,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7" calcext:value-type="float">
            <text:p>147</text:p>
          </table:table-cell>
          <table:table-cell office:value-type="float" office:value="142.6" calcext:value-type="float">
            <text:p>142,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567.6" calcext:value-type="float">
            <text:p>1567,6</text:p>
          </table:table-cell>
          <table:table-cell office:value-type="float" office:value="1221.75" calcext:value-type="float">
            <text:p>1221,7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22.6" calcext:value-type="float">
            <text:p>1322,6</text:p>
          </table:table-cell>
          <table:table-cell office:value-type="float" office:value="1268.4" calcext:value-type="float">
            <text:p>1268,4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169.5" calcext:value-type="float">
            <text:p>169,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6.5" calcext:value-type="float">
            <text:p>146,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643.6" calcext:value-type="float">
            <text:p>1643,6</text:p>
          </table:table-cell>
          <table:table-cell office:value-type="float" office:value="1242.75" calcext:value-type="float">
            <text:p>1242,7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22.4" calcext:value-type="float">
            <text:p>1422,4</text:p>
          </table:table-cell>
          <table:table-cell office:value-type="float" office:value="1311.7" calcext:value-type="float">
            <text:p>1311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71.1" calcext:value-type="float">
            <text:p>171,1</text:p>
          </table:table-cell>
          <table:table-cell office:value-type="float" office:value="134.1" calcext:value-type="float">
            <text:p>134,1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6.9" calcext:value-type="float">
            <text:p>136,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41.85" calcext:value-type="float">
            <text:p>1341,8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11.8" calcext:value-type="float">
            <text:p>1311,8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70" calcext:value-type="float">
            <text:p>170</text:p>
          </table:table-cell>
          <table:table-cell table:formula="of:=[.G3]" office:value-type="float" office:value="128.7" calcext:value-type="float">
            <text:p>128,7</text:p>
          </table:table-cell>
          <table:table-cell table:formula="of:=[.C9]" office:value-type="float" office:value="167.5" calcext:value-type="float">
            <text:p>167,5</text:p>
          </table:table-cell>
          <table:table-cell table:formula="of:=[.G9]" office:value-type="float" office:value="150.3" calcext:value-type="float">
            <text:p>150,3</text:p>
          </table:table-cell>
          <table:table-cell table:formula="of:=[.C15]" office:value-type="float" office:value="131.5" calcext:value-type="float">
            <text:p>131,5</text:p>
          </table:table-cell>
          <table:table-cell table:formula="of:=[.G15]" office:value-type="float" office:value="137.9" calcext:value-type="float">
            <text:p>137,9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829.3" calcext:value-type="float">
            <text:p>1829,3</text:p>
          </table:table-cell>
          <table:table-cell table:formula="of:=[.P3]" office:value-type="float" office:value="1388.4" calcext:value-type="float">
            <text:p>1388,4</text:p>
          </table:table-cell>
          <table:table-cell table:formula="of:=[.L9]" office:value-type="float" office:value="1361.2" calcext:value-type="float">
            <text:p>1361,2</text:p>
          </table:table-cell>
          <table:table-cell table:formula="of:=[.P9]" office:value-type="float" office:value="1429.9" calcext:value-type="float">
            <text:p>1429,9</text:p>
          </table:table-cell>
          <table:table-cell table:formula="of:=[.L15]" office:value-type="float" office:value="1311.2" calcext:value-type="float">
            <text:p>1311,2</text:p>
          </table:table-cell>
          <table:table-cell table:formula="of:=[.P15]" office:value-type="float" office:value="1233.3" calcext:value-type="float">
            <text:p>1233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242.9" calcext:value-type="float">
            <text:p>242,9</text:p>
          </table:table-cell>
          <table:table-cell table:formula="of:=[.F3]" office:value-type="float" office:value="155.6" calcext:value-type="float">
            <text:p>155,6</text:p>
          </table:table-cell>
          <table:table-cell table:formula="of:=[.B9]" office:value-type="float" office:value="232.2" calcext:value-type="float">
            <text:p>232,2</text:p>
          </table:table-cell>
          <table:table-cell table:formula="of:=[.F9]" office:value-type="float" office:value="138.6" calcext:value-type="float">
            <text:p>138,6</text:p>
          </table:table-cell>
          <table:table-cell table:formula="of:=[.B15]" office:value-type="float" office:value="183.3" calcext:value-type="float">
            <text:p>183,3</text:p>
          </table:table-cell>
          <table:table-cell table:formula="of:=[.F15]" office:value-type="float" office:value="134.1" calcext:value-type="float">
            <text:p>134,1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939.35" calcext:value-type="float">
            <text:p>1939,35</text:p>
          </table:table-cell>
          <table:table-cell table:formula="of:=[.O3]" office:value-type="float" office:value="1498.25" calcext:value-type="float">
            <text:p>1498,25</text:p>
          </table:table-cell>
          <table:table-cell table:formula="of:=[.K9]" office:value-type="float" office:value="2356.75" calcext:value-type="float">
            <text:p>2356,75</text:p>
          </table:table-cell>
          <table:table-cell table:formula="of:=[.O9]" office:value-type="float" office:value="1420.3" calcext:value-type="float">
            <text:p>1420,3</text:p>
          </table:table-cell>
          <table:table-cell table:formula="of:=[.K15]" office:value-type="float" office:value="1651.15" calcext:value-type="float">
            <text:p>1651,15</text:p>
          </table:table-cell>
          <table:table-cell table:formula="of:=[.O15]" office:value-type="float" office:value="1383.2" calcext:value-type="float">
            <text:p>138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60.4" calcext:value-type="float">
            <text:p>160,4</text:p>
          </table:table-cell>
          <table:table-cell table:formula="of:=[.$G6]" office:value-type="float" office:value="157.8" calcext:value-type="float">
            <text:p>157,8</text:p>
          </table:table-cell>
          <table:table-cell table:formula="of:=[.$C12]" office:value-type="float" office:value="147.7" calcext:value-type="float">
            <text:p>147,7</text:p>
          </table:table-cell>
          <table:table-cell table:formula="of:=[.$G12]" office:value-type="float" office:value="149.3" calcext:value-type="float">
            <text:p>149,3</text:p>
          </table:table-cell>
          <table:table-cell table:formula="of:=[.$C18]" office:value-type="float" office:value="134.1" calcext:value-type="float">
            <text:p>134,1</text:p>
          </table:table-cell>
          <table:table-cell table:formula="of:=[.$G18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690.55" calcext:value-type="float">
            <text:p>1690,55</text:p>
          </table:table-cell>
          <table:table-cell table:formula="of:=[.$P6]" office:value-type="float" office:value="1498.7" calcext:value-type="float">
            <text:p>1498,7</text:p>
          </table:table-cell>
          <table:table-cell table:formula="of:=[.$L12]" office:value-type="float" office:value="1426.45" calcext:value-type="float">
            <text:p>1426,45</text:p>
          </table:table-cell>
          <table:table-cell table:formula="of:=[.$P12]" office:value-type="float" office:value="1442.9" calcext:value-type="float">
            <text:p>1442,9</text:p>
          </table:table-cell>
          <table:table-cell table:formula="of:=[.$L18]" office:value-type="float" office:value="1341.85" calcext:value-type="float">
            <text:p>1341,85</text:p>
          </table:table-cell>
          <table:table-cell table:formula="of:=[.$P18]"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234" calcext:value-type="float">
            <text:p>234</text:p>
          </table:table-cell>
          <table:table-cell table:formula="of:=[.$F6]" office:value-type="float" office:value="160.2" calcext:value-type="float">
            <text:p>160,2</text:p>
          </table:table-cell>
          <table:table-cell table:formula="of:=[.$B12]" office:value-type="float" office:value="248.9" calcext:value-type="float">
            <text:p>248,9</text:p>
          </table:table-cell>
          <table:table-cell table:formula="of:=[.$F12]" office:value-type="float" office:value="161.9" calcext:value-type="float">
            <text:p>161,9</text:p>
          </table:table-cell>
          <table:table-cell table:formula="of:=[.$B18]" office:value-type="float" office:value="171.1" calcext:value-type="float">
            <text:p>171,1</text:p>
          </table:table-cell>
          <table:table-cell table:formula="of:=[.$F18]"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2248.8" calcext:value-type="float">
            <text:p>2248,8</text:p>
          </table:table-cell>
          <table:table-cell table:formula="of:=[.$O6]" office:value-type="float" office:value="1772.95" calcext:value-type="float">
            <text:p>1772,95</text:p>
          </table:table-cell>
          <table:table-cell table:formula="of:=[.$K12]" office:value-type="float" office:value="1736.7" calcext:value-type="float">
            <text:p>1736,7</text:p>
          </table:table-cell>
          <table:table-cell table:formula="of:=[.$O12]" office:value-type="float" office:value="1532.95" calcext:value-type="float">
            <text:p>1532,95</text:p>
          </table:table-cell>
          <table:table-cell table:formula="of:=[.$K18]" office:value-type="float" office:value="1773.35" calcext:value-type="float">
            <text:p>1773,35</text:p>
          </table:table-cell>
          <table:table-cell table:formula="of:=[.$O18]"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41" table:end-x="4.34mm" table:end-y="4.3mm" draw:z-index="0" draw:name="Grafico 7" draw:style-name="gr1" draw:text-style-name="P1" svg:width="172.03mm" svg:height="76.18mm" svg:x="1.92mm" svg:y="1.15mm">
              <draw:object draw:notify-on-update-of-ranges="'5'.B21:'5'.G21 '5'.A22:'5'.A22 '5'.B22:'5'.G22 '5'.A23:'5'.A23 '5'.B23:'5'.G23 '5'.A24:'5'.A24 '5'.B24:'5'.G24 '5'.A25:'5'.A25 '5'.B25:'5'.G2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8"/>
          <table:table-cell>
            <draw:frame table:end-cell-address="'5'.Q42" table:end-x="5.95mm" table:end-y="0.48mm" draw:z-index="1" draw:name="Grafico 8" draw:style-name="gr1" draw:text-style-name="P1" svg:width="175.36mm" svg:height="76.18mm" svg:x="0.19mm" svg:y="2.2mm">
              <draw:object draw:notify-on-update-of-ranges="'5'.K21:'5'.P21 '5'.J22:'5'.J22 '5'.K22:'5'.P22 '5'.J23:'5'.J23 '5'.K23:'5'.P23 '5'.J24:'5'.J24 '5'.K24:'5'.P24 '5'.J25:'5'.J25 '5'.K25:'5'.P2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69.1" calcext:value-type="float">
            <text:p>169,1</text:p>
          </table:table-cell>
          <table:table-cell table:formula="of:=[.G4]" office:value-type="float" office:value="134.6" calcext:value-type="float">
            <text:p>134,6</text:p>
          </table:table-cell>
          <table:table-cell table:formula="of:=[.C10]" office:value-type="float" office:value="142.4" calcext:value-type="float">
            <text:p>142,4</text:p>
          </table:table-cell>
          <table:table-cell table:formula="of:=[.G10]" office:value-type="float" office:value="150" calcext:value-type="float">
            <text:p>150</text:p>
          </table:table-cell>
          <table:table-cell table:formula="of:=[.C16]" office:value-type="float" office:value="142.2" calcext:value-type="float">
            <text:p>142,2</text:p>
          </table:table-cell>
          <table:table-cell table:formula="of:=[.G16]" office:value-type="float" office:value="142.6" calcext:value-type="float">
            <text:p>142,6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372.55" calcext:value-type="float">
            <text:p>1372,55</text:p>
          </table:table-cell>
          <table:table-cell table:formula="of:=[.P4]" office:value-type="float" office:value="1440.15" calcext:value-type="float">
            <text:p>1440,15</text:p>
          </table:table-cell>
          <table:table-cell table:formula="of:=[.L10]" office:value-type="float" office:value="1293.9" calcext:value-type="float">
            <text:p>1293,9</text:p>
          </table:table-cell>
          <table:table-cell table:formula="of:=[.P10]" office:value-type="float" office:value="1222.6" calcext:value-type="float">
            <text:p>1222,6</text:p>
          </table:table-cell>
          <table:table-cell table:formula="of:=[.L16]" office:value-type="float" office:value="1221.75" calcext:value-type="float">
            <text:p>1221,75</text:p>
          </table:table-cell>
          <table:table-cell table:formula="of:=[.P16]" office:value-type="float" office:value="1268.4" calcext:value-type="float">
            <text:p>1268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206.9" calcext:value-type="float">
            <text:p>206,9</text:p>
          </table:table-cell>
          <table:table-cell table:formula="of:=[.F4]" office:value-type="float" office:value="155.4" calcext:value-type="float">
            <text:p>155,4</text:p>
          </table:table-cell>
          <table:table-cell table:formula="of:=[.B10]" office:value-type="float" office:value="233.2" calcext:value-type="float">
            <text:p>233,2</text:p>
          </table:table-cell>
          <table:table-cell table:formula="of:=[.F10]" office:value-type="float" office:value="135.7" calcext:value-type="float">
            <text:p>135,7</text:p>
          </table:table-cell>
          <table:table-cell table:formula="of:=[.B16]" office:value-type="float" office:value="189.1" calcext:value-type="float">
            <text:p>189,1</text:p>
          </table:table-cell>
          <table:table-cell table:formula="of:=[.F16]"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2094.35" calcext:value-type="float">
            <text:p>2094,35</text:p>
          </table:table-cell>
          <table:table-cell table:formula="of:=[.O4]" office:value-type="float" office:value="1480.9" calcext:value-type="float">
            <text:p>1480,9</text:p>
          </table:table-cell>
          <table:table-cell table:formula="of:=[.K10]" office:value-type="float" office:value="2105" calcext:value-type="float">
            <text:p>2105</text:p>
          </table:table-cell>
          <table:table-cell table:formula="of:=[.O10]" office:value-type="float" office:value="1611.4" calcext:value-type="float">
            <text:p>1611,4</text:p>
          </table:table-cell>
          <table:table-cell table:formula="of:=[.K16]" office:value-type="float" office:value="1567.6" calcext:value-type="float">
            <text:p>1567,6</text:p>
          </table:table-cell>
          <table:table-cell table:formula="of:=[.O16]" office:value-type="float" office:value="1322.6" calcext:value-type="float">
            <text:p>1322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60.4" calcext:value-type="float">
            <text:p>160,4</text:p>
          </table:table-cell>
          <table:table-cell office:value-type="float" office:value="157.8" calcext:value-type="float">
            <text:p>157,8</text:p>
          </table:table-cell>
          <table:table-cell office:value-type="float" office:value="147.7" calcext:value-type="float">
            <text:p>147,7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1" calcext:value-type="float">
            <text:p>134,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690.55" calcext:value-type="float">
            <text:p>1690,5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26.45" calcext:value-type="float">
            <text:p>1426,45</text:p>
          </table:table-cell>
          <table:table-cell office:value-type="float" office:value="1442.9" calcext:value-type="float">
            <text:p>1442,9</text:p>
          </table:table-cell>
          <table:table-cell office:value-type="float" office:value="1341.85" calcext:value-type="float">
            <text:p>1341,85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234" calcext:value-type="float">
            <text:p>234</text:p>
          </table:table-cell>
          <table:table-cell office:value-type="float" office:value="160.2" calcext:value-type="float">
            <text:p>160,2</text:p>
          </table:table-cell>
          <table:table-cell office:value-type="float" office:value="248.9" calcext:value-type="float">
            <text:p>248,9</text:p>
          </table:table-cell>
          <table:table-cell office:value-type="float" office:value="161.9" calcext:value-type="float">
            <text:p>161,9</text:p>
          </table:table-cell>
          <table:table-cell office:value-type="float" office:value="171.1" calcext:value-type="float">
            <text:p>171,1</text:p>
          </table:table-cell>
          <table:table-cell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2248.8" calcext:value-type="float">
            <text:p>2248,8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736.7" calcext:value-type="float">
            <text:p>1736,7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64" table:end-x="2.42mm" table:end-y="0.18mm" draw:z-index="2" draw:name="Grafico 9" draw:style-name="gr1" draw:text-style-name="P1" svg:width="172.03mm" svg:height="76.23mm" svg:x="0mm" svg:y="1.86mm">
              <draw:object draw:notify-on-update-of-ranges="'5'.B43:'5'.G43 '5'.A44:'5'.A44 '5'.B44:'5'.G44 '5'.A45:'5'.A45 '5'.B45:'5'.G45 '5'.A46:'5'.A46 '5'.B46:'5'.G46 '5'.A47:'5'.A47 '5'.B47:'5'.G47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8"/>
          <table:table-cell>
            <draw:frame table:end-cell-address="'5'.Q63" table:end-x="6.33mm" table:end-y="4.01mm" draw:z-index="3" draw:name="Grafico 10" draw:style-name="gr1" draw:text-style-name="P1" svg:width="175.36mm" svg:height="75.8mm" svg:x="0.57mm" svg:y="1.25mm">
              <draw:object draw:notify-on-update-of-ranges="'5'.K43:'5'.P43 '5'.J44:'5'.J44 '5'.K44:'5'.P44 '5'.J45:'5'.J45 '5'.K45:'5'.P45 '5'.J46:'5'.J46 '5'.K46:'5'.P46 '5'.J47:'5'.J47 '5'.K47:'5'.P47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178.5" calcext:value-type="float">
            <text:p>178,5</text:p>
          </table:table-cell>
          <table:table-cell table:formula="of:=[.G5]" office:value-type="float" office:value="150" calcext:value-type="float">
            <text:p>150</text:p>
          </table:table-cell>
          <table:table-cell table:formula="of:=[.C11]" office:value-type="float" office:value="146.5" calcext:value-type="float">
            <text:p>146,5</text:p>
          </table:table-cell>
          <table:table-cell table:formula="of:=[.G11]" office:value-type="float" office:value="157" calcext:value-type="float">
            <text:p>157</text:p>
          </table:table-cell>
          <table:table-cell table:formula="of:=[.C17]" office:value-type="float" office:value="130" calcext:value-type="float">
            <text:p>130</text:p>
          </table:table-cell>
          <table:table-cell table:formula="of:=[.G17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762.9" calcext:value-type="float">
            <text:p>1762,9</text:p>
          </table:table-cell>
          <table:table-cell table:formula="of:=[.P5]" office:value-type="float" office:value="1481.05" calcext:value-type="float">
            <text:p>1481,05</text:p>
          </table:table-cell>
          <table:table-cell table:formula="of:=[.L11]" office:value-type="float" office:value="1410.3" calcext:value-type="float">
            <text:p>1410,3</text:p>
          </table:table-cell>
          <table:table-cell table:formula="of:=[.P11]" office:value-type="float" office:value="1549.2" calcext:value-type="float">
            <text:p>1549,2</text:p>
          </table:table-cell>
          <table:table-cell table:formula="of:=[.L17]" office:value-type="float" office:value="1242.75" calcext:value-type="float">
            <text:p>1242,75</text:p>
          </table:table-cell>
          <table:table-cell table:formula="of:=[.P17]" office:value-type="float" office:value="1311.7" calcext:value-type="float">
            <text:p>1311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218" calcext:value-type="float">
            <text:p>218</text:p>
          </table:table-cell>
          <table:table-cell table:formula="of:=[.F5]" office:value-type="float" office:value="154.5" calcext:value-type="float">
            <text:p>154,5</text:p>
          </table:table-cell>
          <table:table-cell table:formula="of:=[.B11]" office:value-type="float" office:value="248" calcext:value-type="float">
            <text:p>248</text:p>
          </table:table-cell>
          <table:table-cell table:formula="of:=[.F11]" office:value-type="float" office:value="156.5" calcext:value-type="float">
            <text:p>156,5</text:p>
          </table:table-cell>
          <table:table-cell table:formula="of:=[.B17]" office:value-type="float" office:value="169.5" calcext:value-type="float">
            <text:p>169,5</text:p>
          </table:table-cell>
          <table:table-cell table:formula="of:=[.F17]"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2159" calcext:value-type="float">
            <text:p>2159</text:p>
          </table:table-cell>
          <table:table-cell table:formula="of:=[.O5]" office:value-type="float" office:value="1521.75" calcext:value-type="float">
            <text:p>1521,75</text:p>
          </table:table-cell>
          <table:table-cell table:formula="of:=[.K11]" office:value-type="float" office:value="2456.7" calcext:value-type="float">
            <text:p>2456,7</text:p>
          </table:table-cell>
          <table:table-cell table:formula="of:=[.O11]" office:value-type="float" office:value="1543" calcext:value-type="float">
            <text:p>1543</text:p>
          </table:table-cell>
          <table:table-cell table:formula="of:=[.K17]" office:value-type="float" office:value="1643.6" calcext:value-type="float">
            <text:p>1643,6</text:p>
          </table:table-cell>
          <table:table-cell table:formula="of:=[.O17]" office:value-type="float" office:value="1422.4" calcext:value-type="float">
            <text:p>1422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60.4" calcext:value-type="float">
            <text:p>160,4</text:p>
          </table:table-cell>
          <table:table-cell office:value-type="float" office:value="157.8" calcext:value-type="float">
            <text:p>157,8</text:p>
          </table:table-cell>
          <table:table-cell office:value-type="float" office:value="147.7" calcext:value-type="float">
            <text:p>147,7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1" calcext:value-type="float">
            <text:p>134,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690.55" calcext:value-type="float">
            <text:p>1690,5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26.45" calcext:value-type="float">
            <text:p>1426,45</text:p>
          </table:table-cell>
          <table:table-cell office:value-type="float" office:value="1442.9" calcext:value-type="float">
            <text:p>1442,9</text:p>
          </table:table-cell>
          <table:table-cell office:value-type="float" office:value="1341.85" calcext:value-type="float">
            <text:p>1341,85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234" calcext:value-type="float">
            <text:p>234</text:p>
          </table:table-cell>
          <table:table-cell office:value-type="float" office:value="160.2" calcext:value-type="float">
            <text:p>160,2</text:p>
          </table:table-cell>
          <table:table-cell office:value-type="float" office:value="248.9" calcext:value-type="float">
            <text:p>248,9</text:p>
          </table:table-cell>
          <table:table-cell office:value-type="float" office:value="161.9" calcext:value-type="float">
            <text:p>161,9</text:p>
          </table:table-cell>
          <table:table-cell office:value-type="float" office:value="171.1" calcext:value-type="float">
            <text:p>171,1</text:p>
          </table:table-cell>
          <table:table-cell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2248.8" calcext:value-type="float">
            <text:p>2248,8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736.7" calcext:value-type="float">
            <text:p>1736,7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86" table:end-x="2.42mm" table:end-y="1.88mm" draw:z-index="4" draw:name="Grafico 11" draw:style-name="gr1" draw:text-style-name="P1" svg:width="172.03mm" svg:height="76.19mm" svg:x="0mm" svg:y="3.59mm">
              <draw:object draw:notify-on-update-of-ranges="'5'.B65:'5'.G65 '5'.A66:'5'.A66 '5'.B66:'5'.G66 '5'.A67:'5'.A67 '5'.B67:'5'.G67 '5'.A68:'5'.A68 '5'.B68:'5'.G68 '5'.A69:'5'.A69 '5'.B69:'5'.G69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'5'.Q85" table:end-x="9.88mm" table:end-y="4.85mm" draw:z-index="5" draw:name="Grafico 12" draw:style-name="gr1" draw:text-style-name="P1" svg:width="179.54mm" svg:height="75.76mm" svg:x="21.02mm" svg:y="2.12mm">
              <draw:object draw:notify-on-update-of-ranges="'5'.K65:'5'.P65 '5'.J66:'5'.J66 '5'.K66:'5'.P66 '5'.J67:'5'.J67 '5'.K67:'5'.P67 '5'.J68:'5'.J68 '5'.K68:'5'.P68 '5'.J69:'5'.J69 '5'.K69:'5'.P69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90.6" calcext:value-type="float">
            <text:p>90,6</text:p>
          </table:table-cell>
          <table:table-cell office:value-type="float" office:value="89.5" calcext:value-type="float">
            <text:p>89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3" calcext:value-type="float">
            <text:p>83</text:p>
          </table:table-cell>
          <table:table-cell office:value-type="float" office:value="80.7" calcext:value-type="float">
            <text:p>80,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855.05" calcext:value-type="float">
            <text:p>855,05</text:p>
          </table:table-cell>
          <table:table-cell office:value-type="float" office:value="934.4" calcext:value-type="float">
            <text:p>934,4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61.75" calcext:value-type="float">
            <text:p>761,75</text:p>
          </table:table-cell>
          <table:table-cell office:value-type="float" office:value="740.05" calcext:value-type="float">
            <text:p>740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91.3" calcext:value-type="float">
            <text:p>91,3</text:p>
          </table:table-cell>
          <table:table-cell office:value-type="float" office:value="88.8" calcext:value-type="float">
            <text:p>88,8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1.3" calcext:value-type="float">
            <text:p>81,3</text:p>
          </table:table-cell>
          <table:table-cell office:value-type="float" office:value="80.3" calcext:value-type="float">
            <text:p>80,3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05.6" calcext:value-type="float">
            <text:p>805,6</text:p>
          </table:table-cell>
          <table:table-cell office:value-type="float" office:value="704.05" calcext:value-type="float">
            <text:p>704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61.95" calcext:value-type="float">
            <text:p>761,95</text:p>
          </table:table-cell>
          <table:table-cell office:value-type="float" office:value="720.2" calcext:value-type="float">
            <text:p>720,2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89.5" calcext:value-type="float">
            <text:p>89,5</text:p>
          </table:table-cell>
          <table:table-cell office:value-type="float" office:value="73.5" calcext:value-type="float">
            <text:p>73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859.8" calcext:value-type="float">
            <text:p>859,8</text:p>
          </table:table-cell>
          <table:table-cell office:value-type="float" office:value="713.25" calcext:value-type="float">
            <text:p>713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14.8" calcext:value-type="float">
            <text:p>814,8</text:p>
          </table:table-cell>
          <table:table-cell office:value-type="float" office:value="664.45" calcext:value-type="float">
            <text:p>664,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91.5" calcext:value-type="float">
            <text:p>91,5</text:p>
          </table:table-cell>
          <table:table-cell office:value-type="float" office:value="85.5" calcext:value-type="float">
            <text:p>85,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5.1" calcext:value-type="float">
            <text:p>85,1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808.05" calcext:value-type="float">
            <text:p>808,05</text:p>
          </table:table-cell>
          <table:table-cell office:value-type="float" office:value="818.75" calcext:value-type="float">
            <text:p>818,7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61.7" calcext:value-type="float">
            <text:p>861,7</text:p>
          </table:table-cell>
          <table:table-cell office:value-type="float" office:value="702.75" calcext:value-type="float">
            <text:p>702,7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89.6" calcext:value-type="float">
            <text:p>89,6</text:p>
          </table:table-cell>
          <table:table-cell office:value-type="float" office:value="79.3" calcext:value-type="float">
            <text:p>79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7" calcext:value-type="float">
            <text:p>77</text:p>
          </table:table-cell>
          <table:table-cell office:value-type="float" office:value="75.8" calcext:value-type="float">
            <text:p>75,8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871.15" calcext:value-type="float">
            <text:p>871,15</text:p>
          </table:table-cell>
          <table:table-cell office:value-type="float" office:value="662.9" calcext:value-type="float">
            <text:p>662,9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99.95" calcext:value-type="float">
            <text:p>699,95</text:p>
          </table:table-cell>
          <table:table-cell office:value-type="float" office:value="742.1" calcext:value-type="float">
            <text:p>742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01" calcext:value-type="float">
            <text:p>101</text:p>
          </table:table-cell>
          <table:table-cell office:value-type="float" office:value="80.1" calcext:value-type="float">
            <text:p>80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5.4" calcext:value-type="float">
            <text:p>75,4</text:p>
          </table:table-cell>
          <table:table-cell office:value-type="float" office:value="77.3" calcext:value-type="float">
            <text:p>77,3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89.95" calcext:value-type="float">
            <text:p>889,95</text:p>
          </table:table-cell>
          <table:table-cell office:value-type="float" office:value="707.65" calcext:value-type="float">
            <text:p>707,6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96.9" calcext:value-type="float">
            <text:p>796,9</text:p>
          </table:table-cell>
          <table:table-cell office:value-type="float" office:value="679.2" calcext:value-type="float">
            <text:p>679,2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85.5" calcext:value-type="float">
            <text:p>85,5</text:p>
          </table:table-cell>
          <table:table-cell office:value-type="float" office:value="72.5" calcext:value-type="float">
            <text:p>72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2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824.65" calcext:value-type="float">
            <text:p>824,65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09.3" calcext:value-type="float">
            <text:p>709,3</text:p>
          </table:table-cell>
          <table:table-cell office:value-type="float" office:value="665.5" calcext:value-type="float">
            <text:p>665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87.8" calcext:value-type="float">
            <text:p>87,8</text:p>
          </table:table-cell>
          <table:table-cell office:value-type="float" office:value="73.2" calcext:value-type="float">
            <text:p>73,2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4" calcext:value-type="float">
            <text:p>74</text:p>
          </table:table-cell>
          <table:table-cell office:value-type="float" office:value="72.9" calcext:value-type="float">
            <text:p>72,9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822.15" calcext:value-type="float">
            <text:p>822,15</text:p>
          </table:table-cell>
          <table:table-cell office:value-type="float" office:value="680.55" calcext:value-type="float">
            <text:p>680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20.9" calcext:value-type="float">
            <text:p>720,9</text:p>
          </table:table-cell>
          <table:table-cell office:value-type="float" office:value="680.75" calcext:value-type="float">
            <text:p>680,7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79.1" calcext:value-type="float">
            <text:p>79,1</text:p>
          </table:table-cell>
          <table:table-cell office:value-type="float" office:value="74.5" calcext:value-type="float">
            <text:p>74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5.7" calcext:value-type="float">
            <text:p>75,7</text:p>
          </table:table-cell>
          <table:table-cell office:value-type="float" office:value="76.4" calcext:value-type="float">
            <text:p>76,4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81.85" calcext:value-type="float">
            <text:p>781,85</text:p>
          </table:table-cell>
          <table:table-cell office:value-type="float" office:value="670.45" calcext:value-type="float">
            <text:p>670,4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37.8" calcext:value-type="float">
            <text:p>737,8</text:p>
          </table:table-cell>
          <table:table-cell office:value-type="float" office:value="799.1" calcext:value-type="float">
            <text:p>799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76.7" calcext:value-type="float">
            <text:p>76,7</text:p>
          </table:table-cell>
          <table:table-cell office:value-type="float" office:value="77.1" calcext:value-type="float">
            <text:p>77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4.6" calcext:value-type="float">
            <text:p>74,6</text:p>
          </table:table-cell>
          <table:table-cell office:value-type="float" office:value="77.7" calcext:value-type="float">
            <text:p>77,7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733.1" calcext:value-type="float">
            <text:p>733,1</text:p>
          </table:table-cell>
          <table:table-cell office:value-type="float" office:value="719.7" calcext:value-type="float">
            <text:p>719,7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684.7" calcext:value-type="float">
            <text:p>684,7</text:p>
          </table:table-cell>
          <table:table-cell office:value-type="float" office:value="730.4" calcext:value-type="float">
            <text:p>730,4</text:p>
          </table:table-cell>
          <table:table-cell table:number-columns-repeated="48"/>
        </table:table-row>
        <table:table-row table:style-name="ro1" table:visibility="collapse">
          <table:table-cell office:value-type="string" calcext:value-type="string">
            <text:p>C1 no canc</text:p>
          </table:table-cell>
          <table:table-cell office:value-type="float" office:value="74.5" calcext:value-type="float">
            <text:p>74,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1" calcext:value-type="float">
            <text:p>71</text:p>
          </table:table-cell>
          <table:table-cell office:value-type="float" office:value="78.5" calcext:value-type="float">
            <text:p>7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697.35" calcext:value-type="float">
            <text:p>697,35</text:p>
          </table:table-cell>
          <table:table-cell office:value-type="float" office:value="738.6" calcext:value-type="float">
            <text:p>738,6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663.46" calcext:value-type="float">
            <text:p>663,46</text:p>
          </table:table-cell>
          <table:table-cell office:value-type="float" office:value="717.95" calcext:value-type="float">
            <text:p>717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78.3" calcext:value-type="float">
            <text:p>78,3</text:p>
          </table:table-cell>
          <table:table-cell office:value-type="float" office:value="72.1" calcext:value-type="float">
            <text:p>72,1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4.7" calcext:value-type="float">
            <text:p>74,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712.8" calcext:value-type="float">
            <text:p>712,8</text:p>
          </table:table-cell>
          <table:table-cell office:value-type="float" office:value="671.55" calcext:value-type="float">
            <text:p>671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35.55" calcext:value-type="float">
            <text:p>735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1"/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89.5" calcext:value-type="float">
            <text:p>89,5</text:p>
          </table:table-cell>
          <table:table-cell table:formula="of:=[.G3]" office:value-type="float" office:value="80.7" calcext:value-type="float">
            <text:p>80,7</text:p>
          </table:table-cell>
          <table:table-cell table:formula="of:=[.C9]" office:value-type="float" office:value="79.3" calcext:value-type="float">
            <text:p>79,3</text:p>
          </table:table-cell>
          <table:table-cell table:formula="of:=[.G9]" office:value-type="float" office:value="75.8" calcext:value-type="float">
            <text:p>75,8</text:p>
          </table:table-cell>
          <table:table-cell table:formula="of:=[.C15]" office:value-type="float" office:value="74.5" calcext:value-type="float">
            <text:p>74,5</text:p>
          </table:table-cell>
          <table:table-cell table:formula="of:=[.G15]" office:value-type="float" office:value="76.4" calcext:value-type="float">
            <text:p>76,4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934.4" calcext:value-type="float">
            <text:p>934,4</text:p>
          </table:table-cell>
          <table:table-cell table:formula="of:=[.P3]" office:value-type="float" office:value="740.05" calcext:value-type="float">
            <text:p>740,05</text:p>
          </table:table-cell>
          <table:table-cell table:formula="of:=[.L9]" office:value-type="float" office:value="662.9" calcext:value-type="float">
            <text:p>662,9</text:p>
          </table:table-cell>
          <table:table-cell table:formula="of:=[.P9]" office:value-type="float" office:value="742.1" calcext:value-type="float">
            <text:p>742,1</text:p>
          </table:table-cell>
          <table:table-cell table:formula="of:=[.L15]" office:value-type="float" office:value="670.45" calcext:value-type="float">
            <text:p>670,45</text:p>
          </table:table-cell>
          <table:table-cell table:formula="of:=[.P15]" office:value-type="float" office:value="799.1" calcext:value-type="float">
            <text:p>799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90.6" calcext:value-type="float">
            <text:p>90,6</text:p>
          </table:table-cell>
          <table:table-cell table:formula="of:=[.F3]" office:value-type="float" office:value="83" calcext:value-type="float">
            <text:p>83</text:p>
          </table:table-cell>
          <table:table-cell table:formula="of:=[.B9]" office:value-type="float" office:value="89.6" calcext:value-type="float">
            <text:p>89,6</text:p>
          </table:table-cell>
          <table:table-cell table:formula="of:=[.F9]" office:value-type="float" office:value="77" calcext:value-type="float">
            <text:p>77</text:p>
          </table:table-cell>
          <table:table-cell table:formula="of:=[.B15]" office:value-type="float" office:value="79.1" calcext:value-type="float">
            <text:p>79,1</text:p>
          </table:table-cell>
          <table:table-cell table:formula="of:=[.F15]" office:value-type="float" office:value="75.7" calcext:value-type="float">
            <text:p>75,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855.05" calcext:value-type="float">
            <text:p>855,05</text:p>
          </table:table-cell>
          <table:table-cell table:formula="of:=[.O3]" office:value-type="float" office:value="761.75" calcext:value-type="float">
            <text:p>761,75</text:p>
          </table:table-cell>
          <table:table-cell table:formula="of:=[.K9]" office:value-type="float" office:value="871.15" calcext:value-type="float">
            <text:p>871,15</text:p>
          </table:table-cell>
          <table:table-cell table:formula="of:=[.O9]" office:value-type="float" office:value="699.95" calcext:value-type="float">
            <text:p>699,95</text:p>
          </table:table-cell>
          <table:table-cell table:formula="of:=[.K15]" office:value-type="float" office:value="781.85" calcext:value-type="float">
            <text:p>781,85</text:p>
          </table:table-cell>
          <table:table-cell table:formula="of:=[.O15]" office:value-type="float" office:value="737.8" calcext:value-type="float">
            <text:p>737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85.5" calcext:value-type="float">
            <text:p>85,5</text:p>
          </table:table-cell>
          <table:table-cell table:formula="of:=[.$G6]" office:value-type="float" office:value="78.1" calcext:value-type="float">
            <text:p>78,1</text:p>
          </table:table-cell>
          <table:table-cell table:formula="of:=[.$C12]" office:value-type="float" office:value="73.2" calcext:value-type="float">
            <text:p>73,2</text:p>
          </table:table-cell>
          <table:table-cell table:formula="of:=[.$G12]" office:value-type="float" office:value="72.9" calcext:value-type="float">
            <text:p>72,9</text:p>
          </table:table-cell>
          <table:table-cell table:formula="of:=[.$C18]" office:value-type="float" office:value="72.1" calcext:value-type="float">
            <text:p>72,1</text:p>
          </table:table-cell>
          <table:table-cell table:formula="of:=[.$G18]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818.75" calcext:value-type="float">
            <text:p>818,75</text:p>
          </table:table-cell>
          <table:table-cell table:formula="of:=[.$P6]" office:value-type="float" office:value="702.75" calcext:value-type="float">
            <text:p>702,75</text:p>
          </table:table-cell>
          <table:table-cell table:formula="of:=[.$L12]" office:value-type="float" office:value="680.55" calcext:value-type="float">
            <text:p>680,55</text:p>
          </table:table-cell>
          <table:table-cell table:formula="of:=[.$P12]" office:value-type="float" office:value="680.75" calcext:value-type="float">
            <text:p>680,75</text:p>
          </table:table-cell>
          <table:table-cell table:formula="of:=[.$L18]" office:value-type="float" office:value="671.55" calcext:value-type="float">
            <text:p>671,55</text:p>
          </table:table-cell>
          <table:table-cell table:formula="of:=[.$P18]"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91.5" calcext:value-type="float">
            <text:p>91,5</text:p>
          </table:table-cell>
          <table:table-cell table:formula="of:=[.$F6]" office:value-type="float" office:value="85.1" calcext:value-type="float">
            <text:p>85,1</text:p>
          </table:table-cell>
          <table:table-cell table:formula="of:=[.$B12]" office:value-type="float" office:value="87.8" calcext:value-type="float">
            <text:p>87,8</text:p>
          </table:table-cell>
          <table:table-cell table:formula="of:=[.$F12]" office:value-type="float" office:value="74" calcext:value-type="float">
            <text:p>74</text:p>
          </table:table-cell>
          <table:table-cell table:formula="of:=[.$B18]" office:value-type="float" office:value="78.3" calcext:value-type="float">
            <text:p>78,3</text:p>
          </table:table-cell>
          <table:table-cell table:formula="of:=[.$F18]"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808.05" calcext:value-type="float">
            <text:p>808,05</text:p>
          </table:table-cell>
          <table:table-cell table:formula="of:=[.$O6]" office:value-type="float" office:value="861.7" calcext:value-type="float">
            <text:p>861,7</text:p>
          </table:table-cell>
          <table:table-cell table:formula="of:=[.$K12]" office:value-type="float" office:value="822.15" calcext:value-type="float">
            <text:p>822,15</text:p>
          </table:table-cell>
          <table:table-cell table:formula="of:=[.$O12]" office:value-type="float" office:value="720.9" calcext:value-type="float">
            <text:p>720,9</text:p>
          </table:table-cell>
          <table:table-cell table:formula="of:=[.$K18]" office:value-type="float" office:value="712.8" calcext:value-type="float">
            <text:p>712,8</text:p>
          </table:table-cell>
          <table:table-cell table:formula="of:=[.$O18]"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41" table:end-x="2.83mm" table:end-y="4.79mm" draw:z-index="0" draw:name="Grafico 1" draw:style-name="gr1" draw:text-style-name="P1" svg:width="164.4mm" svg:height="76.18mm" svg:x="1.69mm" svg:y="1.64mm">
              <draw:object draw:notify-on-update-of-ranges="'6'.B21:'6'.G21 '6'.A22:'6'.A22 '6'.B22:'6'.G22 '6'.A23:'6'.A23 '6'.B23:'6'.G23 '6'.A24:'6'.A24 '6'.B24:'6'.G24 '6'.A25:'6'.A25 '6'.B25:'6'.G2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8"/>
          <table:table-cell>
            <draw:frame table:end-cell-address="'6'.Q41" table:end-x="5.88mm" table:end-y="4.72mm" draw:z-index="1" draw:name="Grafico 8" draw:style-name="gr1" draw:text-style-name="P1" svg:width="158.2mm" svg:height="76.18mm" svg:x="1.33mm" svg:y="1.57mm">
              <draw:object draw:notify-on-update-of-ranges="'6'.K21:'6'.P21 '6'.J22:'6'.J22 '6'.K22:'6'.P22 '6'.J23:'6'.J23 '6'.K23:'6'.P23 '6'.J24:'6'.J24 '6'.K24:'6'.P24 '6'.J25:'6'.J25 '6'.K25:'6'.P25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88.8" calcext:value-type="float">
            <text:p>88,8</text:p>
          </table:table-cell>
          <table:table-cell table:formula="of:=[.G4]" office:value-type="float" office:value="80.3" calcext:value-type="float">
            <text:p>80,3</text:p>
          </table:table-cell>
          <table:table-cell table:formula="of:=[.C10]" office:value-type="float" office:value="80.1" calcext:value-type="float">
            <text:p>80,1</text:p>
          </table:table-cell>
          <table:table-cell table:formula="of:=[.G10]" office:value-type="float" office:value="77.3" calcext:value-type="float">
            <text:p>77,3</text:p>
          </table:table-cell>
          <table:table-cell table:formula="of:=[.C16]" office:value-type="float" office:value="77.1" calcext:value-type="float">
            <text:p>77,1</text:p>
          </table:table-cell>
          <table:table-cell table:formula="of:=[.G16]" office:value-type="float" office:value="77.7" calcext:value-type="float">
            <text:p>77,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704.05" calcext:value-type="float">
            <text:p>704,05</text:p>
          </table:table-cell>
          <table:table-cell table:formula="of:=[.P4]" office:value-type="float" office:value="720.2" calcext:value-type="float">
            <text:p>720,2</text:p>
          </table:table-cell>
          <table:table-cell table:formula="of:=[.L10]" office:value-type="float" office:value="707.65" calcext:value-type="float">
            <text:p>707,65</text:p>
          </table:table-cell>
          <table:table-cell table:formula="of:=[.P10]" office:value-type="float" office:value="679.2" calcext:value-type="float">
            <text:p>679,2</text:p>
          </table:table-cell>
          <table:table-cell table:formula="of:=[.L16]" office:value-type="float" office:value="719.7" calcext:value-type="float">
            <text:p>719,7</text:p>
          </table:table-cell>
          <table:table-cell table:formula="of:=[.P16]" office:value-type="float" office:value="730.4" calcext:value-type="float">
            <text:p>730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91.3" calcext:value-type="float">
            <text:p>91,3</text:p>
          </table:table-cell>
          <table:table-cell table:formula="of:=[.F4]" office:value-type="float" office:value="81.3" calcext:value-type="float">
            <text:p>81,3</text:p>
          </table:table-cell>
          <table:table-cell table:formula="of:=[.B10]" office:value-type="float" office:value="101" calcext:value-type="float">
            <text:p>101</text:p>
          </table:table-cell>
          <table:table-cell table:formula="of:=[.F10]" office:value-type="float" office:value="75.4" calcext:value-type="float">
            <text:p>75,4</text:p>
          </table:table-cell>
          <table:table-cell office:value-type="float" office:value="78.5" calcext:value-type="float">
            <text:p>78,5</text:p>
          </table:table-cell>
          <table:table-cell table:formula="of:=[.F16]" office:value-type="float" office:value="74.6" calcext:value-type="float">
            <text:p>74,6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805.6" calcext:value-type="float">
            <text:p>805,6</text:p>
          </table:table-cell>
          <table:table-cell table:formula="of:=[.O4]" office:value-type="float" office:value="761.95" calcext:value-type="float">
            <text:p>761,95</text:p>
          </table:table-cell>
          <table:table-cell table:formula="of:=[.K10]" office:value-type="float" office:value="889.95" calcext:value-type="float">
            <text:p>889,95</text:p>
          </table:table-cell>
          <table:table-cell table:formula="of:=[.O10]" office:value-type="float" office:value="796.9" calcext:value-type="float">
            <text:p>796,9</text:p>
          </table:table-cell>
          <table:table-cell table:formula="of:=[.K16]" office:value-type="float" office:value="733.1" calcext:value-type="float">
            <text:p>733,1</text:p>
          </table:table-cell>
          <table:table-cell table:formula="of:=[.O16]" office:value-type="float" office:value="684.7" calcext:value-type="float">
            <text:p>684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85.5" calcext:value-type="float">
            <text:p>85,5</text:p>
          </table:table-cell>
          <table:table-cell office:value-type="float" office:value="78.1" calcext:value-type="float">
            <text:p>78,1</text:p>
          </table:table-cell>
          <table:table-cell office:value-type="float" office:value="73.2" calcext:value-type="float">
            <text:p>73,2</text:p>
          </table:table-cell>
          <table:table-cell office:value-type="float" office:value="72.9" calcext:value-type="float">
            <text:p>72,9</text:p>
          </table:table-cell>
          <table:table-cell office:value-type="float" office:value="72.1" calcext:value-type="float">
            <text:p>72,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818.75" calcext:value-type="float">
            <text:p>818,75</text:p>
          </table:table-cell>
          <table:table-cell office:value-type="float" office:value="702.75" calcext:value-type="float">
            <text:p>702,75</text:p>
          </table:table-cell>
          <table:table-cell office:value-type="float" office:value="680.55" calcext:value-type="float">
            <text:p>680,55</text:p>
          </table:table-cell>
          <table:table-cell office:value-type="float" office:value="680.75" calcext:value-type="float">
            <text:p>680,75</text:p>
          </table:table-cell>
          <table:table-cell office:value-type="float" office:value="671.55" calcext:value-type="float">
            <text:p>671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91.5" calcext:value-type="float">
            <text:p>91,5</text:p>
          </table:table-cell>
          <table:table-cell office:value-type="float" office:value="85.1" calcext:value-type="float">
            <text:p>85,1</text:p>
          </table:table-cell>
          <table:table-cell office:value-type="float" office:value="87.8" calcext:value-type="float">
            <text:p>87,8</text:p>
          </table:table-cell>
          <table:table-cell office:value-type="float" office:value="74" calcext:value-type="float">
            <text:p>74</text:p>
          </table:table-cell>
          <table:table-cell office:value-type="float" office:value="78.3" calcext:value-type="float">
            <text:p>78,3</text:p>
          </table:table-cell>
          <table:table-cell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808.05" calcext:value-type="float">
            <text:p>808,05</text:p>
          </table:table-cell>
          <table:table-cell office:value-type="float" office:value="861.7" calcext:value-type="float">
            <text:p>861,7</text:p>
          </table:table-cell>
          <table:table-cell office:value-type="float" office:value="822.15" calcext:value-type="float">
            <text:p>822,15</text:p>
          </table:table-cell>
          <table:table-cell office:value-type="float" office:value="720.9" calcext:value-type="float">
            <text:p>720,9</text:p>
          </table:table-cell>
          <table:table-cell office:value-type="float" office:value="712.8" calcext:value-type="float">
            <text:p>712,8</text:p>
          </table:table-cell>
          <table:table-cell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63" table:end-x="3.97mm" table:end-y="3.32mm" draw:z-index="2" draw:name="Grafico 9" draw:style-name="gr1" draw:text-style-name="P1" svg:width="164.4mm" svg:height="76.22mm" svg:x="2.83mm" svg:y="0.14mm">
              <draw:object draw:notify-on-update-of-ranges="'6'.B43:'6'.G43 '6'.A44:'6'.A44 '6'.B44:'6'.G44 '6'.A45:'6'.A45 '6'.B45:'6'.G45 '6'.A46:'6'.A46 '6'.B46:'6'.G46 '6'.A47:'6'.A47 '6'.B47:'6'.G47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7"/>
          <table:table-cell>
            <draw:frame table:end-cell-address="'6'.Q64" table:end-x="7.5mm" table:end-y="0.11mm" draw:z-index="3" draw:name="Grafico 10" draw:style-name="gr1" draw:text-style-name="P1" svg:width="162.2mm" svg:height="76.22mm" svg:x="20.03mm" svg:y="1.8mm">
              <draw:object draw:notify-on-update-of-ranges="'6'.K43:'6'.P43 '6'.J44:'6'.J44 '6'.K44:'6'.P44 '6'.J45:'6'.J45 '6'.K45:'6'.P45 '6'.J46:'6'.J46 '6'.K46:'6'.P46 '6'.J47:'6'.J47 '6'.K47:'6'.P47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73.5" calcext:value-type="float">
            <text:p>73,5</text:p>
          </table:table-cell>
          <table:table-cell table:formula="of:=[.G5]" office:value-type="float" office:value="69" calcext:value-type="float">
            <text:p>69</text:p>
          </table:table-cell>
          <table:table-cell table:formula="of:=[.C11]" office:value-type="float" office:value="72.5" calcext:value-type="float">
            <text:p>72,5</text:p>
          </table:table-cell>
          <table:table-cell table:formula="of:=[.G11]" office:value-type="float" office:value="72.5" calcext:value-type="float">
            <text:p>72,5</text:p>
          </table:table-cell>
          <table:table-cell office:value-type="float" office:value="80" calcext:value-type="float">
            <text:p>80</text:p>
          </table:table-cell>
          <table:table-cell table:formula="of:=[.G17]" office:value-type="float" office:value="78.5" calcext:value-type="float">
            <text:p>78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713.25" calcext:value-type="float">
            <text:p>713,25</text:p>
          </table:table-cell>
          <table:table-cell table:formula="of:=[.P5]" office:value-type="float" office:value="664.45" calcext:value-type="float">
            <text:p>664,45</text:p>
          </table:table-cell>
          <table:table-cell table:formula="of:=[.L11]" office:value-type="float" office:value="684" calcext:value-type="float">
            <text:p>684</text:p>
          </table:table-cell>
          <table:table-cell table:formula="of:=[.P11]" office:value-type="float" office:value="665.5" calcext:value-type="float">
            <text:p>665,5</text:p>
          </table:table-cell>
          <table:table-cell table:formula="of:=[.L17]" office:value-type="float" office:value="738.6" calcext:value-type="float">
            <text:p>738,6</text:p>
          </table:table-cell>
          <table:table-cell table:formula="of:=[.P17]" office:value-type="float" office:value="717.95" calcext:value-type="float">
            <text:p>717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89.5" calcext:value-type="float">
            <text:p>89,5</text:p>
          </table:table-cell>
          <table:table-cell table:formula="of:=[.F5]" office:value-type="float" office:value="85" calcext:value-type="float">
            <text:p>85</text:p>
          </table:table-cell>
          <table:table-cell table:formula="of:=[.B11]" office:value-type="float" office:value="85.5" calcext:value-type="float">
            <text:p>85,5</text:p>
          </table:table-cell>
          <table:table-cell table:formula="of:=[.F11]" office:value-type="float" office:value="74" calcext:value-type="float">
            <text:p>74</text:p>
          </table:table-cell>
          <table:table-cell office:value-type="float" office:value="74.5" calcext:value-type="float">
            <text:p>74,5</text:p>
          </table:table-cell>
          <table:table-cell table:formula="of:=[.F17]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859.8" calcext:value-type="float">
            <text:p>859,8</text:p>
          </table:table-cell>
          <table:table-cell table:formula="of:=[.O5]" office:value-type="float" office:value="814.8" calcext:value-type="float">
            <text:p>814,8</text:p>
          </table:table-cell>
          <table:table-cell table:formula="of:=[.K11]" office:value-type="float" office:value="824.65" calcext:value-type="float">
            <text:p>824,65</text:p>
          </table:table-cell>
          <table:table-cell table:formula="of:=[.O11]" office:value-type="float" office:value="709.3" calcext:value-type="float">
            <text:p>709,3</text:p>
          </table:table-cell>
          <table:table-cell table:formula="of:=[.K17]" office:value-type="float" office:value="697.35" calcext:value-type="float">
            <text:p>697,35</text:p>
          </table:table-cell>
          <table:table-cell table:formula="of:=[.O17]" office:value-type="float" office:value="663.46" calcext:value-type="float">
            <text:p>663,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85.5" calcext:value-type="float">
            <text:p>85,5</text:p>
          </table:table-cell>
          <table:table-cell office:value-type="float" office:value="78.1" calcext:value-type="float">
            <text:p>78,1</text:p>
          </table:table-cell>
          <table:table-cell office:value-type="float" office:value="73.2" calcext:value-type="float">
            <text:p>73,2</text:p>
          </table:table-cell>
          <table:table-cell office:value-type="float" office:value="72.9" calcext:value-type="float">
            <text:p>72,9</text:p>
          </table:table-cell>
          <table:table-cell office:value-type="float" office:value="72.1" calcext:value-type="float">
            <text:p>72,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818.75" calcext:value-type="float">
            <text:p>818,75</text:p>
          </table:table-cell>
          <table:table-cell office:value-type="float" office:value="702.75" calcext:value-type="float">
            <text:p>702,75</text:p>
          </table:table-cell>
          <table:table-cell office:value-type="float" office:value="680.55" calcext:value-type="float">
            <text:p>680,55</text:p>
          </table:table-cell>
          <table:table-cell office:value-type="float" office:value="680.75" calcext:value-type="float">
            <text:p>680,75</text:p>
          </table:table-cell>
          <table:table-cell table:style-name="ce2" office:value-type="float" office:value="671.55" calcext:value-type="float">
            <text:p>671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91.5" calcext:value-type="float">
            <text:p>91,5</text:p>
          </table:table-cell>
          <table:table-cell office:value-type="float" office:value="85.1" calcext:value-type="float">
            <text:p>85,1</text:p>
          </table:table-cell>
          <table:table-cell office:value-type="float" office:value="87.8" calcext:value-type="float">
            <text:p>87,8</text:p>
          </table:table-cell>
          <table:table-cell office:value-type="float" office:value="74" calcext:value-type="float">
            <text:p>74</text:p>
          </table:table-cell>
          <table:table-cell office:value-type="float" office:value="78.3" calcext:value-type="float">
            <text:p>78,3</text:p>
          </table:table-cell>
          <table:table-cell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808.05" calcext:value-type="float">
            <text:p>808,05</text:p>
          </table:table-cell>
          <table:table-cell office:value-type="float" office:value="861.7" calcext:value-type="float">
            <text:p>861,7</text:p>
          </table:table-cell>
          <table:table-cell office:value-type="float" office:value="822.15" calcext:value-type="float">
            <text:p>822,15</text:p>
          </table:table-cell>
          <table:table-cell office:value-type="float" office:value="720.9" calcext:value-type="float">
            <text:p>720,9</text:p>
          </table:table-cell>
          <table:table-cell table:style-name="ce1" office:value-type="float" office:value="712.8" calcext:value-type="float">
            <text:p>712,8</text:p>
          </table:table-cell>
          <table:table-cell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86" table:end-x="2.91mm" table:end-y="0.87mm" draw:z-index="4" draw:name="Grafico 11" draw:style-name="gr1" draw:text-style-name="P1" svg:width="164.4mm" svg:height="76.19mm" svg:x="1.77mm" svg:y="2.58mm">
              <draw:object draw:notify-on-update-of-ranges="'6'.B65:'6'.G65 '6'.A66:'6'.A66 '6'.B66:'6'.G66 '6'.A67:'6'.A67 '6'.B67:'6'.G67 '6'.A68:'6'.A68 '6'.B68:'6'.G68 '6'.A69:'6'.A69 '6'.B69:'6'.G69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7"/>
          <table:table-cell>
            <draw:frame table:end-cell-address="'6'.Q86" table:end-x="4.46mm" table:end-y="0.87mm" draw:z-index="5" draw:name="Grafico 12" draw:style-name="gr1" draw:text-style-name="P1" svg:width="158.16mm" svg:height="76.19mm" svg:x="21.03mm" svg:y="2.58mm">
              <draw:object draw:notify-on-update-of-ranges="'6'.K65:'6'.P65 '6'.J66:'6'.J66 '6'.K66:'6'.P66 '6'.J67:'6'.J67 '6'.K67:'6'.P67 '6'.J68:'6'.J68 '6'.K68:'6'.P68 '6'.J69:'6'.J69 '6'.K69:'6'.P69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5:49:59.6319926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07T16:19:35.180686559</dc:date>
    <meta:generator>LibreOffice/6.3.3.2$Linux_X86_64 LibreOffice_project/30$Build-2</meta:generator>
    <meta:editing-duration>PT35M21S</meta:editing-duration>
    <meta:editing-cycles>10</meta:editing-cycles>
    <meta:document-statistic meta:table-count="6" meta:cell-count="2332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5cm" svg:height="7.622cm" xlink:href=".." xlink:type="simple" chart:class="chart:bar" chart:style-name="ch1">
        <chart:title svg:x="7.094cm" svg:y="0.287cm" chart:style-name="ch2">
          <text:p>B1 Step </text:p>
        </chart:title>
        <chart:legend chart:legend-position="bottom" svg:x="4.938cm" svg:y="7.05cm" style:legend-expansion="wide" chart:style-name="ch3"/>
        <chart:plot-area chart:style-name="ch4" table:cell-range-address="'1'.B21:'1'.G25 '1'.A22:'1'.A25" chart:data-source-has-labels="both" svg:x="0.329cm" svg:y="1.318cm" svg:width="15.827cm" svg:height="5.396cm">
          <chartooo:coordinate-region svg:x="1.065cm" svg:y="1.504cm" svg:width="15.091cm" svg:height="4.74cm"/>
          <chart:axis chart:dimension="x" chart:name="primary-x" chart:style-name="ch5" chartooo:axis-type="auto">
            <chartooo:date-scale/>
            <chart:categories table:cell-range-address="'1'.B21:'1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22:'1'.G22" chart:label-cell-address="'1'.A22:'1'.A22" chart:class="chart:bar">
            <chart:data-point chart:repeated="6"/>
          </chart:series>
          <chart:series chart:style-name="ch9" chart:values-cell-range-address="'1'.B23:'1'.G23" chart:label-cell-address="'1'.A23:'1'.A23" chart:class="chart:bar">
            <chart:data-point chart:repeated="6"/>
          </chart:series>
          <chart:series chart:style-name="ch10" chart:values-cell-range-address="'1'.B24:'1'.G24" chart:label-cell-address="'1'.A24:'1'.A24" chart:class="chart:bar">
            <chart:data-point chart:repeated="6"/>
          </chart:series>
          <chart:series chart:style-name="ch11" chart:values-cell-range-address="'1'.B25:'1'.G25" chart:label-cell-address="'1'.A25:'1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21:'1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22:'1'.A22</svg:desc>
                </draw:g>
              </table:table-cell>
              <table:table-cell office:value-type="float" office:value="130.5">
                <text:p>130.5</text:p>
                <draw:g>
                  <svg:desc>'1'.B22:'1'.G22</svg:desc>
                </draw:g>
              </table:table-cell>
              <table:table-cell office:value-type="float" office:value="153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108.5">
                <text:p>108.5</text:p>
              </table:table-cell>
              <table:table-cell office:value-type="float" office:value="123.5">
                <text:p>123.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PB</text:p>
                <draw:g>
                  <svg:desc>'1'.A23:'1'.A23</svg:desc>
                </draw:g>
              </table:table-cell>
              <table:table-cell office:value-type="float" office:value="133.5">
                <text:p>133.5</text:p>
                <draw:g>
                  <svg:desc>'1'.B23:'1'.G2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33.5">
                <text:p>133.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Originale PR</text:p>
                <draw:g>
                  <svg:desc>'1'.A24:'1'.A24</svg:desc>
                </draw:g>
              </table:table-cell>
              <table:table-cell office:value-type="float" office:value="142.3">
                <text:p>142.3</text:p>
                <draw:g>
                  <svg:desc>'1'.B24:'1'.G24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25:'1'.A25</svg:desc>
                </draw:g>
              </table:table-cell>
              <table:table-cell office:value-type="float" office:value="140.7">
                <text:p>140.7</text:p>
                <draw:g>
                  <svg:desc>'1'.B25:'1'.G25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622cm" xlink:href=".." xlink:type="simple" chart:class="chart:bar" chart:style-name="ch1">
        <chart:title svg:x="6.673cm" svg:y="0.288cm" chart:style-name="ch2">
          <text:p>C1 Distanze</text:p>
        </chart:title>
        <chart:legend chart:legend-position="bottom" svg:x="5.401cm" svg:y="7.05cm" style:legend-expansion="wide" chart:style-name="ch3"/>
        <chart:plot-area chart:style-name="ch4" table:cell-range-address="'2'.K43:'2'.P47 '2'.J44:'2'.J47" chart:data-source-has-labels="both" svg:x="0.348cm" svg:y="1.563cm" svg:width="16.715cm" svg:height="5.151cm">
          <chartooo:coordinate-region svg:x="1.296cm" svg:y="1.749cm" svg:width="15.767cm" svg:height="4.495cm"/>
          <chart:axis chart:dimension="x" chart:name="primary-x" chart:style-name="ch5" chartooo:axis-type="auto">
            <chartooo:date-scale/>
            <chart:categories table:cell-range-address="'2'.K43:'2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44:'2'.P44" chart:label-cell-address="'2'.J44:'2'.J44" chart:class="chart:bar">
            <chart:data-point chart:repeated="6"/>
          </chart:series>
          <chart:series chart:style-name="ch9" chart:values-cell-range-address="'2'.K45:'2'.P45" chart:label-cell-address="'2'.J45:'2'.J45" chart:class="chart:bar">
            <chart:data-point chart:repeated="6"/>
          </chart:series>
          <chart:series chart:style-name="ch10" chart:values-cell-range-address="'2'.K46:'2'.P46" chart:label-cell-address="'2'.J46:'2'.J46" chart:class="chart:bar">
            <chart:data-point chart:repeated="6"/>
          </chart:series>
          <chart:series chart:style-name="ch11" chart:values-cell-range-address="'2'.K47:'2'.P47" chart:label-cell-address="'2'.J47:'2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43:'2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44:'2'.J44</svg:desc>
                </draw:g>
              </table:table-cell>
              <table:table-cell office:value-type="float" office:value="1725">
                <text:p>1725</text:p>
                <draw:g>
                  <svg:desc>'2'.K44:'2'.P44</svg:desc>
                </draw:g>
              </table:table-cell>
              <table:table-cell office:value-type="float" office:value="1411.75">
                <text:p>1411.75</text:p>
              </table:table-cell>
              <table:table-cell office:value-type="float" office:value="1318.45">
                <text:p>1318.45</text:p>
              </table:table-cell>
              <table:table-cell office:value-type="float" office:value="1458.3">
                <text:p>1458.3</text:p>
              </table:table-cell>
              <table:table-cell office:value-type="float" office:value="1257.4">
                <text:p>1257.4</text:p>
              </table:table-cell>
              <table:table-cell office:value-type="float" office:value="1121.8">
                <text:p>1121.8</text:p>
              </table:table-cell>
            </table:table-row>
            <table:table-row>
              <table:table-cell office:value-type="string">
                <text:p>PB</text:p>
                <draw:g>
                  <svg:desc>'2'.J45:'2'.J45</svg:desc>
                </draw:g>
              </table:table-cell>
              <table:table-cell office:value-type="float" office:value="1250.75">
                <text:p>1250.75</text:p>
                <draw:g>
                  <svg:desc>'2'.K45:'2'.P45</svg:desc>
                </draw:g>
              </table:table-cell>
              <table:table-cell office:value-type="float" office:value="1502.55">
                <text:p>1502.55</text:p>
              </table:table-cell>
              <table:table-cell office:value-type="float" office:value="1384.15">
                <text:p>1384.15</text:p>
              </table:table-cell>
              <table:table-cell office:value-type="float" office:value="1461.6">
                <text:p>1461.6</text:p>
              </table:table-cell>
              <table:table-cell office:value-type="float" office:value="1299.55">
                <text:p>1299.5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Originale PR</text:p>
                <draw:g>
                  <svg:desc>'2'.J46:'2'.J46</svg:desc>
                </draw:g>
              </table:table-cell>
              <table:table-cell office:value-type="float" office:value="1318">
                <text:p>1318</text:p>
                <draw:g>
                  <svg:desc>'2'.K46:'2'.P46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47:'2'.J47</svg:desc>
                </draw:g>
              </table:table-cell>
              <table:table-cell office:value-type="float" office:value="1249.85">
                <text:p>1249.85</text:p>
                <draw:g>
                  <svg:desc>'2'.K47:'2'.P47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6.163cm" svg:y="0.287cm" chart:style-name="ch2">
          <text:p>C1 no canc Step</text:p>
        </chart:title>
        <chart:legend chart:legend-position="bottom" svg:x="4.986cm" svg:y="7.05cm" style:legend-expansion="wide" chart:style-name="ch3"/>
        <chart:plot-area chart:style-name="ch4" table:cell-range-address="'2'.B65:'2'.G69 '2'.A66:'2'.A69" chart:data-source-has-labels="both" svg:x="0.331cm" svg:y="1.318cm" svg:width="15.918cm" svg:height="5.396cm">
          <chartooo:coordinate-region svg:x="1.067cm" svg:y="1.504cm" svg:width="15.182cm" svg:height="4.74cm"/>
          <chart:axis chart:dimension="x" chart:name="primary-x" chart:style-name="ch5" chartooo:axis-type="auto">
            <chartooo:date-scale/>
            <chart:categories table:cell-range-address="'2'.B65:'2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66:'2'.G66" chart:label-cell-address="'2'.A66:'2'.A66" chart:class="chart:bar">
            <chart:data-point chart:repeated="6"/>
          </chart:series>
          <chart:series chart:style-name="ch9" chart:values-cell-range-address="'2'.B67:'2'.G67" chart:label-cell-address="'2'.A67:'2'.A67" chart:class="chart:bar">
            <chart:data-point chart:repeated="6"/>
          </chart:series>
          <chart:series chart:style-name="ch10" chart:values-cell-range-address="'2'.B68:'2'.G68" chart:label-cell-address="'2'.A68:'2'.A68" chart:class="chart:bar">
            <chart:data-point chart:repeated="6"/>
          </chart:series>
          <chart:series chart:style-name="ch11" chart:values-cell-range-address="'2'.B69:'2'.G69" chart:label-cell-address="'2'.A69:'2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65:'2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66:'2'.A66</svg:desc>
                </draw:g>
              </table:table-cell>
              <table:table-cell office:value-type="float" office:value="181.5">
                <text:p>181.5</text:p>
                <draw:g>
                  <svg:desc>'2'.B66:'2'.G66</svg:desc>
                </draw:g>
              </table:table-cell>
              <table:table-cell office:value-type="float" office:value="164.5">
                <text:p>164.5</text:p>
              </table:table-cell>
              <table:table-cell office:value-type="float" office:value="145.5">
                <text:p>145.5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PB</text:p>
                <draw:g>
                  <svg:desc>'2'.A67:'2'.A67</svg:desc>
                </draw:g>
              </table:table-cell>
              <table:table-cell office:value-type="float" office:value="127">
                <text:p>127</text:p>
                <draw:g>
                  <svg:desc>'2'.B67:'2'.G67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6.5">
                <text:p>136.5</text:p>
              </table:table-cell>
              <table:table-cell office:value-type="float" office:value="139">
                <text:p>139</text:p>
              </table:table-cell>
              <table:table-cell office:value-type="float" office:value="137.5">
                <text:p>137.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Originale PR</text:p>
                <draw:g>
                  <svg:desc>'2'.A68:'2'.A68</svg:desc>
                </draw:g>
              </table:table-cell>
              <table:table-cell office:value-type="float" office:value="159">
                <text:p>159</text:p>
                <draw:g>
                  <svg:desc>'2'.B68:'2'.G68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69:'2'.A69</svg:desc>
                </draw:g>
              </table:table-cell>
              <table:table-cell office:value-type="float" office:value="130">
                <text:p>130</text:p>
                <draw:g>
                  <svg:desc>'2'.B69:'2'.G69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593cm" xlink:href=".." xlink:type="simple" chart:class="chart:bar" chart:style-name="ch1">
        <chart:title svg:x="6.049cm" svg:y="0.286cm" chart:style-name="ch2">
          <text:p>C1 no canc Distanze</text:p>
        </chart:title>
        <chart:legend chart:legend-position="bottom" svg:x="5.401cm" svg:y="7.021cm" style:legend-expansion="wide" chart:style-name="ch3"/>
        <chart:plot-area chart:style-name="ch4" table:cell-range-address="'2'.K65:'2'.P69 '2'.J66:'2'.J69" chart:data-source-has-labels="both" svg:x="0.348cm" svg:y="1.316cm" svg:width="16.715cm" svg:height="5.37cm">
          <chartooo:coordinate-region svg:x="1.296cm" svg:y="1.502cm" svg:width="15.767cm" svg:height="4.714cm"/>
          <chart:axis chart:dimension="x" chart:name="primary-x" chart:style-name="ch5" chartooo:axis-type="auto">
            <chartooo:date-scale/>
            <chart:categories table:cell-range-address="'2'.K65:'2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66:'2'.P66" chart:label-cell-address="'2'.J66:'2'.J66" chart:class="chart:bar">
            <chart:data-point chart:repeated="6"/>
          </chart:series>
          <chart:series chart:style-name="ch9" chart:values-cell-range-address="'2'.K67:'2'.P67" chart:label-cell-address="'2'.J67:'2'.J67" chart:class="chart:bar">
            <chart:data-point chart:repeated="6"/>
          </chart:series>
          <chart:series chart:style-name="ch10" chart:values-cell-range-address="'2'.K68:'2'.P68" chart:label-cell-address="'2'.J68:'2'.J68" chart:class="chart:bar">
            <chart:data-point chart:repeated="6"/>
          </chart:series>
          <chart:series chart:style-name="ch11" chart:values-cell-range-address="'2'.K69:'2'.P69" chart:label-cell-address="'2'.J69:'2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65:'2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66:'2'.J66</svg:desc>
                </draw:g>
              </table:table-cell>
              <table:table-cell office:value-type="float" office:value="1682.2">
                <text:p>1682.2</text:p>
                <draw:g>
                  <svg:desc>'2'.K66:'2'.P66</svg:desc>
                </draw:g>
              </table:table-cell>
              <table:table-cell office:value-type="float" office:value="1596.2">
                <text:p>1596.2</text:p>
              </table:table-cell>
              <table:table-cell office:value-type="float" office:value="1302.75">
                <text:p>1302.75</text:p>
              </table:table-cell>
              <table:table-cell office:value-type="float" office:value="1346.4">
                <text:p>1346.4</text:p>
              </table:table-cell>
              <table:table-cell office:value-type="float" office:value="1222.6">
                <text:p>1222.6</text:p>
              </table:table-cell>
              <table:table-cell office:value-type="float" office:value="1253.2">
                <text:p>1253.2</text:p>
              </table:table-cell>
            </table:table-row>
            <table:table-row>
              <table:table-cell office:value-type="string">
                <text:p>PB</text:p>
                <draw:g>
                  <svg:desc>'2'.J67:'2'.J67</svg:desc>
                </draw:g>
              </table:table-cell>
              <table:table-cell office:value-type="float" office:value="1238.05">
                <text:p>1238.05</text:p>
                <draw:g>
                  <svg:desc>'2'.K67:'2'.P67</svg:desc>
                </draw:g>
              </table:table-cell>
              <table:table-cell office:value-type="float" office:value="1372.7">
                <text:p>1372.7</text:p>
              </table:table-cell>
              <table:table-cell office:value-type="float" office:value="1332.6">
                <text:p>1332.6</text:p>
              </table:table-cell>
              <table:table-cell office:value-type="float" office:value="1357.8">
                <text:p>1357.8</text:p>
              </table:table-cell>
              <table:table-cell office:value-type="float" office:value="1317.9">
                <text:p>1317.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Originale PR</text:p>
                <draw:g>
                  <svg:desc>'2'.J68:'2'.J68</svg:desc>
                </draw:g>
              </table:table-cell>
              <table:table-cell office:value-type="float" office:value="1318">
                <text:p>1318</text:p>
                <draw:g>
                  <svg:desc>'2'.K68:'2'.P68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69:'2'.J69</svg:desc>
                </draw:g>
              </table:table-cell>
              <table:table-cell office:value-type="float" office:value="1249.85">
                <text:p>1249.85</text:p>
                <draw:g>
                  <svg:desc>'2'.K69:'2'.P69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7.469cm" svg:y="0.287cm" chart:style-name="ch2">
          <text:p>B1 Step</text:p>
        </chart:title>
        <chart:legend chart:legend-position="bottom" svg:x="5.233cm" svg:y="7.05cm" style:legend-expansion="wide" chart:style-name="ch3"/>
        <chart:plot-area chart:style-name="ch4" table:cell-range-address="'3'.A21:'3'.G25" chart:data-source-has-labels="both" svg:x="0.341cm" svg:y="1.318cm" svg:width="16.392cm" svg:height="5.396cm">
          <chartooo:coordinate-region svg:x="1.077cm" svg:y="1.504cm" svg:width="15.656cm" svg:height="4.74cm"/>
          <chart:axis chart:dimension="x" chart:name="primary-x" chart:style-name="ch5" chartooo:axis-type="auto">
            <chartooo:date-scale/>
            <chart:categories table:cell-range-address="'3'.B21:'3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22:'3'.G22" chart:label-cell-address="'3'.A22:'3'.A22" chart:class="chart:bar">
            <chart:data-point chart:repeated="6"/>
          </chart:series>
          <chart:series chart:style-name="ch9" chart:values-cell-range-address="'3'.B23:'3'.G23" chart:label-cell-address="'3'.A23:'3'.A23" chart:class="chart:bar">
            <chart:data-point chart:repeated="6"/>
          </chart:series>
          <chart:series chart:style-name="ch10" chart:values-cell-range-address="'3'.B24:'3'.G24" chart:label-cell-address="'3'.A24:'3'.A24" chart:class="chart:bar">
            <chart:data-point chart:repeated="6"/>
          </chart:series>
          <chart:series chart:style-name="ch11" chart:values-cell-range-address="'3'.B25:'3'.G25" chart:label-cell-address="'3'.A25:'3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21:'3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22:'3'.A22</svg:desc>
                </draw:g>
              </table:table-cell>
              <table:table-cell office:value-type="float" office:value="93.5">
                <text:p>93.5</text:p>
                <draw:g>
                  <svg:desc>'3'.B22:'3'.G22</svg:desc>
                </draw:g>
              </table:table-cell>
              <table:table-cell office:value-type="float" office:value="95.8">
                <text:p>95.8</text:p>
              </table:table-cell>
              <table:table-cell office:value-type="float" office:value="88.4">
                <text:p>88.4</text:p>
              </table:table-cell>
              <table:table-cell office:value-type="float" office:value="86.1">
                <text:p>86.1</text:p>
              </table:table-cell>
              <table:table-cell office:value-type="float" office:value="80">
                <text:p>8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PB</text:p>
                <draw:g>
                  <svg:desc>'3'.A23:'3'.A23</svg:desc>
                </draw:g>
              </table:table-cell>
              <table:table-cell office:value-type="float" office:value="123">
                <text:p>123</text:p>
                <draw:g>
                  <svg:desc>'3'.B23:'3'.G23</svg:desc>
                </draw:g>
              </table:table-cell>
              <table:table-cell office:value-type="float" office:value="99.8">
                <text:p>99.8</text:p>
              </table:table-cell>
              <table:table-cell office:value-type="float" office:value="120.2">
                <text:p>120.2</text:p>
              </table:table-cell>
              <table:table-cell office:value-type="float" office:value="89.8">
                <text:p>89.8</text:p>
              </table:table-cell>
              <table:table-cell office:value-type="float" office:value="84.6">
                <text:p>84.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Originale PR</text:p>
                <draw:g>
                  <svg:desc>'3'.A24:'3'.A24</svg:desc>
                </draw:g>
              </table:table-cell>
              <table:table-cell office:value-type="float" office:value="96.3">
                <text:p>96.3</text:p>
                <draw:g>
                  <svg:desc>'3'.B24:'3'.G24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25:'3'.A25</svg:desc>
                </draw:g>
              </table:table-cell>
              <table:table-cell office:value-type="float" office:value="119.2">
                <text:p>119.2</text:p>
                <draw:g>
                  <svg:desc>'3'.B25:'3'.G25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7.11cm" svg:y="0.287cm" chart:style-name="ch2">
          <text:p>B1 Distanze</text:p>
        </chart:title>
        <chart:legend chart:legend-position="bottom" svg:x="5.403cm" svg:y="7.05cm" style:legend-expansion="wide" chart:style-name="ch3"/>
        <chart:plot-area chart:style-name="ch4" table:cell-range-address="'3'.K21:'3'.P25 '3'.J22:'3'.J25" chart:data-source-has-labels="both" svg:x="0.348cm" svg:y="1.318cm" svg:width="16.718cm" svg:height="5.396cm">
          <chartooo:coordinate-region svg:x="1.296cm" svg:y="1.504cm" svg:width="15.77cm" svg:height="4.74cm"/>
          <chart:axis chart:dimension="x" chart:name="primary-x" chart:style-name="ch5" chartooo:axis-type="auto">
            <chartooo:date-scale/>
            <chart:categories table:cell-range-address="'3'.K21:'3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22:'3'.P22" chart:label-cell-address="'3'.J22:'3'.J22" chart:class="chart:bar">
            <chart:data-point chart:repeated="6"/>
          </chart:series>
          <chart:series chart:style-name="ch9" chart:values-cell-range-address="'3'.K23:'3'.P23" chart:label-cell-address="'3'.J23:'3'.J23" chart:class="chart:bar">
            <chart:data-point chart:repeated="6"/>
          </chart:series>
          <chart:series chart:style-name="ch10" chart:values-cell-range-address="'3'.K24:'3'.P24" chart:label-cell-address="'3'.J24:'3'.J24" chart:class="chart:bar">
            <chart:data-point chart:repeated="6"/>
          </chart:series>
          <chart:series chart:style-name="ch11" chart:values-cell-range-address="'3'.K25:'3'.P25" chart:label-cell-address="'3'.J25:'3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21:'3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22:'3'.J22</svg:desc>
                </draw:g>
              </table:table-cell>
              <table:table-cell office:value-type="float" office:value="888.5">
                <text:p>888.5</text:p>
                <draw:g>
                  <svg:desc>'3'.K22:'3'.P22</svg:desc>
                </draw:g>
              </table:table-cell>
              <table:table-cell office:value-type="float" office:value="962.2">
                <text:p>962.2</text:p>
              </table:table-cell>
              <table:table-cell office:value-type="float" office:value="831">
                <text:p>831</text:p>
              </table:table-cell>
              <table:table-cell office:value-type="float" office:value="687.5">
                <text:p>687.5</text:p>
              </table:table-cell>
              <table:table-cell office:value-type="float" office:value="705.6">
                <text:p>705.6</text:p>
              </table:table-cell>
              <table:table-cell office:value-type="float" office:value="729.6">
                <text:p>729.6</text:p>
              </table:table-cell>
            </table:table-row>
            <table:table-row>
              <table:table-cell office:value-type="string">
                <text:p>PB</text:p>
                <draw:g>
                  <svg:desc>'3'.J23:'3'.J23</svg:desc>
                </draw:g>
              </table:table-cell>
              <table:table-cell office:value-type="float" office:value="1203.85">
                <text:p>1203.85</text:p>
                <draw:g>
                  <svg:desc>'3'.K23:'3'.P23</svg:desc>
                </draw:g>
              </table:table-cell>
              <table:table-cell office:value-type="float" office:value="955.3">
                <text:p>955.3</text:p>
              </table:table-cell>
              <table:table-cell office:value-type="float" office:value="1037.1">
                <text:p>1037.1</text:p>
              </table:table-cell>
              <table:table-cell office:value-type="float" office:value="833.75">
                <text:p>833.75</text:p>
              </table:table-cell>
              <table:table-cell office:value-type="float" office:value="737.65">
                <text:p>737.6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Originale PR</text:p>
                <draw:g>
                  <svg:desc>'3'.J24:'3'.J24</svg:desc>
                </draw:g>
              </table:table-cell>
              <table:table-cell office:value-type="float" office:value="911.5">
                <text:p>911.5</text:p>
                <draw:g>
                  <svg:desc>'3'.K24:'3'.P24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25:'3'.J25</svg:desc>
                </draw:g>
              </table:table-cell>
              <table:table-cell office:value-type="float" office:value="1211.3">
                <text:p>1211.3</text:p>
                <draw:g>
                  <svg:desc>'3'.K25:'3'.P25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5cm" svg:height="7.623cm" xlink:href=".." xlink:type="simple" chart:class="chart:bar" chart:style-name="ch1">
        <chart:title svg:x="7.469cm" svg:y="0.287cm" chart:style-name="ch2">
          <text:p>C1 Step</text:p>
        </chart:title>
        <chart:legend chart:legend-position="bottom" svg:x="5.233cm" svg:y="7.051cm" style:legend-expansion="wide" chart:style-name="ch3"/>
        <chart:plot-area chart:style-name="ch4" table:cell-range-address="'3'.A43:'3'.G47" chart:data-source-has-labels="both" svg:x="0.341cm" svg:y="1.318cm" svg:width="16.393cm" svg:height="5.397cm">
          <chartooo:coordinate-region svg:x="1.077cm" svg:y="1.504cm" svg:width="15.657cm" svg:height="4.741cm"/>
          <chart:axis chart:dimension="x" chart:name="primary-x" chart:style-name="ch5" chartooo:axis-type="auto">
            <chartooo:date-scale/>
            <chart:categories table:cell-range-address="'3'.B43:'3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44:'3'.G44" chart:label-cell-address="'3'.A44:'3'.A44" chart:class="chart:bar">
            <chart:data-point chart:repeated="6"/>
          </chart:series>
          <chart:series chart:style-name="ch9" chart:values-cell-range-address="'3'.B45:'3'.G45" chart:label-cell-address="'3'.A45:'3'.A45" chart:class="chart:bar">
            <chart:data-point chart:repeated="6"/>
          </chart:series>
          <chart:series chart:style-name="ch10" chart:values-cell-range-address="'3'.B46:'3'.G46" chart:label-cell-address="'3'.A46:'3'.A46" chart:class="chart:bar">
            <chart:data-point chart:repeated="6"/>
          </chart:series>
          <chart:series chart:style-name="ch11" chart:values-cell-range-address="'3'.B47:'3'.G47" chart:label-cell-address="'3'.A47:'3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43:'3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44:'3'.A44</svg:desc>
                </draw:g>
              </table:table-cell>
              <table:table-cell office:value-type="float" office:value="94.4">
                <text:p>94.4</text:p>
                <draw:g>
                  <svg:desc>'3'.B44:'3'.G44</svg:desc>
                </draw:g>
              </table:table-cell>
              <table:table-cell office:value-type="float" office:value="98.4">
                <text:p>98.4</text:p>
              </table:table-cell>
              <table:table-cell office:value-type="float" office:value="82.2">
                <text:p>82.2</text:p>
              </table:table-cell>
              <table:table-cell office:value-type="float" office:value="79.1">
                <text:p>79.1</text:p>
              </table:table-cell>
              <table:table-cell office:value-type="float" office:value="82.8">
                <text:p>82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PB</text:p>
                <draw:g>
                  <svg:desc>'3'.A45:'3'.A45</svg:desc>
                </draw:g>
              </table:table-cell>
              <table:table-cell office:value-type="float" office:value="123.2">
                <text:p>123.2</text:p>
                <draw:g>
                  <svg:desc>'3'.B45:'3'.G45</svg:desc>
                </draw:g>
              </table:table-cell>
              <table:table-cell office:value-type="float" office:value="99.7">
                <text:p>99.7</text:p>
              </table:table-cell>
              <table:table-cell office:value-type="float" office:value="102.7">
                <text:p>102.7</text:p>
              </table:table-cell>
              <table:table-cell office:value-type="float" office:value="80.5">
                <text:p>80.5</text:p>
              </table:table-cell>
              <table:table-cell office:value-type="float" office:value="86">
                <text:p>86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Originale PR</text:p>
                <draw:g>
                  <svg:desc>'3'.A46:'3'.A46</svg:desc>
                </draw:g>
              </table:table-cell>
              <table:table-cell office:value-type="float" office:value="96.3">
                <text:p>96.3</text:p>
                <draw:g>
                  <svg:desc>'3'.B46:'3'.G46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47:'3'.A47</svg:desc>
                </draw:g>
              </table:table-cell>
              <table:table-cell office:value-type="float" office:value="119.2">
                <text:p>119.2</text:p>
                <draw:g>
                  <svg:desc>'3'.B47:'3'.G47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18cm" svg:height="7.622cm" xlink:href=".." xlink:type="simple" chart:class="chart:bar" chart:style-name="ch1">
        <chart:title svg:x="7.312cm" svg:y="0.287cm" chart:style-name="ch2">
          <text:p>C1 Distanze</text:p>
        </chart:title>
        <chart:legend chart:legend-position="bottom" svg:x="5.605cm" svg:y="7.05cm" style:legend-expansion="wide" chart:style-name="ch3"/>
        <chart:plot-area chart:style-name="ch4" table:cell-range-address="'3'.K43:'3'.P47 '3'.J44:'3'.J47" chart:data-source-has-labels="both" svg:x="0.356cm" svg:y="1.318cm" svg:width="17.106cm" svg:height="5.396cm">
          <chartooo:coordinate-region svg:x="1.304cm" svg:y="1.504cm" svg:width="16.158cm" svg:height="4.74cm"/>
          <chart:axis chart:dimension="x" chart:name="primary-x" chart:style-name="ch5" chartooo:axis-type="auto">
            <chartooo:date-scale/>
            <chart:categories table:cell-range-address="'3'.K43:'3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44:'3'.P44" chart:label-cell-address="'3'.J44:'3'.J44" chart:class="chart:bar">
            <chart:data-point chart:repeated="6"/>
          </chart:series>
          <chart:series chart:style-name="ch9" chart:values-cell-range-address="'3'.K45:'3'.P45" chart:label-cell-address="'3'.J45:'3'.J45" chart:class="chart:bar">
            <chart:data-point chart:repeated="6"/>
          </chart:series>
          <chart:series chart:style-name="ch10" chart:values-cell-range-address="'3'.K46:'3'.P46" chart:label-cell-address="'3'.J46:'3'.J46" chart:class="chart:bar">
            <chart:data-point chart:repeated="6"/>
          </chart:series>
          <chart:series chart:style-name="ch11" chart:values-cell-range-address="'3'.K47:'3'.P47" chart:label-cell-address="'3'.J47:'3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43:'3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44:'3'.J44</svg:desc>
                </draw:g>
              </table:table-cell>
              <table:table-cell office:value-type="float" office:value="909.75">
                <text:p>909.75</text:p>
                <draw:g>
                  <svg:desc>'3'.K44:'3'.P44</svg:desc>
                </draw:g>
              </table:table-cell>
              <table:table-cell office:value-type="float" office:value="770.5">
                <text:p>770.5</text:p>
              </table:table-cell>
              <table:table-cell office:value-type="float" office:value="879.1">
                <text:p>879.1</text:p>
              </table:table-cell>
              <table:table-cell office:value-type="float" office:value="678.95">
                <text:p>678.95</text:p>
              </table:table-cell>
              <table:table-cell office:value-type="float" office:value="751.05">
                <text:p>751.05</text:p>
              </table:table-cell>
              <table:table-cell office:value-type="float" office:value="679.5">
                <text:p>679.5</text:p>
              </table:table-cell>
            </table:table-row>
            <table:table-row>
              <table:table-cell office:value-type="string">
                <text:p>PB</text:p>
                <draw:g>
                  <svg:desc>'3'.J45:'3'.J45</svg:desc>
                </draw:g>
              </table:table-cell>
              <table:table-cell office:value-type="float" office:value="1075.85">
                <text:p>1075.85</text:p>
                <draw:g>
                  <svg:desc>'3'.K45:'3'.P45</svg:desc>
                </draw:g>
              </table:table-cell>
              <table:table-cell office:value-type="float" office:value="908.9">
                <text:p>908.9</text:p>
              </table:table-cell>
              <table:table-cell office:value-type="float" office:value="1035.45">
                <text:p>1035.45</text:p>
              </table:table-cell>
              <table:table-cell office:value-type="float" office:value="739.3">
                <text:p>739.3</text:p>
              </table:table-cell>
              <table:table-cell office:value-type="float" office:value="890.3">
                <text:p>890.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Originale PR</text:p>
                <draw:g>
                  <svg:desc>'3'.J46:'3'.J46</svg:desc>
                </draw:g>
              </table:table-cell>
              <table:table-cell office:value-type="float" office:value="911.5">
                <text:p>911.5</text:p>
                <draw:g>
                  <svg:desc>'3'.K46:'3'.P46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47:'3'.J47</svg:desc>
                </draw:g>
              </table:table-cell>
              <table:table-cell office:value-type="float" office:value="1211.3">
                <text:p>1211.3</text:p>
                <draw:g>
                  <svg:desc>'3'.K47:'3'.P47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5cm" svg:height="7.623cm" xlink:href=".." xlink:type="simple" chart:class="chart:bar" chart:style-name="ch1">
        <chart:title svg:x="6cm" svg:y="0.212cm" chart:style-name="ch2">
          <text:p>C1 no canc Step</text:p>
        </chart:title>
        <chart:legend chart:legend-position="bottom" svg:x="5.233cm" svg:y="7.051cm" style:legend-expansion="wide" chart:style-name="ch3"/>
        <chart:plot-area chart:style-name="ch4" table:cell-range-address="'3'.B65:'3'.G69 '3'.A66:'3'.A69" chart:data-source-has-labels="both" svg:x="0.341cm" svg:y="1.318cm" svg:width="16.393cm" svg:height="5.397cm">
          <chartooo:coordinate-region svg:x="1.077cm" svg:y="1.504cm" svg:width="15.657cm" svg:height="4.741cm"/>
          <chart:axis chart:dimension="x" chart:name="primary-x" chart:style-name="ch5" chartooo:axis-type="auto">
            <chartooo:date-scale/>
            <chart:categories table:cell-range-address="'3'.B65:'3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66:'3'.G66" chart:label-cell-address="'3'.A66:'3'.A66" chart:class="chart:bar">
            <chart:data-point chart:repeated="6"/>
          </chart:series>
          <chart:series chart:style-name="ch9" chart:values-cell-range-address="'3'.B67:'3'.G67" chart:label-cell-address="'3'.A67:'3'.A67" chart:class="chart:bar">
            <chart:data-point chart:repeated="6"/>
          </chart:series>
          <chart:series chart:style-name="ch10" chart:values-cell-range-address="'3'.B68:'3'.G68" chart:label-cell-address="'3'.A68:'3'.A68" chart:class="chart:bar">
            <chart:data-point chart:repeated="6"/>
          </chart:series>
          <chart:series chart:style-name="ch11" chart:values-cell-range-address="'3'.B69:'3'.G69" chart:label-cell-address="'3'.A69:'3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65:'3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66:'3'.A66</svg:desc>
                </draw:g>
              </table:table-cell>
              <table:table-cell office:value-type="float" office:value="86.5">
                <text:p>86.5</text:p>
                <draw:g>
                  <svg:desc>'3'.B66:'3'.G66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B</text:p>
                <draw:g>
                  <svg:desc>'3'.A67:'3'.A67</svg:desc>
                </draw:g>
              </table:table-cell>
              <table:table-cell office:value-type="float" office:value="118.5">
                <text:p>118.5</text:p>
                <draw:g>
                  <svg:desc>'3'.B67:'3'.G67</svg:desc>
                </draw:g>
              </table:table-cell>
              <table:table-cell office:value-type="float" office:value="100.5">
                <text:p>100.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77.5">
                <text:p>7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Originale PR</text:p>
                <draw:g>
                  <svg:desc>'3'.A68:'3'.A68</svg:desc>
                </draw:g>
              </table:table-cell>
              <table:table-cell office:value-type="float" office:value="96.3">
                <text:p>96.3</text:p>
                <draw:g>
                  <svg:desc>'3'.B68:'3'.G68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69:'3'.A69</svg:desc>
                </draw:g>
              </table:table-cell>
              <table:table-cell office:value-type="float" office:value="119.2">
                <text:p>119.2</text:p>
                <draw:g>
                  <svg:desc>'3'.B69:'3'.G69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6.051cm" svg:y="0.287cm" chart:style-name="ch2">
          <text:p>C1 no canc Distanze</text:p>
        </chart:title>
        <chart:legend chart:legend-position="bottom" svg:x="5.403cm" svg:y="7.05cm" style:legend-expansion="wide" chart:style-name="ch3"/>
        <chart:plot-area chart:style-name="ch4" table:cell-range-address="'3'.J65:'3'.P69" chart:data-source-has-labels="both" svg:x="0.604cm" svg:y="1.263cm" svg:width="16.228cm" svg:height="5.343cm">
          <chartooo:coordinate-region svg:x="1.552cm" svg:y="1.449cm" svg:width="15.28cm" svg:height="4.687cm"/>
          <chart:axis chart:dimension="x" chart:name="primary-x" chart:style-name="ch5" chartooo:axis-type="auto">
            <chartooo:date-scale/>
            <chart:categories table:cell-range-address="'3'.K65:'3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66:'3'.P66" chart:label-cell-address="'3'.J66:'3'.J66" chart:class="chart:bar">
            <chart:data-point chart:repeated="6"/>
          </chart:series>
          <chart:series chart:style-name="ch9" chart:values-cell-range-address="'3'.K67:'3'.P67" chart:label-cell-address="'3'.J67:'3'.J67" chart:class="chart:bar">
            <chart:data-point chart:repeated="6"/>
          </chart:series>
          <chart:series chart:style-name="ch10" chart:values-cell-range-address="'3'.K68:'3'.P68" chart:label-cell-address="'3'.J68:'3'.J68" chart:class="chart:bar">
            <chart:data-point chart:repeated="6"/>
          </chart:series>
          <chart:series chart:style-name="ch11" chart:values-cell-range-address="'3'.K69:'3'.P69" chart:label-cell-address="'3'.J69:'3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65:'3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66:'3'.J66</svg:desc>
                </draw:g>
              </table:table-cell>
              <table:table-cell office:value-type="float" office:value="816.7">
                <text:p>816.7</text:p>
                <draw:g>
                  <svg:desc>'3'.K66:'3'.P66</svg:desc>
                </draw:g>
              </table:table-cell>
              <table:table-cell office:value-type="float" office:value="797.6">
                <text:p>797.6</text:p>
              </table:table-cell>
              <table:table-cell office:value-type="float" office:value="731.25">
                <text:p>731.25</text:p>
              </table:table-cell>
              <table:table-cell office:value-type="float" office:value="722.55">
                <text:p>722.55</text:p>
              </table:table-cell>
              <table:table-cell office:value-type="float" office:value="813.25">
                <text:p>813.25</text:p>
              </table:table-cell>
              <table:table-cell office:value-type="float" office:value="745.3">
                <text:p>745.3</text:p>
              </table:table-cell>
            </table:table-row>
            <table:table-row>
              <table:table-cell office:value-type="string">
                <text:p>PB</text:p>
                <draw:g>
                  <svg:desc>'3'.J67:'3'.J67</svg:desc>
                </draw:g>
              </table:table-cell>
              <table:table-cell office:value-type="float" office:value="1155.8">
                <text:p>1155.8</text:p>
                <draw:g>
                  <svg:desc>'3'.K67:'3'.P67</svg:desc>
                </draw:g>
              </table:table-cell>
              <table:table-cell office:value-type="float" office:value="968.6">
                <text:p>968.6</text:p>
              </table:table-cell>
              <table:table-cell office:value-type="float" office:value="952.1">
                <text:p>952.1</text:p>
              </table:table-cell>
              <table:table-cell office:value-type="float" office:value="800.9">
                <text:p>800.9</text:p>
              </table:table-cell>
              <table:table-cell office:value-type="float" office:value="727.3">
                <text:p>727.3</text:p>
              </table:table-cell>
              <table:table-cell office:value-type="float" office:value="824.15">
                <text:p>824.15</text:p>
              </table:table-cell>
            </table:table-row>
            <table:table-row>
              <table:table-cell office:value-type="string">
                <text:p>Originale PR</text:p>
                <draw:g>
                  <svg:desc>'3'.J68:'3'.J68</svg:desc>
                </draw:g>
              </table:table-cell>
              <table:table-cell office:value-type="float" office:value="911.5">
                <text:p>911.5</text:p>
                <draw:g>
                  <svg:desc>'3'.K68:'3'.P68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69:'3'.J69</svg:desc>
                </draw:g>
              </table:table-cell>
              <table:table-cell office:value-type="float" office:value="1211.3">
                <text:p>1211.3</text:p>
                <draw:g>
                  <svg:desc>'3'.K69:'3'.P69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text-underline-style="solid" style:text-underline-width="auto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7.469cm" svg:y="0.287cm" chart:style-name="ch2">
          <text:p>B1 Step</text:p>
        </chart:title>
        <chart:legend chart:legend-position="bottom" svg:x="5.233cm" svg:y="7.05cm" style:legend-expansion="wide" chart:style-name="ch3"/>
        <chart:plot-area chart:style-name="ch4" table:cell-range-address="'4'.B21:'4'.G25 '4'.A22:'4'.A25" chart:data-source-has-labels="both" svg:x="0.341cm" svg:y="1.318cm" svg:width="16.392cm" svg:height="5.396cm">
          <chartooo:coordinate-region svg:x="0.865cm" svg:y="1.504cm" svg:width="15.868cm" svg:height="4.74cm"/>
          <chart:axis chart:dimension="x" chart:name="primary-x" chart:style-name="ch5" chartooo:axis-type="auto">
            <chartooo:date-scale/>
            <chart:categories table:cell-range-address="'4'.B21:'4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22:'4'.G22" chart:label-cell-address="'4'.A22:'4'.A22" chart:class="chart:bar">
            <chart:data-point chart:repeated="6"/>
          </chart:series>
          <chart:series chart:style-name="ch9" chart:values-cell-range-address="'4'.B23:'4'.G23" chart:label-cell-address="'4'.A23:'4'.A23" chart:class="chart:bar">
            <chart:data-point chart:repeated="6"/>
          </chart:series>
          <chart:series chart:style-name="ch10" chart:values-cell-range-address="'4'.B24:'4'.G24" chart:label-cell-address="'4'.A24:'4'.A24" chart:class="chart:bar">
            <chart:data-point chart:repeated="6"/>
          </chart:series>
          <chart:series chart:style-name="ch11" chart:values-cell-range-address="'4'.B25:'4'.G25" chart:label-cell-address="'4'.A25:'4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21:'4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22:'4'.A22</svg:desc>
                </draw:g>
              </table:table-cell>
              <table:table-cell office:value-type="float" office:value="70.1">
                <text:p>70.1</text:p>
                <draw:g>
                  <svg:desc>'4'.B22:'4'.G22</svg:desc>
                </draw:g>
              </table:table-cell>
              <table:table-cell office:value-type="float" office:value="51.1">
                <text:p>51.1</text:p>
              </table:table-cell>
              <table:table-cell office:value-type="float" office:value="54.3">
                <text:p>54.3</text:p>
              </table:table-cell>
              <table:table-cell office:value-type="float" office:value="49">
                <text:p>49</text:p>
              </table:table-cell>
              <table:table-cell office:value-type="float" office:value="54.3">
                <text:p>54.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PB</text:p>
                <draw:g>
                  <svg:desc>'4'.A23:'4'.A23</svg:desc>
                </draw:g>
              </table:table-cell>
              <table:table-cell office:value-type="float" office:value="65">
                <text:p>65</text:p>
                <draw:g>
                  <svg:desc>'4'.B23:'4'.G23</svg:desc>
                </draw:g>
              </table:table-cell>
              <table:table-cell office:value-type="float" office:value="63.4">
                <text:p>63.4</text:p>
              </table:table-cell>
              <table:table-cell office:value-type="float" office:value="67.2">
                <text:p>67.2</text:p>
              </table:table-cell>
              <table:table-cell office:value-type="float" office:value="56.7">
                <text:p>56.7</text:p>
              </table:table-cell>
              <table:table-cell office:value-type="float" office:value="54.8">
                <text:p>54.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Originale PR</text:p>
                <draw:g>
                  <svg:desc>'4'.A24:'4'.A24</svg:desc>
                </draw:g>
              </table:table-cell>
              <table:table-cell office:value-type="float" office:value="63.4">
                <text:p>63.4</text:p>
                <draw:g>
                  <svg:desc>'4'.B24:'4'.G24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25:'4'.A25</svg:desc>
                </draw:g>
              </table:table-cell>
              <table:table-cell office:value-type="float" office:value="62.7">
                <text:p>62.7</text:p>
                <draw:g>
                  <svg:desc>'4'.B25:'4'.G25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8cm" svg:height="7.622cm" xlink:href=".." xlink:type="simple" chart:class="chart:bar" chart:style-name="ch1">
        <chart:title svg:x="6.817cm" svg:y="0.287cm" chart:style-name="ch2">
          <text:p>B1 Distanze</text:p>
        </chart:title>
        <chart:legend chart:legend-position="bottom" svg:x="5.11cm" svg:y="7.05cm" style:legend-expansion="wide" chart:style-name="ch3"/>
        <chart:plot-area chart:style-name="ch4" table:cell-range-address="'1'.K21:'1'.P25 '1'.J22:'1'.J25" chart:data-source-has-labels="both" svg:x="0.336cm" svg:y="1.318cm" svg:width="16.156cm" svg:height="5.396cm">
          <chartooo:coordinate-region svg:x="1.284cm" svg:y="1.504cm" svg:width="15.208cm" svg:height="4.74cm"/>
          <chart:axis chart:dimension="x" chart:name="primary-x" chart:style-name="ch5" chartooo:axis-type="auto">
            <chartooo:date-scale/>
            <chart:categories table:cell-range-address="'1'.K21:'1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22:'1'.P22" chart:label-cell-address="'1'.J22:'1'.J22" chart:class="chart:bar">
            <chart:data-point chart:repeated="6"/>
          </chart:series>
          <chart:series chart:style-name="ch9" chart:values-cell-range-address="'1'.K23:'1'.P23" chart:label-cell-address="'1'.J23:'1'.J23" chart:class="chart:bar">
            <chart:data-point chart:repeated="6"/>
          </chart:series>
          <chart:series chart:style-name="ch10" chart:values-cell-range-address="'1'.K24:'1'.P24" chart:label-cell-address="'1'.J24:'1'.J24" chart:class="chart:bar">
            <chart:data-point chart:repeated="6"/>
          </chart:series>
          <chart:series chart:style-name="ch11" chart:values-cell-range-address="'1'.K25:'1'.P25" chart:label-cell-address="'1'.J25:'1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21:'1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22:'1'.J22</svg:desc>
                </draw:g>
              </table:table-cell>
              <table:table-cell office:value-type="float" office:value="1267.55">
                <text:p>1267.55</text:p>
                <draw:g>
                  <svg:desc>'1'.K22:'1'.P22</svg:desc>
                </draw:g>
              </table:table-cell>
              <table:table-cell office:value-type="float" office:value="1477.65">
                <text:p>1477.65</text:p>
              </table:table-cell>
              <table:table-cell office:value-type="float" office:value="1151.5">
                <text:p>1151.5</text:p>
              </table:table-cell>
              <table:table-cell office:value-type="float" office:value="999.35">
                <text:p>999.35</text:p>
              </table:table-cell>
              <table:table-cell office:value-type="float" office:value="1169.55">
                <text:p>1169.55</text:p>
              </table:table-cell>
              <table:table-cell office:value-type="float" office:value="1103.05">
                <text:p>1103.05</text:p>
              </table:table-cell>
            </table:table-row>
            <table:table-row>
              <table:table-cell office:value-type="string">
                <text:p>PB</text:p>
                <draw:g>
                  <svg:desc>'1'.J23:'1'.J23</svg:desc>
                </draw:g>
              </table:table-cell>
              <table:table-cell office:value-type="float" office:value="1302.95">
                <text:p>1302.95</text:p>
                <draw:g>
                  <svg:desc>'1'.K23:'1'.P23</svg:desc>
                </draw:g>
              </table:table-cell>
              <table:table-cell office:value-type="float" office:value="1280.9">
                <text:p>1280.9</text:p>
              </table:table-cell>
              <table:table-cell office:value-type="float" office:value="1138.85">
                <text:p>1138.85</text:p>
              </table:table-cell>
              <table:table-cell office:value-type="float" office:value="1197.3">
                <text:p>1197.3</text:p>
              </table:table-cell>
              <table:table-cell office:value-type="float" office:value="1295.05">
                <text:p>1295.05</text:p>
              </table:table-cell>
              <table:table-cell office:value-type="float" office:value="1044.85">
                <text:p>1044.85</text:p>
              </table:table-cell>
            </table:table-row>
            <table:table-row>
              <table:table-cell office:value-type="string">
                <text:p>Originale PR</text:p>
                <draw:g>
                  <svg:desc>'1'.J24:'1'.J24</svg:desc>
                </draw:g>
              </table:table-cell>
              <table:table-cell office:value-type="float" office:value="1217.35">
                <text:p>1217.35</text:p>
                <draw:g>
                  <svg:desc>'1'.K24:'1'.P24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25:'1'.J25</svg:desc>
                </draw:g>
              </table:table-cell>
              <table:table-cell office:value-type="float" office:value="1357.65">
                <text:p>1357.65</text:p>
                <draw:g>
                  <svg:desc>'1'.K25:'1'.P25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7.11cm" svg:y="0.287cm" chart:style-name="ch2">
          <text:p>B1 Distanze</text:p>
        </chart:title>
        <chart:legend chart:legend-position="bottom" svg:x="5.403cm" svg:y="7.05cm" style:legend-expansion="wide" chart:style-name="ch3"/>
        <chart:plot-area chart:style-name="ch4" table:cell-range-address="'4'.K21:'4'.P25 '4'.J22:'4'.J25" chart:data-source-has-labels="both" svg:x="0.348cm" svg:y="1.318cm" svg:width="16.718cm" svg:height="5.396cm">
          <chartooo:coordinate-region svg:x="1.084cm" svg:y="1.504cm" svg:width="15.982cm" svg:height="4.74cm"/>
          <chart:axis chart:dimension="x" chart:name="primary-x" chart:style-name="ch5" chartooo:axis-type="auto">
            <chartooo:date-scale/>
            <chart:categories table:cell-range-address="'4'.K21:'4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22:'4'.P22" chart:label-cell-address="'4'.J22:'4'.J22" chart:class="chart:bar">
            <chart:data-point chart:repeated="6"/>
          </chart:series>
          <chart:series chart:style-name="ch9" chart:values-cell-range-address="'4'.K23:'4'.P23" chart:label-cell-address="'4'.J23:'4'.J23" chart:class="chart:bar">
            <chart:data-point chart:repeated="6"/>
          </chart:series>
          <chart:series chart:style-name="ch10" chart:values-cell-range-address="'4'.K24:'4'.P24" chart:label-cell-address="'4'.J24:'4'.J24" chart:class="chart:bar">
            <chart:data-point chart:repeated="6"/>
          </chart:series>
          <chart:series chart:style-name="ch11" chart:values-cell-range-address="'4'.K25:'4'.P25" chart:label-cell-address="'4'.J25:'4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21:'4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22:'4'.J22</svg:desc>
                </draw:g>
              </table:table-cell>
              <table:table-cell office:value-type="float" office:value="470.6">
                <text:p>470.6</text:p>
                <draw:g>
                  <svg:desc>'4'.K22:'4'.P22</svg:desc>
                </draw:g>
              </table:table-cell>
              <table:table-cell office:value-type="float" office:value="563.4">
                <text:p>563.4</text:p>
              </table:table-cell>
              <table:table-cell office:value-type="float" office:value="544.7">
                <text:p>544.7</text:p>
              </table:table-cell>
              <table:table-cell office:value-type="float" office:value="531.8">
                <text:p>531.8</text:p>
              </table:table-cell>
              <table:table-cell office:value-type="float" office:value="478.05">
                <text:p>478.05</text:p>
              </table:table-cell>
              <table:table-cell office:value-type="float" office:value="493.1">
                <text:p>493.1</text:p>
              </table:table-cell>
            </table:table-row>
            <table:table-row>
              <table:table-cell office:value-type="string">
                <text:p>PB</text:p>
                <draw:g>
                  <svg:desc>'4'.J23:'4'.J23</svg:desc>
                </draw:g>
              </table:table-cell>
              <table:table-cell office:value-type="float" office:value="666">
                <text:p>666</text:p>
                <draw:g>
                  <svg:desc>'4'.K23:'4'.P23</svg:desc>
                </draw:g>
              </table:table-cell>
              <table:table-cell office:value-type="float" office:value="595.5">
                <text:p>595.5</text:p>
              </table:table-cell>
              <table:table-cell office:value-type="float" office:value="775.95">
                <text:p>775.95</text:p>
              </table:table-cell>
              <table:table-cell office:value-type="float" office:value="540.15">
                <text:p>540.15</text:p>
              </table:table-cell>
              <table:table-cell office:value-type="float" office:value="484.7">
                <text:p>484.7</text:p>
              </table:table-cell>
              <table:table-cell office:value-type="float" office:value="643.75">
                <text:p>643.75</text:p>
              </table:table-cell>
            </table:table-row>
            <table:table-row>
              <table:table-cell office:value-type="string">
                <text:p>Originale PR</text:p>
                <draw:g>
                  <svg:desc>'4'.J24:'4'.J24</svg:desc>
                </draw:g>
              </table:table-cell>
              <table:table-cell office:value-type="float" office:value="453.85">
                <text:p>453.85</text:p>
                <draw:g>
                  <svg:desc>'4'.K24:'4'.P24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25:'4'.J25</svg:desc>
                </draw:g>
              </table:table-cell>
              <table:table-cell office:value-type="float" office:value="567">
                <text:p>567</text:p>
                <draw:g>
                  <svg:desc>'4'.K25:'4'.P25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cm" svg:height="7.617cm" xlink:href=".." xlink:type="simple" chart:class="chart:bar" chart:style-name="ch1">
        <chart:title svg:x="7.467cm" svg:y="0.287cm" chart:style-name="ch2">
          <text:p>C1 Step</text:p>
        </chart:title>
        <chart:legend chart:legend-position="bottom" svg:x="5.231cm" svg:y="7.045cm" style:legend-expansion="wide" chart:style-name="ch3"/>
        <chart:plot-area chart:style-name="ch4" table:cell-range-address="'4'.B43:'4'.G47 '4'.A44:'4'.A47" chart:data-source-has-labels="both" svg:x="0.341cm" svg:y="1.318cm" svg:width="16.388cm" svg:height="5.391cm">
          <chartooo:coordinate-region svg:x="0.865cm" svg:y="1.504cm" svg:width="15.864cm" svg:height="4.735cm"/>
          <chart:axis chart:dimension="x" chart:name="primary-x" chart:style-name="ch5" chartooo:axis-type="auto">
            <chartooo:date-scale/>
            <chart:categories table:cell-range-address="'4'.B43:'4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44:'4'.G44" chart:label-cell-address="'4'.A44:'4'.A44" chart:class="chart:bar">
            <chart:data-point chart:repeated="6"/>
          </chart:series>
          <chart:series chart:style-name="ch9" chart:values-cell-range-address="'4'.B45:'4'.G45" chart:label-cell-address="'4'.A45:'4'.A45" chart:class="chart:bar">
            <chart:data-point chart:repeated="6"/>
          </chart:series>
          <chart:series chart:style-name="ch10" chart:values-cell-range-address="'4'.B46:'4'.G46" chart:label-cell-address="'4'.A46:'4'.A46" chart:class="chart:bar">
            <chart:data-point chart:repeated="6"/>
          </chart:series>
          <chart:series chart:style-name="ch11" chart:values-cell-range-address="'4'.B47:'4'.G47" chart:label-cell-address="'4'.A47:'4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43:'4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44:'4'.A44</svg:desc>
                </draw:g>
              </table:table-cell>
              <table:table-cell office:value-type="float" office:value="69.9">
                <text:p>69.9</text:p>
                <draw:g>
                  <svg:desc>'4'.B44:'4'.G44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4.3">
                <text:p>54.3</text:p>
              </table:table-cell>
              <table:table-cell office:value-type="float" office:value="57.1">
                <text:p>57.1</text:p>
              </table:table-cell>
              <table:table-cell office:value-type="float" office:value="55.7">
                <text:p>55.7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PB</text:p>
                <draw:g>
                  <svg:desc>'4'.A45:'4'.A45</svg:desc>
                </draw:g>
              </table:table-cell>
              <table:table-cell office:value-type="float" office:value="60.8">
                <text:p>60.8</text:p>
                <draw:g>
                  <svg:desc>'4'.B45:'4'.G45</svg:desc>
                </draw:g>
              </table:table-cell>
              <table:table-cell office:value-type="float" office:value="61.2">
                <text:p>61.2</text:p>
              </table:table-cell>
              <table:table-cell office:value-type="float" office:value="64.5">
                <text:p>64.5</text:p>
              </table:table-cell>
              <table:table-cell office:value-type="float" office:value="60.8">
                <text:p>60.8</text:p>
              </table:table-cell>
              <table:table-cell office:value-type="float" office:value="58.1">
                <text:p>58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Originale PR</text:p>
                <draw:g>
                  <svg:desc>'4'.A46:'4'.A46</svg:desc>
                </draw:g>
              </table:table-cell>
              <table:table-cell office:value-type="float" office:value="63.4">
                <text:p>63.4</text:p>
                <draw:g>
                  <svg:desc>'4'.B46:'4'.G46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47:'4'.A47</svg:desc>
                </draw:g>
              </table:table-cell>
              <table:table-cell office:value-type="float" office:value="62.7">
                <text:p>62.7</text:p>
                <draw:g>
                  <svg:desc>'4'.B47:'4'.G47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1cm" xlink:href=".." xlink:type="simple" chart:class="chart:bar" chart:style-name="ch1">
        <chart:title svg:x="7.11cm" svg:y="0.287cm" chart:style-name="ch2">
          <text:p>C1 Distanze</text:p>
        </chart:title>
        <chart:legend chart:legend-position="bottom" svg:x="5.403cm" svg:y="7.049cm" style:legend-expansion="wide" chart:style-name="ch3"/>
        <chart:plot-area chart:style-name="ch4" table:cell-range-address="'4'.K43:'4'.P47 '4'.J44:'4'.J47" chart:data-source-has-labels="both" svg:x="0.348cm" svg:y="1.318cm" svg:width="16.718cm" svg:height="5.395cm">
          <chartooo:coordinate-region svg:x="1.084cm" svg:y="1.504cm" svg:width="15.982cm" svg:height="4.739cm"/>
          <chart:axis chart:dimension="x" chart:name="primary-x" chart:style-name="ch5" chartooo:axis-type="auto">
            <chartooo:date-scale/>
            <chart:categories table:cell-range-address="'4'.K43:'4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44:'4'.P44" chart:label-cell-address="'4'.J44:'4'.J44" chart:class="chart:bar">
            <chart:data-point chart:repeated="6"/>
          </chart:series>
          <chart:series chart:style-name="ch9" chart:values-cell-range-address="'4'.K45:'4'.P45" chart:label-cell-address="'4'.J45:'4'.J45" chart:class="chart:bar">
            <chart:data-point chart:repeated="6"/>
          </chart:series>
          <chart:series chart:style-name="ch10" chart:values-cell-range-address="'4'.K46:'4'.P46" chart:label-cell-address="'4'.J46:'4'.J46" chart:class="chart:bar">
            <chart:data-point chart:repeated="6"/>
          </chart:series>
          <chart:series chart:style-name="ch11" chart:values-cell-range-address="'4'.K47:'4'.P47" chart:label-cell-address="'4'.J47:'4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43:'4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44:'4'.J44</svg:desc>
                </draw:g>
              </table:table-cell>
              <table:table-cell office:value-type="float" office:value="450.6">
                <text:p>450.6</text:p>
                <draw:g>
                  <svg:desc>'4'.K44:'4'.P44</svg:desc>
                </draw:g>
              </table:table-cell>
              <table:table-cell office:value-type="float" office:value="479.1">
                <text:p>479.1</text:p>
              </table:table-cell>
              <table:table-cell office:value-type="float" office:value="551.05">
                <text:p>551.05</text:p>
              </table:table-cell>
              <table:table-cell office:value-type="float" office:value="550.2">
                <text:p>550.2</text:p>
              </table:table-cell>
              <table:table-cell office:value-type="float" office:value="527.5">
                <text:p>527.5</text:p>
              </table:table-cell>
              <table:table-cell office:value-type="float" office:value="499.35">
                <text:p>499.35</text:p>
              </table:table-cell>
            </table:table-row>
            <table:table-row>
              <table:table-cell office:value-type="string">
                <text:p>PB</text:p>
                <draw:g>
                  <svg:desc>'4'.J45:'4'.J45</svg:desc>
                </draw:g>
              </table:table-cell>
              <table:table-cell office:value-type="float" office:value="680.35">
                <text:p>680.35</text:p>
                <draw:g>
                  <svg:desc>'4'.K45:'4'.P45</svg:desc>
                </draw:g>
              </table:table-cell>
              <table:table-cell office:value-type="float" office:value="537.55">
                <text:p>537.55</text:p>
              </table:table-cell>
              <table:table-cell office:value-type="float" office:value="612.45">
                <text:p>612.45</text:p>
              </table:table-cell>
              <table:table-cell office:value-type="float" office:value="542.8">
                <text:p>542.8</text:p>
              </table:table-cell>
              <table:table-cell office:value-type="float" office:value="527.2">
                <text:p>527.2</text:p>
              </table:table-cell>
              <table:table-cell office:value-type="float" office:value="575.8">
                <text:p>575.8</text:p>
              </table:table-cell>
            </table:table-row>
            <table:table-row>
              <table:table-cell office:value-type="string">
                <text:p>Originale PR</text:p>
                <draw:g>
                  <svg:desc>'4'.J46:'4'.J46</svg:desc>
                </draw:g>
              </table:table-cell>
              <table:table-cell office:value-type="float" office:value="453.85">
                <text:p>453.85</text:p>
                <draw:g>
                  <svg:desc>'4'.K46:'4'.P46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47:'4'.J47</svg:desc>
                </draw:g>
              </table:table-cell>
              <table:table-cell office:value-type="float" office:value="567">
                <text:p>567</text:p>
                <draw:g>
                  <svg:desc>'4'.K47:'4'.P47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6.41cm" svg:y="0.287cm" chart:style-name="ch2">
          <text:p>C1 no canc Step</text:p>
        </chart:title>
        <chart:legend chart:legend-position="bottom" svg:x="5.233cm" svg:y="7.05cm" style:legend-expansion="wide" chart:style-name="ch3"/>
        <chart:plot-area chart:style-name="ch4" table:cell-range-address="'4'.B65:'4'.G69 '4'.A66:'4'.A69" chart:data-source-has-labels="both" svg:x="0.341cm" svg:y="1.318cm" svg:width="16.392cm" svg:height="5.396cm">
          <chartooo:coordinate-region svg:x="0.865cm" svg:y="1.504cm" svg:width="15.868cm" svg:height="4.74cm"/>
          <chart:axis chart:dimension="x" chart:name="primary-x" chart:style-name="ch5" chartooo:axis-type="auto">
            <chartooo:date-scale/>
            <chart:categories table:cell-range-address="'4'.B65:'4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66:'4'.G66" chart:label-cell-address="'4'.A66:'4'.A66" chart:class="chart:bar">
            <chart:data-point chart:repeated="6"/>
          </chart:series>
          <chart:series chart:style-name="ch9" chart:values-cell-range-address="'4'.B67:'4'.G67" chart:label-cell-address="'4'.A67:'4'.A67" chart:class="chart:bar">
            <chart:data-point chart:repeated="6"/>
          </chart:series>
          <chart:series chart:style-name="ch10" chart:values-cell-range-address="'4'.B68:'4'.G68" chart:label-cell-address="'4'.A68:'4'.A68" chart:class="chart:bar">
            <chart:data-point chart:repeated="6"/>
          </chart:series>
          <chart:series chart:style-name="ch11" chart:values-cell-range-address="'4'.B69:'4'.G69" chart:label-cell-address="'4'.A69:'4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65:'4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66:'4'.A66</svg:desc>
                </draw:g>
              </table:table-cell>
              <table:table-cell office:value-type="float" office:value="48.5">
                <text:p>48.5</text:p>
                <draw:g>
                  <svg:desc>'4'.B66:'4'.G66</svg:desc>
                </draw:g>
              </table:table-cell>
              <table:table-cell office:value-type="float" office:value="58.5">
                <text:p>58.5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PB</text:p>
                <draw:g>
                  <svg:desc>'4'.A67:'4'.A67</svg:desc>
                </draw:g>
              </table:table-cell>
              <table:table-cell office:value-type="float" office:value="63.5">
                <text:p>63.5</text:p>
                <draw:g>
                  <svg:desc>'4'.B67:'4'.G67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.5">
                <text:p>51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Originale PR</text:p>
                <draw:g>
                  <svg:desc>'4'.A68:'4'.A68</svg:desc>
                </draw:g>
              </table:table-cell>
              <table:table-cell office:value-type="float" office:value="63.4">
                <text:p>63.4</text:p>
                <draw:g>
                  <svg:desc>'4'.B68:'4'.G68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69:'4'.A69</svg:desc>
                </draw:g>
              </table:table-cell>
              <table:table-cell office:value-type="float" office:value="62.7">
                <text:p>62.7</text:p>
                <draw:g>
                  <svg:desc>'4'.B69:'4'.G69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cm" xlink:href=".." xlink:type="simple" chart:class="chart:bar" chart:style-name="ch1">
        <chart:title svg:x="6.051cm" svg:y="0.287cm" chart:style-name="ch2">
          <text:p>C1 no canc Distanze</text:p>
        </chart:title>
        <chart:legend chart:legend-position="bottom" svg:x="5.403cm" svg:y="7.048cm" style:legend-expansion="wide" chart:style-name="ch3"/>
        <chart:plot-area chart:style-name="ch4" table:cell-range-address="'4'.K65:'4'.P69 '4'.J66:'4'.J69" chart:data-source-has-labels="both" svg:x="0.348cm" svg:y="1.318cm" svg:width="16.718cm" svg:height="5.394cm">
          <chartooo:coordinate-region svg:x="1.084cm" svg:y="1.504cm" svg:width="15.982cm" svg:height="4.738cm"/>
          <chart:axis chart:dimension="x" chart:name="primary-x" chart:style-name="ch5" chartooo:axis-type="auto">
            <chartooo:date-scale/>
            <chart:categories table:cell-range-address="'4'.K65:'4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66:'4'.P66" chart:label-cell-address="'4'.J66:'4'.J66" chart:class="chart:bar">
            <chart:data-point chart:repeated="6"/>
          </chart:series>
          <chart:series chart:style-name="ch9" chart:values-cell-range-address="'4'.K67:'4'.P67" chart:label-cell-address="'4'.J67:'4'.J67" chart:class="chart:bar">
            <chart:data-point chart:repeated="6"/>
          </chart:series>
          <chart:series chart:style-name="ch10" chart:values-cell-range-address="'4'.K68:'4'.P68" chart:label-cell-address="'4'.J68:'4'.J68" chart:class="chart:bar">
            <chart:data-point chart:repeated="6"/>
          </chart:series>
          <chart:series chart:style-name="ch11" chart:values-cell-range-address="'4'.K69:'4'.P69" chart:label-cell-address="'4'.J69:'4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65:'4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66:'4'.J66</svg:desc>
                </draw:g>
              </table:table-cell>
              <table:table-cell office:value-type="float" office:value="465.5">
                <text:p>465.5</text:p>
                <draw:g>
                  <svg:desc>'4'.K66:'4'.P66</svg:desc>
                </draw:g>
              </table:table-cell>
              <table:table-cell office:value-type="float" office:value="562.7">
                <text:p>562.7</text:p>
              </table:table-cell>
              <table:table-cell office:value-type="float" office:value="470.25">
                <text:p>470.25</text:p>
              </table:table-cell>
              <table:table-cell office:value-type="float" office:value="449">
                <text:p>449</text:p>
              </table:table-cell>
              <table:table-cell office:value-type="float" office:value="527.2">
                <text:p>527.2</text:p>
              </table:table-cell>
              <table:table-cell office:value-type="float" office:value="505.9">
                <text:p>505.9</text:p>
              </table:table-cell>
            </table:table-row>
            <table:table-row>
              <table:table-cell office:value-type="string">
                <text:p>PB</text:p>
                <draw:g>
                  <svg:desc>'4'.J67:'4'.J67</svg:desc>
                </draw:g>
              </table:table-cell>
              <table:table-cell office:value-type="float" office:value="566.05">
                <text:p>566.05</text:p>
                <draw:g>
                  <svg:desc>'4'.K67:'4'.P67</svg:desc>
                </draw:g>
              </table:table-cell>
              <table:table-cell office:value-type="float" office:value="572.95">
                <text:p>572.95</text:p>
              </table:table-cell>
              <table:table-cell office:value-type="float" office:value="534.45">
                <text:p>534.45</text:p>
              </table:table-cell>
              <table:table-cell office:value-type="float" office:value="546.75">
                <text:p>546.75</text:p>
              </table:table-cell>
              <table:table-cell office:value-type="float" office:value="471.3">
                <text:p>471.3</text:p>
              </table:table-cell>
              <table:table-cell office:value-type="float" office:value="745.65">
                <text:p>745.65</text:p>
              </table:table-cell>
            </table:table-row>
            <table:table-row>
              <table:table-cell office:value-type="string">
                <text:p>Originale PR</text:p>
                <draw:g>
                  <svg:desc>'4'.J68:'4'.J68</svg:desc>
                </draw:g>
              </table:table-cell>
              <table:table-cell office:value-type="float" office:value="453.85">
                <text:p>453.85</text:p>
                <draw:g>
                  <svg:desc>'4'.K68:'4'.P68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69:'4'.J69</svg:desc>
                </draw:g>
              </table:table-cell>
              <table:table-cell office:value-type="float" office:value="567">
                <text:p>567</text:p>
                <draw:g>
                  <svg:desc>'4'.K69:'4'.P69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2cm" xlink:href=".." xlink:type="simple" chart:class="chart:bar" chart:style-name="ch1">
        <chart:title svg:x="7.533cm" svg:y="0.287cm" chart:style-name="ch2">
          <text:p>B1 Step</text:p>
        </chart:title>
        <chart:legend chart:legend-position="bottom" svg:x="5.297cm" svg:y="7.05cm" style:legend-expansion="wide" chart:style-name="ch3"/>
        <chart:plot-area chart:style-name="ch4" table:cell-range-address="'5'.B21:'5'.G25 '5'.A22:'5'.A25" chart:data-source-has-labels="both" svg:x="0.344cm" svg:y="1.318cm" svg:width="16.514cm" svg:height="5.396cm">
          <chartooo:coordinate-region svg:x="1.08cm" svg:y="1.505cm" svg:width="15.778cm" svg:height="4.739cm"/>
          <chart:axis chart:dimension="x" chart:name="primary-x" chart:style-name="ch5" chartooo:axis-type="auto">
            <chartooo:date-scale/>
            <chart:categories table:cell-range-address="'5'.B21:'5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22:'5'.G22" chart:label-cell-address="'5'.A22:'5'.A22" chart:class="chart:bar">
            <chart:data-point chart:repeated="6"/>
          </chart:series>
          <chart:series chart:style-name="ch9" chart:values-cell-range-address="'5'.B23:'5'.G23" chart:label-cell-address="'5'.A23:'5'.A23" chart:class="chart:bar">
            <chart:data-point chart:repeated="6"/>
          </chart:series>
          <chart:series chart:style-name="ch10" chart:values-cell-range-address="'5'.B24:'5'.G24" chart:label-cell-address="'5'.A24:'5'.A24" chart:class="chart:bar">
            <chart:data-point chart:repeated="6"/>
          </chart:series>
          <chart:series chart:style-name="ch11" chart:values-cell-range-address="'5'.B25:'5'.G25" chart:label-cell-address="'5'.A25:'5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21:'5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22:'5'.A22</svg:desc>
                </draw:g>
              </table:table-cell>
              <table:table-cell office:value-type="float" office:value="170">
                <text:p>170</text:p>
                <draw:g>
                  <svg:desc>'5'.B22:'5'.G22</svg:desc>
                </draw:g>
              </table:table-cell>
              <table:table-cell office:value-type="float" office:value="128.7">
                <text:p>128.7</text:p>
              </table:table-cell>
              <table:table-cell office:value-type="float" office:value="167.5">
                <text:p>167.5</text:p>
              </table:table-cell>
              <table:table-cell office:value-type="float" office:value="150.3">
                <text:p>150.3</text:p>
              </table:table-cell>
              <table:table-cell office:value-type="float" office:value="131.5">
                <text:p>131.5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string">
                <text:p>PB</text:p>
                <draw:g>
                  <svg:desc>'5'.A23:'5'.A23</svg:desc>
                </draw:g>
              </table:table-cell>
              <table:table-cell office:value-type="float" office:value="242.9">
                <text:p>242.9</text:p>
                <draw:g>
                  <svg:desc>'5'.B23:'5'.G23</svg:desc>
                </draw:g>
              </table:table-cell>
              <table:table-cell office:value-type="float" office:value="155.6">
                <text:p>155.6</text:p>
              </table:table-cell>
              <table:table-cell office:value-type="float" office:value="232.2">
                <text:p>232.2</text:p>
              </table:table-cell>
              <table:table-cell office:value-type="float" office:value="138.6">
                <text:p>138.6</text:p>
              </table:table-cell>
              <table:table-cell office:value-type="float" office:value="183.3">
                <text:p>183.3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Originale PR</text:p>
                <draw:g>
                  <svg:desc>'5'.A24:'5'.A24</svg:desc>
                </draw:g>
              </table:table-cell>
              <table:table-cell office:value-type="float" office:value="160.4">
                <text:p>160.4</text:p>
                <draw:g>
                  <svg:desc>'5'.B24:'5'.G24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25:'5'.A25</svg:desc>
                </draw:g>
              </table:table-cell>
              <table:table-cell office:value-type="float" office:value="234">
                <text:p>234</text:p>
                <draw:g>
                  <svg:desc>'5'.B25:'5'.G25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37cm" svg:height="7.622cm" xlink:href=".." xlink:type="simple" chart:class="chart:bar" chart:style-name="ch1">
        <chart:title svg:x="7.171cm" svg:y="0.287cm" chart:style-name="ch2">
          <text:p>B1 Distanze</text:p>
        </chart:title>
        <chart:legend chart:legend-position="bottom" svg:x="5.464cm" svg:y="7.05cm" style:legend-expansion="wide" chart:style-name="ch3"/>
        <chart:plot-area chart:style-name="ch4" table:cell-range-address="'5'.K21:'5'.P25 '5'.J22:'5'.J25" chart:data-source-has-labels="both" svg:x="0.35cm" svg:y="1.318cm" svg:width="16.837cm" svg:height="5.396cm">
          <chartooo:coordinate-region svg:x="1.298cm" svg:y="1.504cm" svg:width="15.889cm" svg:height="4.74cm"/>
          <chart:axis chart:dimension="x" chart:name="primary-x" chart:style-name="ch5" chartooo:axis-type="auto">
            <chartooo:date-scale/>
            <chart:categories table:cell-range-address="'5'.K21:'5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22:'5'.P22" chart:label-cell-address="'5'.J22:'5'.J22" chart:class="chart:bar">
            <chart:data-point chart:repeated="6"/>
          </chart:series>
          <chart:series chart:style-name="ch9" chart:values-cell-range-address="'5'.K23:'5'.P23" chart:label-cell-address="'5'.J23:'5'.J23" chart:class="chart:bar">
            <chart:data-point chart:repeated="6"/>
          </chart:series>
          <chart:series chart:style-name="ch10" chart:values-cell-range-address="'5'.K24:'5'.P24" chart:label-cell-address="'5'.J24:'5'.J24" chart:class="chart:bar">
            <chart:data-point chart:repeated="6"/>
          </chart:series>
          <chart:series chart:style-name="ch11" chart:values-cell-range-address="'5'.K25:'5'.P25" chart:label-cell-address="'5'.J25:'5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21:'5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22:'5'.J22</svg:desc>
                </draw:g>
              </table:table-cell>
              <table:table-cell office:value-type="float" office:value="1829.3">
                <text:p>1829.3</text:p>
                <draw:g>
                  <svg:desc>'5'.K22:'5'.P22</svg:desc>
                </draw:g>
              </table:table-cell>
              <table:table-cell office:value-type="float" office:value="1388.4">
                <text:p>1388.4</text:p>
              </table:table-cell>
              <table:table-cell office:value-type="float" office:value="1361.2">
                <text:p>1361.2</text:p>
              </table:table-cell>
              <table:table-cell office:value-type="float" office:value="1429.9">
                <text:p>1429.9</text:p>
              </table:table-cell>
              <table:table-cell office:value-type="float" office:value="1311.2">
                <text:p>1311.2</text:p>
              </table:table-cell>
              <table:table-cell office:value-type="float" office:value="1233.3">
                <text:p>1233.3</text:p>
              </table:table-cell>
            </table:table-row>
            <table:table-row>
              <table:table-cell office:value-type="string">
                <text:p>PB</text:p>
                <draw:g>
                  <svg:desc>'5'.J23:'5'.J23</svg:desc>
                </draw:g>
              </table:table-cell>
              <table:table-cell office:value-type="float" office:value="1939.35">
                <text:p>1939.35</text:p>
                <draw:g>
                  <svg:desc>'5'.K23:'5'.P23</svg:desc>
                </draw:g>
              </table:table-cell>
              <table:table-cell office:value-type="float" office:value="1498.25">
                <text:p>1498.25</text:p>
              </table:table-cell>
              <table:table-cell office:value-type="float" office:value="2356.75">
                <text:p>2356.75</text:p>
              </table:table-cell>
              <table:table-cell office:value-type="float" office:value="1420.3">
                <text:p>1420.3</text:p>
              </table:table-cell>
              <table:table-cell office:value-type="float" office:value="1651.15">
                <text:p>1651.15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string">
                <text:p>Originale PR</text:p>
                <draw:g>
                  <svg:desc>'5'.J24:'5'.J24</svg:desc>
                </draw:g>
              </table:table-cell>
              <table:table-cell office:value-type="float" office:value="1690.55">
                <text:p>1690.55</text:p>
                <draw:g>
                  <svg:desc>'5'.K24:'5'.P24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25:'5'.J25</svg:desc>
                </draw:g>
              </table:table-cell>
              <table:table-cell office:value-type="float" office:value="2248.8">
                <text:p>2248.8</text:p>
                <draw:g>
                  <svg:desc>'5'.K25:'5'.P25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3cm" xlink:href=".." xlink:type="simple" chart:class="chart:bar" chart:style-name="ch1">
        <chart:title svg:x="7.533cm" svg:y="0.287cm" chart:style-name="ch2">
          <text:p>C1 Step</text:p>
        </chart:title>
        <chart:legend chart:legend-position="bottom" svg:x="5.297cm" svg:y="7.051cm" style:legend-expansion="wide" chart:style-name="ch3"/>
        <chart:plot-area chart:style-name="ch4" table:cell-range-address="'5'.B43:'5'.G47 '5'.A44:'5'.A47" chart:data-source-has-labels="both" svg:x="0.344cm" svg:y="1.318cm" svg:width="16.514cm" svg:height="5.397cm">
          <chartooo:coordinate-region svg:x="1.08cm" svg:y="1.505cm" svg:width="15.778cm" svg:height="4.74cm"/>
          <chart:axis chart:dimension="x" chart:name="primary-x" chart:style-name="ch5" chartooo:axis-type="auto">
            <chartooo:date-scale/>
            <chart:categories table:cell-range-address="'5'.B43:'5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44:'5'.G44" chart:label-cell-address="'5'.A44:'5'.A44" chart:class="chart:bar">
            <chart:data-point chart:repeated="6"/>
          </chart:series>
          <chart:series chart:style-name="ch9" chart:values-cell-range-address="'5'.B45:'5'.G45" chart:label-cell-address="'5'.A45:'5'.A45" chart:class="chart:bar">
            <chart:data-point chart:repeated="6"/>
          </chart:series>
          <chart:series chart:style-name="ch10" chart:values-cell-range-address="'5'.B46:'5'.G46" chart:label-cell-address="'5'.A46:'5'.A46" chart:class="chart:bar">
            <chart:data-point chart:repeated="6"/>
          </chart:series>
          <chart:series chart:style-name="ch11" chart:values-cell-range-address="'5'.B47:'5'.G47" chart:label-cell-address="'5'.A47:'5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43:'5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44:'5'.A44</svg:desc>
                </draw:g>
              </table:table-cell>
              <table:table-cell office:value-type="float" office:value="169.1">
                <text:p>169.1</text:p>
                <draw:g>
                  <svg:desc>'5'.B44:'5'.G44</svg:desc>
                </draw:g>
              </table:table-cell>
              <table:table-cell office:value-type="float" office:value="134.6">
                <text:p>134.6</text:p>
              </table:table-cell>
              <table:table-cell office:value-type="float" office:value="142.4">
                <text:p>142.4</text:p>
              </table:table-cell>
              <table:table-cell office:value-type="float" office:value="150">
                <text:p>150</text:p>
              </table:table-cell>
              <table:table-cell office:value-type="float" office:value="142.2">
                <text:p>142.2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PB</text:p>
                <draw:g>
                  <svg:desc>'5'.A45:'5'.A45</svg:desc>
                </draw:g>
              </table:table-cell>
              <table:table-cell office:value-type="float" office:value="206.9">
                <text:p>206.9</text:p>
                <draw:g>
                  <svg:desc>'5'.B45:'5'.G45</svg:desc>
                </draw:g>
              </table:table-cell>
              <table:table-cell office:value-type="float" office:value="155.4">
                <text:p>155.4</text:p>
              </table:table-cell>
              <table:table-cell office:value-type="float" office:value="233.2">
                <text:p>233.2</text:p>
              </table:table-cell>
              <table:table-cell office:value-type="float" office:value="135.7">
                <text:p>135.7</text:p>
              </table:table-cell>
              <table:table-cell office:value-type="float" office:value="189.1">
                <text:p>189.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Originale PR</text:p>
                <draw:g>
                  <svg:desc>'5'.A46:'5'.A46</svg:desc>
                </draw:g>
              </table:table-cell>
              <table:table-cell office:value-type="float" office:value="160.4">
                <text:p>160.4</text:p>
                <draw:g>
                  <svg:desc>'5'.B46:'5'.G46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47:'5'.A47</svg:desc>
                </draw:g>
              </table:table-cell>
              <table:table-cell office:value-type="float" office:value="234">
                <text:p>234</text:p>
                <draw:g>
                  <svg:desc>'5'.B47:'5'.G47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37cm" svg:height="7.58cm" xlink:href=".." xlink:type="simple" chart:class="chart:bar" chart:style-name="ch1">
        <chart:title svg:x="7.171cm" svg:y="0.286cm" chart:style-name="ch2">
          <text:p>C1 Distanze</text:p>
        </chart:title>
        <chart:legend chart:legend-position="bottom" svg:x="5.464cm" svg:y="7.008cm" style:legend-expansion="wide" chart:style-name="ch3"/>
        <chart:plot-area chart:style-name="ch4" table:cell-range-address="'5'.K43:'5'.P47 '5'.J44:'5'.J47" chart:data-source-has-labels="both" svg:x="0.35cm" svg:y="1.316cm" svg:width="16.837cm" svg:height="5.357cm">
          <chartooo:coordinate-region svg:x="1.298cm" svg:y="1.502cm" svg:width="15.889cm" svg:height="4.701cm"/>
          <chart:axis chart:dimension="x" chart:name="primary-x" chart:style-name="ch5" chartooo:axis-type="auto">
            <chartooo:date-scale/>
            <chart:categories table:cell-range-address="'5'.K43:'5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44:'5'.P44" chart:label-cell-address="'5'.J44:'5'.J44" chart:class="chart:bar">
            <chart:data-point chart:repeated="6"/>
          </chart:series>
          <chart:series chart:style-name="ch9" chart:values-cell-range-address="'5'.K45:'5'.P45" chart:label-cell-address="'5'.J45:'5'.J45" chart:class="chart:bar">
            <chart:data-point chart:repeated="6"/>
          </chart:series>
          <chart:series chart:style-name="ch10" chart:values-cell-range-address="'5'.K46:'5'.P46" chart:label-cell-address="'5'.J46:'5'.J46" chart:class="chart:bar">
            <chart:data-point chart:repeated="6"/>
          </chart:series>
          <chart:series chart:style-name="ch11" chart:values-cell-range-address="'5'.K47:'5'.P47" chart:label-cell-address="'5'.J47:'5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43:'5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44:'5'.J44</svg:desc>
                </draw:g>
              </table:table-cell>
              <table:table-cell office:value-type="float" office:value="1372.55">
                <text:p>1372.55</text:p>
                <draw:g>
                  <svg:desc>'5'.K44:'5'.P44</svg:desc>
                </draw:g>
              </table:table-cell>
              <table:table-cell office:value-type="float" office:value="1440.15">
                <text:p>1440.15</text:p>
              </table:table-cell>
              <table:table-cell office:value-type="float" office:value="1293.9">
                <text:p>1293.9</text:p>
              </table:table-cell>
              <table:table-cell office:value-type="float" office:value="1222.6">
                <text:p>1222.6</text:p>
              </table:table-cell>
              <table:table-cell office:value-type="float" office:value="1221.75">
                <text:p>1221.75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PB</text:p>
                <draw:g>
                  <svg:desc>'5'.J45:'5'.J45</svg:desc>
                </draw:g>
              </table:table-cell>
              <table:table-cell office:value-type="float" office:value="2094.35">
                <text:p>2094.35</text:p>
                <draw:g>
                  <svg:desc>'5'.K45:'5'.P45</svg:desc>
                </draw:g>
              </table:table-cell>
              <table:table-cell office:value-type="float" office:value="1480.9">
                <text:p>1480.9</text:p>
              </table:table-cell>
              <table:table-cell office:value-type="float" office:value="2105">
                <text:p>2105</text:p>
              </table:table-cell>
              <table:table-cell office:value-type="float" office:value="1611.4">
                <text:p>1611.4</text:p>
              </table:table-cell>
              <table:table-cell office:value-type="float" office:value="1567.6">
                <text:p>1567.6</text:p>
              </table:table-cell>
              <table:table-cell office:value-type="float" office:value="1322.6">
                <text:p>1322.6</text:p>
              </table:table-cell>
            </table:table-row>
            <table:table-row>
              <table:table-cell office:value-type="string">
                <text:p>Originale PR</text:p>
                <draw:g>
                  <svg:desc>'5'.J46:'5'.J46</svg:desc>
                </draw:g>
              </table:table-cell>
              <table:table-cell office:value-type="float" office:value="1690.55">
                <text:p>1690.55</text:p>
                <draw:g>
                  <svg:desc>'5'.K46:'5'.P46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47:'5'.J47</svg:desc>
                </draw:g>
              </table:table-cell>
              <table:table-cell office:value-type="float" office:value="2248.8">
                <text:p>2248.8</text:p>
                <draw:g>
                  <svg:desc>'5'.K47:'5'.P47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2cm" xlink:href=".." xlink:type="simple" chart:class="chart:bar" chart:style-name="ch1">
        <chart:title svg:x="6.474cm" svg:y="0.287cm" chart:style-name="ch2">
          <text:p>C1 no canc Step</text:p>
        </chart:title>
        <chart:legend chart:legend-position="bottom" svg:x="5.297cm" svg:y="7.05cm" style:legend-expansion="wide" chart:style-name="ch3"/>
        <chart:plot-area chart:style-name="ch4" table:cell-range-address="'5'.B65:'5'.G69 '5'.A66:'5'.A69" chart:data-source-has-labels="both" svg:x="0.344cm" svg:y="1.318cm" svg:width="16.514cm" svg:height="5.396cm">
          <chartooo:coordinate-region svg:x="1.08cm" svg:y="1.505cm" svg:width="15.778cm" svg:height="4.739cm"/>
          <chart:axis chart:dimension="x" chart:name="primary-x" chart:style-name="ch5" chartooo:axis-type="auto">
            <chartooo:date-scale/>
            <chart:categories table:cell-range-address="'5'.B65:'5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66:'5'.G66" chart:label-cell-address="'5'.A66:'5'.A66" chart:class="chart:bar">
            <chart:data-point chart:repeated="6"/>
          </chart:series>
          <chart:series chart:style-name="ch9" chart:values-cell-range-address="'5'.B67:'5'.G67" chart:label-cell-address="'5'.A67:'5'.A67" chart:class="chart:bar">
            <chart:data-point chart:repeated="6"/>
          </chart:series>
          <chart:series chart:style-name="ch10" chart:values-cell-range-address="'5'.B68:'5'.G68" chart:label-cell-address="'5'.A68:'5'.A68" chart:class="chart:bar">
            <chart:data-point chart:repeated="6"/>
          </chart:series>
          <chart:series chart:style-name="ch11" chart:values-cell-range-address="'5'.B69:'5'.G69" chart:label-cell-address="'5'.A69:'5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65:'5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66:'5'.A66</svg:desc>
                </draw:g>
              </table:table-cell>
              <table:table-cell office:value-type="float" office:value="178.5">
                <text:p>178.5</text:p>
                <draw:g>
                  <svg:desc>'5'.B66:'5'.G66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146.5">
                <text:p>146.5</text:p>
              </table:table-cell>
              <table:table-cell office:value-type="float" office:value="157">
                <text:p>157</text:p>
              </table:table-cell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5'.A67:'5'.A67</svg:desc>
                </draw:g>
              </table:table-cell>
              <table:table-cell office:value-type="float" office:value="218">
                <text:p>218</text:p>
                <draw:g>
                  <svg:desc>'5'.B67:'5'.G67</svg:desc>
                </draw:g>
              </table:table-cell>
              <table:table-cell office:value-type="float" office:value="154.5">
                <text:p>154.5</text:p>
              </table:table-cell>
              <table:table-cell office:value-type="float" office:value="248">
                <text:p>248</text:p>
              </table:table-cell>
              <table:table-cell office:value-type="float" office:value="156.5">
                <text:p>156.5</text:p>
              </table:table-cell>
              <table:table-cell office:value-type="float" office:value="169.5">
                <text:p>169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Originale PR</text:p>
                <draw:g>
                  <svg:desc>'5'.A68:'5'.A68</svg:desc>
                </draw:g>
              </table:table-cell>
              <table:table-cell office:value-type="float" office:value="160.4">
                <text:p>160.4</text:p>
                <draw:g>
                  <svg:desc>'5'.B68:'5'.G68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69:'5'.A69</svg:desc>
                </draw:g>
              </table:table-cell>
              <table:table-cell office:value-type="float" office:value="234">
                <text:p>234</text:p>
                <draw:g>
                  <svg:desc>'5'.B69:'5'.G69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7cm" svg:height="7.624cm" xlink:href=".." xlink:type="simple" chart:class="chart:bar" chart:style-name="ch1">
        <chart:title svg:x="7.175cm" svg:y="0.287cm" chart:style-name="ch2">
          <text:p>C1 Step</text:p>
        </chart:title>
        <chart:legend chart:legend-position="bottom" svg:x="4.939cm" svg:y="7.052cm" style:legend-expansion="wide" chart:style-name="ch3"/>
        <chart:plot-area chart:style-name="ch4" table:cell-range-address="'1'.A43:'1'.G47" chart:data-source-has-labels="both" svg:x="0.329cm" svg:y="1.318cm" svg:width="15.829cm" svg:height="5.398cm">
          <chartooo:coordinate-region svg:x="1.065cm" svg:y="1.504cm" svg:width="15.093cm" svg:height="4.742cm"/>
          <chart:axis chart:dimension="x" chart:name="primary-x" chart:style-name="ch5" chartooo:axis-type="auto">
            <chartooo:date-scale/>
            <chart:categories table:cell-range-address="'1'.B43:'1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44:'1'.G44" chart:label-cell-address="'1'.A44:'1'.A44" chart:class="chart:bar">
            <chart:data-point chart:repeated="6"/>
          </chart:series>
          <chart:series chart:style-name="ch9" chart:values-cell-range-address="'1'.B45:'1'.G45" chart:label-cell-address="'1'.A45:'1'.A45" chart:class="chart:bar">
            <chart:data-point chart:repeated="6"/>
          </chart:series>
          <chart:series chart:style-name="ch10" chart:values-cell-range-address="'1'.B46:'1'.G46" chart:label-cell-address="'1'.A46:'1'.A46" chart:class="chart:bar">
            <chart:data-point chart:repeated="6"/>
          </chart:series>
          <chart:series chart:style-name="ch11" chart:values-cell-range-address="'1'.B47:'1'.G47" chart:label-cell-address="'1'.A47:'1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43:'1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44:'1'.A44</svg:desc>
                </draw:g>
              </table:table-cell>
              <table:table-cell office:value-type="float" office:value="152">
                <text:p>152</text:p>
                <draw:g>
                  <svg:desc>'1'.B44:'1'.G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99.5">
                <text:p>99.5</text:p>
              </table:table-cell>
              <table:table-cell office:value-type="float" office:value="114">
                <text:p>114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PB</text:p>
                <draw:g>
                  <svg:desc>'1'.A45:'1'.A45</svg:desc>
                </draw:g>
              </table:table-cell>
              <table:table-cell office:value-type="float" office:value="149">
                <text:p>149</text:p>
                <draw:g>
                  <svg:desc>'1'.B45:'1'.G45</svg:desc>
                </draw:g>
              </table:table-cell>
              <table:table-cell office:value-type="float" office:value="133.5">
                <text:p>133.5</text:p>
              </table:table-cell>
              <table:table-cell office:value-type="float" office:value="118.5">
                <text:p>118.5</text:p>
              </table:table-cell>
              <table:table-cell office:value-type="float" office:value="128.5">
                <text:p>128.5</text:p>
              </table:table-cell>
              <table:table-cell office:value-type="float" office:value="128.5">
                <text:p>128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riginale PR</text:p>
                <draw:g>
                  <svg:desc>'1'.A46:'1'.A46</svg:desc>
                </draw:g>
              </table:table-cell>
              <table:table-cell office:value-type="float" office:value="142.3">
                <text:p>142.3</text:p>
                <draw:g>
                  <svg:desc>'1'.B46:'1'.G46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47:'1'.A47</svg:desc>
                </draw:g>
              </table:table-cell>
              <table:table-cell office:value-type="float" office:value="140.7">
                <text:p>140.7</text:p>
                <draw:g>
                  <svg:desc>'1'.B47:'1'.G47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959cm" svg:height="7.58cm" xlink:href=".." xlink:type="simple" chart:class="chart:bar" chart:style-name="ch1">
        <chart:title svg:x="6.323cm" svg:y="0.286cm" chart:style-name="ch2">
          <text:p>C1 no canc Distanze</text:p>
        </chart:title>
        <chart:legend chart:legend-position="bottom" svg:x="5.675cm" svg:y="7.008cm" style:legend-expansion="wide" chart:style-name="ch3"/>
        <chart:plot-area chart:style-name="ch4" table:cell-range-address="'5'.K65:'5'.P69 '5'.J66:'5'.J69" chart:data-source-has-labels="both" svg:x="0.359cm" svg:y="1.316cm" svg:width="17.241cm" svg:height="5.357cm">
          <chartooo:coordinate-region svg:x="1.307cm" svg:y="1.503cm" svg:width="16.293cm" svg:height="4.7cm"/>
          <chart:axis chart:dimension="x" chart:name="primary-x" chart:style-name="ch5" chartooo:axis-type="auto">
            <chartooo:date-scale/>
            <chart:categories table:cell-range-address="'5'.K65:'5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66:'5'.P66" chart:label-cell-address="'5'.J66:'5'.J66" chart:class="chart:bar">
            <chart:data-point chart:repeated="6"/>
          </chart:series>
          <chart:series chart:style-name="ch9" chart:values-cell-range-address="'5'.K67:'5'.P67" chart:label-cell-address="'5'.J67:'5'.J67" chart:class="chart:bar">
            <chart:data-point chart:repeated="6"/>
          </chart:series>
          <chart:series chart:style-name="ch10" chart:values-cell-range-address="'5'.K68:'5'.P68" chart:label-cell-address="'5'.J68:'5'.J68" chart:class="chart:bar">
            <chart:data-point chart:repeated="6"/>
          </chart:series>
          <chart:series chart:style-name="ch11" chart:values-cell-range-address="'5'.K69:'5'.P69" chart:label-cell-address="'5'.J69:'5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65:'5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66:'5'.J66</svg:desc>
                </draw:g>
              </table:table-cell>
              <table:table-cell office:value-type="float" office:value="1762.9">
                <text:p>1762.9</text:p>
                <draw:g>
                  <svg:desc>'5'.K66:'5'.P66</svg:desc>
                </draw:g>
              </table:table-cell>
              <table:table-cell office:value-type="float" office:value="1481.05">
                <text:p>1481.05</text:p>
              </table:table-cell>
              <table:table-cell office:value-type="float" office:value="1410.3">
                <text:p>1410.3</text:p>
              </table:table-cell>
              <table:table-cell office:value-type="float" office:value="1549.2">
                <text:p>1549.2</text:p>
              </table:table-cell>
              <table:table-cell office:value-type="float" office:value="1242.75">
                <text:p>1242.75</text:p>
              </table:table-cell>
              <table:table-cell office:value-type="float" office:value="1311.7">
                <text:p>1311.7</text:p>
              </table:table-cell>
            </table:table-row>
            <table:table-row>
              <table:table-cell office:value-type="string">
                <text:p>PB</text:p>
                <draw:g>
                  <svg:desc>'5'.J67:'5'.J67</svg:desc>
                </draw:g>
              </table:table-cell>
              <table:table-cell office:value-type="float" office:value="2159">
                <text:p>2159</text:p>
                <draw:g>
                  <svg:desc>'5'.K67:'5'.P67</svg:desc>
                </draw:g>
              </table:table-cell>
              <table:table-cell office:value-type="float" office:value="1521.75">
                <text:p>1521.75</text:p>
              </table:table-cell>
              <table:table-cell office:value-type="float" office:value="2456.7">
                <text:p>2456.7</text:p>
              </table:table-cell>
              <table:table-cell office:value-type="float" office:value="1543">
                <text:p>1543</text:p>
              </table:table-cell>
              <table:table-cell office:value-type="float" office:value="1643.6">
                <text:p>1643.6</text:p>
              </table:table-cell>
              <table:table-cell office:value-type="float" office:value="1422.4">
                <text:p>1422.4</text:p>
              </table:table-cell>
            </table:table-row>
            <table:table-row>
              <table:table-cell office:value-type="string">
                <text:p>Originale PR</text:p>
                <draw:g>
                  <svg:desc>'5'.J68:'5'.J68</svg:desc>
                </draw:g>
              </table:table-cell>
              <table:table-cell office:value-type="float" office:value="1690.55">
                <text:p>1690.55</text:p>
                <draw:g>
                  <svg:desc>'5'.K68:'5'.P68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69:'5'.J69</svg:desc>
                </draw:g>
              </table:table-cell>
              <table:table-cell office:value-type="float" office:value="2248.8">
                <text:p>2248.8</text:p>
                <draw:g>
                  <svg:desc>'5'.K69:'5'.P69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7.151cm" svg:y="0.287cm" chart:style-name="ch2">
          <text:p>B1 Step</text:p>
        </chart:title>
        <chart:legend chart:legend-position="bottom" svg:x="4.915cm" svg:y="7.05cm" style:legend-expansion="wide" chart:style-name="ch3"/>
        <chart:plot-area chart:style-name="ch4" table:cell-range-address="'6'.B21:'6'.G25 '6'.A22:'6'.A25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21:'6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22:'6'.G22" chart:label-cell-address="'6'.A22:'6'.A22" chart:class="chart:bar">
            <chart:data-point chart:repeated="6"/>
          </chart:series>
          <chart:series chart:style-name="ch9" chart:values-cell-range-address="'6'.B23:'6'.G23" chart:label-cell-address="'6'.A23:'6'.A23" chart:class="chart:bar">
            <chart:data-point chart:repeated="6"/>
          </chart:series>
          <chart:series chart:style-name="ch10" chart:values-cell-range-address="'6'.B24:'6'.G24" chart:label-cell-address="'6'.A24:'6'.A24" chart:class="chart:bar">
            <chart:data-point chart:repeated="6"/>
          </chart:series>
          <chart:series chart:style-name="ch11" chart:values-cell-range-address="'6'.B25:'6'.G25" chart:label-cell-address="'6'.A25:'6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21:'6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22:'6'.A22</svg:desc>
                </draw:g>
              </table:table-cell>
              <table:table-cell office:value-type="float" office:value="89.5">
                <text:p>89.5</text:p>
                <draw:g>
                  <svg:desc>'6'.B22:'6'.G2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79.3">
                <text:p>79.3</text:p>
              </table:table-cell>
              <table:table-cell office:value-type="float" office:value="75.8">
                <text:p>75.8</text:p>
              </table:table-cell>
              <table:table-cell office:value-type="float" office:value="74.5">
                <text:p>74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PB</text:p>
                <draw:g>
                  <svg:desc>'6'.A23:'6'.A23</svg:desc>
                </draw:g>
              </table:table-cell>
              <table:table-cell office:value-type="float" office:value="90.6">
                <text:p>90.6</text:p>
                <draw:g>
                  <svg:desc>'6'.B23:'6'.G23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9.6">
                <text:p>89.6</text:p>
              </table:table-cell>
              <table:table-cell office:value-type="float" office:value="77">
                <text:p>77</text:p>
              </table:table-cell>
              <table:table-cell office:value-type="float" office:value="79.1">
                <text:p>79.1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Originale PR</text:p>
                <draw:g>
                  <svg:desc>'6'.A24:'6'.A24</svg:desc>
                </draw:g>
              </table:table-cell>
              <table:table-cell office:value-type="float" office:value="85.5">
                <text:p>85.5</text:p>
                <draw:g>
                  <svg:desc>'6'.B24:'6'.G24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25:'6'.A25</svg:desc>
                </draw:g>
              </table:table-cell>
              <table:table-cell office:value-type="float" office:value="91.5">
                <text:p>91.5</text:p>
                <draw:g>
                  <svg:desc>'6'.B25:'6'.G25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19cm" svg:height="7.622cm" xlink:href=".." xlink:type="simple" chart:class="chart:bar" chart:style-name="ch1">
        <chart:title svg:x="6.312cm" svg:y="0.287cm" chart:style-name="ch2">
          <text:p>B1 Distanze</text:p>
        </chart:title>
        <chart:legend chart:legend-position="bottom" svg:x="4.605cm" svg:y="7.05cm" style:legend-expansion="wide" chart:style-name="ch3"/>
        <chart:plot-area chart:style-name="ch4" table:cell-range-address="'6'.K21:'6'.P25 '6'.J22:'6'.J25" chart:data-source-has-labels="both" svg:x="0.316cm" svg:y="1.318cm" svg:width="15.187cm" svg:height="5.396cm">
          <chartooo:coordinate-region svg:x="1.264cm" svg:y="1.504cm" svg:width="14.239cm" svg:height="4.74cm"/>
          <chart:axis chart:dimension="x" chart:name="primary-x" chart:style-name="ch5" chartooo:axis-type="auto">
            <chartooo:date-scale/>
            <chart:categories table:cell-range-address="'6'.K21:'6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22:'6'.P22" chart:label-cell-address="'6'.J22:'6'.J22" chart:class="chart:bar">
            <chart:data-point chart:repeated="6"/>
          </chart:series>
          <chart:series chart:style-name="ch9" chart:values-cell-range-address="'6'.K23:'6'.P23" chart:label-cell-address="'6'.J23:'6'.J23" chart:class="chart:bar">
            <chart:data-point chart:repeated="6"/>
          </chart:series>
          <chart:series chart:style-name="ch10" chart:values-cell-range-address="'6'.K24:'6'.P24" chart:label-cell-address="'6'.J24:'6'.J24" chart:class="chart:bar">
            <chart:data-point chart:repeated="6"/>
          </chart:series>
          <chart:series chart:style-name="ch11" chart:values-cell-range-address="'6'.K25:'6'.P25" chart:label-cell-address="'6'.J25:'6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21:'6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22:'6'.J22</svg:desc>
                </draw:g>
              </table:table-cell>
              <table:table-cell office:value-type="float" office:value="934.4">
                <text:p>934.4</text:p>
                <draw:g>
                  <svg:desc>'6'.K22:'6'.P22</svg:desc>
                </draw:g>
              </table:table-cell>
              <table:table-cell office:value-type="float" office:value="740.05">
                <text:p>740.05</text:p>
              </table:table-cell>
              <table:table-cell office:value-type="float" office:value="662.9">
                <text:p>662.9</text:p>
              </table:table-cell>
              <table:table-cell office:value-type="float" office:value="742.1">
                <text:p>742.1</text:p>
              </table:table-cell>
              <table:table-cell office:value-type="float" office:value="670.45">
                <text:p>670.45</text:p>
              </table:table-cell>
              <table:table-cell office:value-type="float" office:value="799.1">
                <text:p>799.1</text:p>
              </table:table-cell>
            </table:table-row>
            <table:table-row>
              <table:table-cell office:value-type="string">
                <text:p>PB</text:p>
                <draw:g>
                  <svg:desc>'6'.J23:'6'.J23</svg:desc>
                </draw:g>
              </table:table-cell>
              <table:table-cell office:value-type="float" office:value="855.05">
                <text:p>855.05</text:p>
                <draw:g>
                  <svg:desc>'6'.K23:'6'.P23</svg:desc>
                </draw:g>
              </table:table-cell>
              <table:table-cell office:value-type="float" office:value="761.75">
                <text:p>761.75</text:p>
              </table:table-cell>
              <table:table-cell office:value-type="float" office:value="871.15">
                <text:p>871.15</text:p>
              </table:table-cell>
              <table:table-cell office:value-type="float" office:value="699.95">
                <text:p>699.95</text:p>
              </table:table-cell>
              <table:table-cell office:value-type="float" office:value="781.85">
                <text:p>781.85</text:p>
              </table:table-cell>
              <table:table-cell office:value-type="float" office:value="737.8">
                <text:p>737.8</text:p>
              </table:table-cell>
            </table:table-row>
            <table:table-row>
              <table:table-cell office:value-type="string">
                <text:p>Originale PR</text:p>
                <draw:g>
                  <svg:desc>'6'.J24:'6'.J24</svg:desc>
                </draw:g>
              </table:table-cell>
              <table:table-cell office:value-type="float" office:value="818.75">
                <text:p>818.75</text:p>
                <draw:g>
                  <svg:desc>'6'.K24:'6'.P24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25:'6'.J25</svg:desc>
                </draw:g>
              </table:table-cell>
              <table:table-cell office:value-type="float" office:value="808.05">
                <text:p>808.05</text:p>
                <draw:g>
                  <svg:desc>'6'.K25:'6'.P25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7.151cm" svg:y="0.287cm" chart:style-name="ch2">
          <text:p>C1 Step</text:p>
        </chart:title>
        <chart:legend chart:legend-position="bottom" svg:x="4.915cm" svg:y="7.05cm" style:legend-expansion="wide" chart:style-name="ch3"/>
        <chart:plot-area chart:style-name="ch4" table:cell-range-address="'6'.A43:'6'.G47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43:'6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44:'6'.G44" chart:label-cell-address="'6'.A44:'6'.A44" chart:class="chart:bar">
            <chart:data-point chart:repeated="6"/>
          </chart:series>
          <chart:series chart:style-name="ch9" chart:values-cell-range-address="'6'.B45:'6'.G45" chart:label-cell-address="'6'.A45:'6'.A45" chart:class="chart:bar">
            <chart:data-point chart:repeated="6"/>
          </chart:series>
          <chart:series chart:style-name="ch10" chart:values-cell-range-address="'6'.B46:'6'.G46" chart:label-cell-address="'6'.A46:'6'.A46" chart:class="chart:bar">
            <chart:data-point chart:repeated="6"/>
          </chart:series>
          <chart:series chart:style-name="ch11" chart:values-cell-range-address="'6'.B47:'6'.G47" chart:label-cell-address="'6'.A47:'6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43:'6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44:'6'.A44</svg:desc>
                </draw:g>
              </table:table-cell>
              <table:table-cell office:value-type="float" office:value="88.8">
                <text:p>88.8</text:p>
                <draw:g>
                  <svg:desc>'6'.B44:'6'.G44</svg:desc>
                </draw:g>
              </table:table-cell>
              <table:table-cell office:value-type="float" office:value="80.3">
                <text:p>80.3</text:p>
              </table:table-cell>
              <table:table-cell office:value-type="float" office:value="80.1">
                <text:p>80.1</text:p>
              </table:table-cell>
              <table:table-cell office:value-type="float" office:value="77.3">
                <text:p>77.3</text:p>
              </table:table-cell>
              <table:table-cell office:value-type="float" office:value="77.1">
                <text:p>77.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PB</text:p>
                <draw:g>
                  <svg:desc>'6'.A45:'6'.A45</svg:desc>
                </draw:g>
              </table:table-cell>
              <table:table-cell office:value-type="float" office:value="91.3">
                <text:p>91.3</text:p>
                <draw:g>
                  <svg:desc>'6'.B45:'6'.G45</svg:desc>
                </draw:g>
              </table:table-cell>
              <table:table-cell office:value-type="float" office:value="81.3">
                <text:p>81.3</text:p>
              </table:table-cell>
              <table:table-cell office:value-type="float" office:value="101">
                <text:p>101</text:p>
              </table:table-cell>
              <table:table-cell office:value-type="float" office:value="75.4">
                <text:p>75.4</text:p>
              </table:table-cell>
              <table:table-cell office:value-type="float" office:value="78.5">
                <text:p>78.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Originale PR</text:p>
                <draw:g>
                  <svg:desc>'6'.A46:'6'.A46</svg:desc>
                </draw:g>
              </table:table-cell>
              <table:table-cell office:value-type="float" office:value="85.5">
                <text:p>85.5</text:p>
                <draw:g>
                  <svg:desc>'6'.B46:'6'.G46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47:'6'.A47</svg:desc>
                </draw:g>
              </table:table-cell>
              <table:table-cell office:value-type="float" office:value="91.5">
                <text:p>91.5</text:p>
                <draw:g>
                  <svg:desc>'6'.B47:'6'.G47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23cm" svg:height="7.622cm" xlink:href=".." xlink:type="simple" chart:class="chart:bar" chart:style-name="ch1">
        <chart:title svg:x="6.514cm" svg:y="0.287cm" chart:style-name="ch2">
          <text:p>C1 Distanze</text:p>
        </chart:title>
        <chart:legend chart:legend-position="bottom" svg:x="4.807cm" svg:y="7.05cm" style:legend-expansion="wide" chart:style-name="ch3"/>
        <chart:plot-area chart:style-name="ch4" table:cell-range-address="'6'.K43:'6'.P47 '6'.J44:'6'.J47" chart:data-source-has-labels="both" svg:x="0.324cm" svg:y="1.318cm" svg:width="15.575cm" svg:height="5.396cm">
          <chartooo:coordinate-region svg:x="1.272cm" svg:y="1.504cm" svg:width="14.627cm" svg:height="4.74cm"/>
          <chart:axis chart:dimension="x" chart:name="primary-x" chart:style-name="ch5" chartooo:axis-type="auto">
            <chartooo:date-scale/>
            <chart:categories table:cell-range-address="'6'.K43:'6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44:'6'.P44" chart:label-cell-address="'6'.J44:'6'.J44" chart:class="chart:bar">
            <chart:data-point chart:repeated="6"/>
          </chart:series>
          <chart:series chart:style-name="ch9" chart:values-cell-range-address="'6'.K45:'6'.P45" chart:label-cell-address="'6'.J45:'6'.J45" chart:class="chart:bar">
            <chart:data-point chart:repeated="6"/>
          </chart:series>
          <chart:series chart:style-name="ch10" chart:values-cell-range-address="'6'.K46:'6'.P46" chart:label-cell-address="'6'.J46:'6'.J46" chart:class="chart:bar">
            <chart:data-point chart:repeated="6"/>
          </chart:series>
          <chart:series chart:style-name="ch11" chart:values-cell-range-address="'6'.K47:'6'.P47" chart:label-cell-address="'6'.J47:'6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43:'6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44:'6'.J44</svg:desc>
                </draw:g>
              </table:table-cell>
              <table:table-cell office:value-type="float" office:value="704.05">
                <text:p>704.05</text:p>
                <draw:g>
                  <svg:desc>'6'.K44:'6'.P44</svg:desc>
                </draw:g>
              </table:table-cell>
              <table:table-cell office:value-type="float" office:value="720.2">
                <text:p>720.2</text:p>
              </table:table-cell>
              <table:table-cell office:value-type="float" office:value="707.65">
                <text:p>707.65</text:p>
              </table:table-cell>
              <table:table-cell office:value-type="float" office:value="679.2">
                <text:p>679.2</text:p>
              </table:table-cell>
              <table:table-cell office:value-type="float" office:value="719.7">
                <text:p>719.7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PB</text:p>
                <draw:g>
                  <svg:desc>'6'.J45:'6'.J45</svg:desc>
                </draw:g>
              </table:table-cell>
              <table:table-cell office:value-type="float" office:value="805.6">
                <text:p>805.6</text:p>
                <draw:g>
                  <svg:desc>'6'.K45:'6'.P45</svg:desc>
                </draw:g>
              </table:table-cell>
              <table:table-cell office:value-type="float" office:value="761.95">
                <text:p>761.95</text:p>
              </table:table-cell>
              <table:table-cell office:value-type="float" office:value="889.95">
                <text:p>889.95</text:p>
              </table:table-cell>
              <table:table-cell office:value-type="float" office:value="796.9">
                <text:p>796.9</text:p>
              </table:table-cell>
              <table:table-cell office:value-type="float" office:value="733.1">
                <text:p>733.1</text:p>
              </table:table-cell>
              <table:table-cell office:value-type="float" office:value="684.7">
                <text:p>684.7</text:p>
              </table:table-cell>
            </table:table-row>
            <table:table-row>
              <table:table-cell office:value-type="string">
                <text:p>Originale PR</text:p>
                <draw:g>
                  <svg:desc>'6'.J46:'6'.J46</svg:desc>
                </draw:g>
              </table:table-cell>
              <table:table-cell office:value-type="float" office:value="818.75">
                <text:p>818.75</text:p>
                <draw:g>
                  <svg:desc>'6'.K46:'6'.P46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47:'6'.J47</svg:desc>
                </draw:g>
              </table:table-cell>
              <table:table-cell office:value-type="float" office:value="808.05">
                <text:p>808.05</text:p>
                <draw:g>
                  <svg:desc>'6'.K47:'6'.P47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6.092cm" svg:y="0.287cm" chart:style-name="ch2">
          <text:p>C1 no canc Step</text:p>
        </chart:title>
        <chart:legend chart:legend-position="bottom" svg:x="4.915cm" svg:y="7.05cm" style:legend-expansion="wide" chart:style-name="ch3"/>
        <chart:plot-area chart:style-name="ch4" table:cell-range-address="'6'.B65:'6'.G69 '6'.A66:'6'.A69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65:'6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66:'6'.G66" chart:label-cell-address="'6'.A66:'6'.A66" chart:class="chart:bar">
            <chart:data-point chart:repeated="6"/>
          </chart:series>
          <chart:series chart:style-name="ch9" chart:values-cell-range-address="'6'.B67:'6'.G67" chart:label-cell-address="'6'.A67:'6'.A67" chart:class="chart:bar">
            <chart:data-point chart:repeated="6"/>
          </chart:series>
          <chart:series chart:style-name="ch10" chart:values-cell-range-address="'6'.B68:'6'.G68" chart:label-cell-address="'6'.A68:'6'.A68" chart:class="chart:bar">
            <chart:data-point chart:repeated="6"/>
          </chart:series>
          <chart:series chart:style-name="ch11" chart:values-cell-range-address="'6'.B69:'6'.G69" chart:label-cell-address="'6'.A69:'6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65:'6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66:'6'.A66</svg:desc>
                </draw:g>
              </table:table-cell>
              <table:table-cell office:value-type="float" office:value="73.5">
                <text:p>73.5</text:p>
                <draw:g>
                  <svg:desc>'6'.B66:'6'.G6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72.5">
                <text:p>72.5</text:p>
              </table:table-cell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PB</text:p>
                <draw:g>
                  <svg:desc>'6'.A67:'6'.A67</svg:desc>
                </draw:g>
              </table:table-cell>
              <table:table-cell office:value-type="float" office:value="89.5">
                <text:p>89.5</text:p>
                <draw:g>
                  <svg:desc>'6'.B67:'6'.G67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Originale PR</text:p>
                <draw:g>
                  <svg:desc>'6'.A68:'6'.A68</svg:desc>
                </draw:g>
              </table:table-cell>
              <table:table-cell office:value-type="float" office:value="85.5">
                <text:p>85.5</text:p>
                <draw:g>
                  <svg:desc>'6'.B68:'6'.G68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69:'6'.A69</svg:desc>
                </draw:g>
              </table:table-cell>
              <table:table-cell office:value-type="float" office:value="91.5">
                <text:p>91.5</text:p>
                <draw:g>
                  <svg:desc>'6'.B69:'6'.G69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text-underline-style="solid" style:text-underline-width="auto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19cm" svg:height="7.622cm" xlink:href=".." xlink:type="simple" chart:class="chart:bar" chart:style-name="ch1">
        <chart:title svg:x="5.253cm" svg:y="0.287cm" chart:style-name="ch2">
          <text:p>C1 no canc Distanze</text:p>
        </chart:title>
        <chart:legend chart:legend-position="bottom" svg:x="4.605cm" svg:y="7.05cm" style:legend-expansion="wide" chart:style-name="ch3"/>
        <chart:plot-area chart:style-name="ch4" table:cell-range-address="'6'.K65:'6'.P69 '6'.J66:'6'.J69" chart:data-source-has-labels="both" svg:x="0.316cm" svg:y="1.318cm" svg:width="15.187cm" svg:height="5.396cm">
          <chartooo:coordinate-region svg:x="1.264cm" svg:y="1.504cm" svg:width="14.239cm" svg:height="4.74cm"/>
          <chart:axis chart:dimension="x" chart:name="primary-x" chart:style-name="ch5" chartooo:axis-type="auto">
            <chartooo:date-scale/>
            <chart:categories table:cell-range-address="'6'.K65:'6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66:'6'.P66" chart:label-cell-address="'6'.J66:'6'.J66" chart:class="chart:bar">
            <chart:data-point chart:repeated="6"/>
          </chart:series>
          <chart:series chart:style-name="ch9" chart:values-cell-range-address="'6'.K67:'6'.P67" chart:label-cell-address="'6'.J67:'6'.J67" chart:class="chart:bar">
            <chart:data-point chart:repeated="6"/>
          </chart:series>
          <chart:series chart:style-name="ch10" chart:values-cell-range-address="'6'.K68:'6'.P68" chart:label-cell-address="'6'.J68:'6'.J68" chart:class="chart:bar">
            <chart:data-point chart:repeated="6"/>
          </chart:series>
          <chart:series chart:style-name="ch11" chart:values-cell-range-address="'6'.K69:'6'.P69" chart:label-cell-address="'6'.J69:'6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65:'6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66:'6'.J66</svg:desc>
                </draw:g>
              </table:table-cell>
              <table:table-cell office:value-type="float" office:value="713.25">
                <text:p>713.25</text:p>
                <draw:g>
                  <svg:desc>'6'.K66:'6'.P66</svg:desc>
                </draw:g>
              </table:table-cell>
              <table:table-cell office:value-type="float" office:value="664.45">
                <text:p>664.45</text:p>
              </table:table-cell>
              <table:table-cell office:value-type="float" office:value="684">
                <text:p>684</text:p>
              </table:table-cell>
              <table:table-cell office:value-type="float" office:value="665.5">
                <text:p>665.5</text:p>
              </table:table-cell>
              <table:table-cell office:value-type="float" office:value="738.6">
                <text:p>738.6</text:p>
              </table:table-cell>
              <table:table-cell office:value-type="float" office:value="717.95">
                <text:p>717.95</text:p>
              </table:table-cell>
            </table:table-row>
            <table:table-row>
              <table:table-cell office:value-type="string">
                <text:p>PB</text:p>
                <draw:g>
                  <svg:desc>'6'.J67:'6'.J67</svg:desc>
                </draw:g>
              </table:table-cell>
              <table:table-cell office:value-type="float" office:value="859.8">
                <text:p>859.8</text:p>
                <draw:g>
                  <svg:desc>'6'.K67:'6'.P67</svg:desc>
                </draw:g>
              </table:table-cell>
              <table:table-cell office:value-type="float" office:value="814.8">
                <text:p>814.8</text:p>
              </table:table-cell>
              <table:table-cell office:value-type="float" office:value="824.65">
                <text:p>824.65</text:p>
              </table:table-cell>
              <table:table-cell office:value-type="float" office:value="709.3">
                <text:p>709.3</text:p>
              </table:table-cell>
              <table:table-cell office:value-type="float" office:value="697.35">
                <text:p>697.35</text:p>
              </table:table-cell>
              <table:table-cell office:value-type="float" office:value="663.46">
                <text:p>663.46</text:p>
              </table:table-cell>
            </table:table-row>
            <table:table-row>
              <table:table-cell office:value-type="string">
                <text:p>Originale PR</text:p>
                <draw:g>
                  <svg:desc>'6'.J68:'6'.J68</svg:desc>
                </draw:g>
              </table:table-cell>
              <table:table-cell office:value-type="float" office:value="818.75">
                <text:p>818.75</text:p>
                <draw:g>
                  <svg:desc>'6'.K68:'6'.P68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69:'6'.J69</svg:desc>
                </draw:g>
              </table:table-cell>
              <table:table-cell office:value-type="float" office:value="808.05">
                <text:p>808.05</text:p>
                <draw:g>
                  <svg:desc>'6'.K69:'6'.P69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8cm" svg:height="7.622cm" xlink:href=".." xlink:type="simple" chart:class="chart:bar" chart:style-name="ch1">
        <chart:title svg:x="6.817cm" svg:y="0.287cm" chart:style-name="ch2">
          <text:p>C1 Distanze</text:p>
        </chart:title>
        <chart:legend chart:legend-position="bottom" svg:x="5.11cm" svg:y="7.05cm" style:legend-expansion="wide" chart:style-name="ch3"/>
        <chart:plot-area chart:style-name="ch4" table:cell-range-address="'1'.K43:'1'.P47 '1'.J44:'1'.J47" chart:data-source-has-labels="both" svg:x="0.336cm" svg:y="1.318cm" svg:width="16.156cm" svg:height="5.396cm">
          <chartooo:coordinate-region svg:x="1.284cm" svg:y="1.504cm" svg:width="15.208cm" svg:height="4.74cm"/>
          <chart:axis chart:dimension="x" chart:name="primary-x" chart:style-name="ch5" chartooo:axis-type="auto">
            <chartooo:date-scale/>
            <chart:categories table:cell-range-address="'1'.K43:'1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44:'1'.P44" chart:label-cell-address="'1'.J44:'1'.J44" chart:class="chart:bar">
            <chart:data-point chart:repeated="6"/>
          </chart:series>
          <chart:series chart:style-name="ch9" chart:values-cell-range-address="'1'.K45:'1'.P45" chart:label-cell-address="'1'.J45:'1'.J45" chart:class="chart:bar">
            <chart:data-point chart:repeated="6"/>
          </chart:series>
          <chart:series chart:style-name="ch10" chart:values-cell-range-address="'1'.K46:'1'.P46" chart:label-cell-address="'1'.J46:'1'.J46" chart:class="chart:bar">
            <chart:data-point chart:repeated="6"/>
          </chart:series>
          <chart:series chart:style-name="ch11" chart:values-cell-range-address="'1'.K47:'1'.P47" chart:label-cell-address="'1'.J47:'1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43:'1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44:'1'.J44</svg:desc>
                </draw:g>
              </table:table-cell>
              <table:table-cell office:value-type="float" office:value="1471.55">
                <text:p>1471.55</text:p>
                <draw:g>
                  <svg:desc>'1'.K44:'1'.P44</svg:desc>
                </draw:g>
              </table:table-cell>
              <table:table-cell office:value-type="float" office:value="1143.15">
                <text:p>1143.15</text:p>
              </table:table-cell>
              <table:table-cell office:value-type="float" office:value="1117.05">
                <text:p>1117.05</text:p>
              </table:table-cell>
              <table:table-cell office:value-type="float" office:value="938.85">
                <text:p>938.85</text:p>
              </table:table-cell>
              <table:table-cell office:value-type="float" office:value="1063.5">
                <text:p>1063.5</text:p>
              </table:table-cell>
              <table:table-cell office:value-type="float" office:value="1160.1">
                <text:p>1160.1</text:p>
              </table:table-cell>
            </table:table-row>
            <table:table-row>
              <table:table-cell office:value-type="string">
                <text:p>PB</text:p>
                <draw:g>
                  <svg:desc>'1'.J45:'1'.J45</svg:desc>
                </draw:g>
              </table:table-cell>
              <table:table-cell office:value-type="float" office:value="1442.75">
                <text:p>1442.75</text:p>
                <draw:g>
                  <svg:desc>'1'.K45:'1'.P45</svg:desc>
                </draw:g>
              </table:table-cell>
              <table:table-cell office:value-type="float" office:value="1197.75">
                <text:p>1197.75</text:p>
              </table:table-cell>
              <table:table-cell office:value-type="float" office:value="1135.65">
                <text:p>1135.65</text:p>
              </table:table-cell>
              <table:table-cell office:value-type="float" office:value="1257.5">
                <text:p>1257.5</text:p>
              </table:table-cell>
              <table:table-cell office:value-type="float" office:value="1250.4">
                <text:p>1250.4</text:p>
              </table:table-cell>
              <table:table-cell office:value-type="float" office:value="1053.7">
                <text:p>1053.7</text:p>
              </table:table-cell>
            </table:table-row>
            <table:table-row>
              <table:table-cell office:value-type="string">
                <text:p>Originale PR</text:p>
                <draw:g>
                  <svg:desc>'1'.J46:'1'.J46</svg:desc>
                </draw:g>
              </table:table-cell>
              <table:table-cell office:value-type="float" office:value="1217.35">
                <text:p>1217.35</text:p>
                <draw:g>
                  <svg:desc>'1'.K46:'1'.P46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47:'1'.J47</svg:desc>
                </draw:g>
              </table:table-cell>
              <table:table-cell office:value-type="float" office:value="1357.65">
                <text:p>1357.65</text:p>
                <draw:g>
                  <svg:desc>'1'.K47:'1'.P47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5cm" svg:height="7.622cm" xlink:href=".." xlink:type="simple" chart:class="chart:bar" chart:style-name="ch1">
        <chart:title svg:x="6.115cm" svg:y="0.287cm" chart:style-name="ch2">
          <text:p>C1 no canc Step</text:p>
        </chart:title>
        <chart:legend chart:legend-position="bottom" svg:x="4.938cm" svg:y="7.05cm" style:legend-expansion="wide" chart:style-name="ch3"/>
        <chart:plot-area chart:style-name="ch4" table:cell-range-address="'1'.B65:'1'.G69 '1'.A66:'1'.A69" chart:data-source-has-labels="both" svg:x="0.329cm" svg:y="1.318cm" svg:width="15.827cm" svg:height="5.396cm">
          <chartooo:coordinate-region svg:x="1.065cm" svg:y="1.504cm" svg:width="15.091cm" svg:height="4.74cm"/>
          <chart:axis chart:dimension="x" chart:name="primary-x" chart:style-name="ch5" chartooo:axis-type="auto">
            <chartooo:date-scale/>
            <chart:categories table:cell-range-address="'1'.B65:'1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66:'1'.G66" chart:label-cell-address="'1'.A66:'1'.A66" chart:class="chart:bar">
            <chart:data-point chart:repeated="6"/>
          </chart:series>
          <chart:series chart:style-name="ch9" chart:values-cell-range-address="'1'.B67:'1'.G67" chart:label-cell-address="'1'.A67:'1'.A67" chart:class="chart:bar">
            <chart:data-point chart:repeated="6"/>
          </chart:series>
          <chart:series chart:style-name="ch10" chart:values-cell-range-address="'1'.B68:'1'.G68" chart:label-cell-address="'1'.A68:'1'.A68" chart:class="chart:bar">
            <chart:data-point chart:repeated="6"/>
          </chart:series>
          <chart:series chart:style-name="ch11" chart:values-cell-range-address="'1'.B69:'1'.G69" chart:label-cell-address="'1'.A69:'1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65:'1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66:'1'.A66</svg:desc>
                </draw:g>
              </table:table-cell>
              <table:table-cell office:value-type="float" office:value="135.5">
                <text:p>135.5</text:p>
                <draw:g>
                  <svg:desc>'1'.B66:'1'.G66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13.5">
                <text:p>113.5</text:p>
              </table:table-cell>
              <table:table-cell office:value-type="float" office:value="108.5">
                <text:p>108.5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PB</text:p>
                <draw:g>
                  <svg:desc>'1'.A67:'1'.A67</svg:desc>
                </draw:g>
              </table:table-cell>
              <table:table-cell office:value-type="float" office:value="157.5">
                <text:p>157.5</text:p>
                <draw:g>
                  <svg:desc>'1'.B67:'1'.G67</svg:desc>
                </draw:g>
              </table:table-cell>
              <table:table-cell office:value-type="float" office:value="125.5">
                <text:p>125.5</text:p>
              </table:table-cell>
              <table:table-cell office:value-type="float" office:value="134.5">
                <text:p>134.5</text:p>
              </table:table-cell>
              <table:table-cell office:value-type="float" office:value="122">
                <text:p>122</text:p>
              </table:table-cell>
              <table:table-cell office:value-type="float" office:value="128.5">
                <text:p>12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Originale PR</text:p>
                <draw:g>
                  <svg:desc>'1'.A68:'1'.A68</svg:desc>
                </draw:g>
              </table:table-cell>
              <table:table-cell office:value-type="float" office:value="142.3">
                <text:p>142.3</text:p>
                <draw:g>
                  <svg:desc>'1'.B68:'1'.G68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69:'1'.A69</svg:desc>
                </draw:g>
              </table:table-cell>
              <table:table-cell office:value-type="float" office:value="140.7">
                <text:p>140.7</text:p>
                <draw:g>
                  <svg:desc>'1'.B69:'1'.G69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39cm" svg:height="7.622cm" xlink:href=".." xlink:type="simple" chart:class="chart:bar" chart:style-name="ch1">
        <chart:title svg:x="6.057cm" svg:y="0.212cm" chart:style-name="ch2">
          <text:p>C1 no canc Distanze</text:p>
        </chart:title>
        <chart:legend chart:legend-position="bottom" svg:x="5.315cm" svg:y="7.05cm" style:legend-expansion="wide" chart:style-name="ch3"/>
        <chart:plot-area chart:style-name="ch4" table:cell-range-address="'1'.K65:'1'.P69 '1'.J66:'1'.J69" chart:data-source-has-labels="both" svg:x="0.344cm" svg:y="1.318cm" svg:width="16.551cm" svg:height="5.396cm">
          <chartooo:coordinate-region svg:x="1.292cm" svg:y="1.504cm" svg:width="15.603cm" svg:height="4.74cm"/>
          <chart:axis chart:dimension="x" chart:name="primary-x" chart:style-name="ch5" chartooo:axis-type="auto">
            <chartooo:date-scale/>
            <chart:categories table:cell-range-address="'1'.K65:'1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66:'1'.P66" chart:label-cell-address="'1'.J66:'1'.J66" chart:class="chart:bar">
            <chart:data-point chart:repeated="6"/>
          </chart:series>
          <chart:series chart:style-name="ch9" chart:values-cell-range-address="'1'.K67:'1'.P67" chart:label-cell-address="'1'.J67:'1'.J67" chart:class="chart:bar">
            <chart:data-point chart:repeated="6"/>
          </chart:series>
          <chart:series chart:style-name="ch10" chart:values-cell-range-address="'1'.K68:'1'.P68" chart:label-cell-address="'1'.J68:'1'.J68" chart:class="chart:bar">
            <chart:data-point chart:repeated="6"/>
          </chart:series>
          <chart:series chart:style-name="ch11" chart:values-cell-range-address="'1'.K69:'1'.P69" chart:label-cell-address="'1'.J69:'1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65:'1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66:'1'.J66</svg:desc>
                </draw:g>
              </table:table-cell>
              <table:table-cell office:value-type="float" office:value="1310.9">
                <text:p>1310.9</text:p>
                <draw:g>
                  <svg:desc>'1'.K66:'1'.P66</svg:desc>
                </draw:g>
              </table:table-cell>
              <table:table-cell office:value-type="float" office:value="1134.95">
                <text:p>1134.95</text:p>
              </table:table-cell>
              <table:table-cell office:value-type="float" office:value="1051.65">
                <text:p>1051.65</text:p>
              </table:table-cell>
              <table:table-cell office:value-type="float" office:value="999.8">
                <text:p>999.8</text:p>
              </table:table-cell>
              <table:table-cell office:value-type="float" office:value="1184.35">
                <text:p>1184.35</text:p>
              </table:table-cell>
              <table:table-cell office:value-type="float" office:value="1067.45">
                <text:p>1067.45</text:p>
              </table:table-cell>
            </table:table-row>
            <table:table-row>
              <table:table-cell office:value-type="string">
                <text:p>PB</text:p>
                <draw:g>
                  <svg:desc>'1'.J67:'1'.J67</svg:desc>
                </draw:g>
              </table:table-cell>
              <table:table-cell office:value-type="float" office:value="1541.3">
                <text:p>1541.3</text:p>
                <draw:g>
                  <svg:desc>'1'.K67:'1'.P67</svg:desc>
                </draw:g>
              </table:table-cell>
              <table:table-cell office:value-type="float" office:value="1224.75">
                <text:p>1224.75</text:p>
              </table:table-cell>
              <table:table-cell office:value-type="float" office:value="1305.35">
                <text:p>1305.35</text:p>
              </table:table-cell>
              <table:table-cell office:value-type="float" office:value="1192.4">
                <text:p>1192.4</text:p>
              </table:table-cell>
              <table:table-cell office:value-type="float" office:value="1250.1">
                <text:p>1250.1</text:p>
              </table:table-cell>
              <table:table-cell office:value-type="float" office:value="1181.5">
                <text:p>1181.5</text:p>
              </table:table-cell>
            </table:table-row>
            <table:table-row>
              <table:table-cell office:value-type="string">
                <text:p>Originale PR</text:p>
                <draw:g>
                  <svg:desc>'1'.J68:'1'.J68</svg:desc>
                </draw:g>
              </table:table-cell>
              <table:table-cell office:value-type="float" office:value="1217.35">
                <text:p>1217.35</text:p>
                <draw:g>
                  <svg:desc>'1'.K68:'1'.P68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69:'1'.J69</svg:desc>
                </draw:g>
              </table:table-cell>
              <table:table-cell office:value-type="float" office:value="1357.65">
                <text:p>1357.65</text:p>
                <draw:g>
                  <svg:desc>'1'.K69:'1'.P69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7.222cm" svg:y="0.287cm" chart:style-name="ch2">
          <text:p>B1 Step</text:p>
        </chart:title>
        <chart:legend chart:legend-position="bottom" svg:x="4.986cm" svg:y="7.05cm" style:legend-expansion="wide" chart:style-name="ch3"/>
        <chart:plot-area chart:style-name="ch4" table:cell-range-address="'2'.B21:'2'.G25 '2'.A22:'2'.A25" chart:data-source-has-labels="both" svg:x="0.331cm" svg:y="1.318cm" svg:width="15.918cm" svg:height="5.396cm">
          <chartooo:coordinate-region svg:x="1.067cm" svg:y="1.504cm" svg:width="15.182cm" svg:height="4.74cm"/>
          <chart:axis chart:dimension="x" chart:name="primary-x" chart:style-name="ch5" chartooo:axis-type="auto">
            <chartooo:date-scale/>
            <chart:categories table:cell-range-address="'2'.B21:'2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22:'2'.G22" chart:label-cell-address="'2'.A22:'2'.A22" chart:class="chart:bar">
            <chart:data-point chart:repeated="6"/>
          </chart:series>
          <chart:series chart:style-name="ch9" chart:values-cell-range-address="'2'.B23:'2'.G23" chart:label-cell-address="'2'.A23:'2'.A23" chart:class="chart:bar">
            <chart:data-point chart:repeated="6"/>
          </chart:series>
          <chart:series chart:style-name="ch10" chart:values-cell-range-address="'2'.B24:'2'.G24" chart:label-cell-address="'2'.A24:'2'.A24" chart:class="chart:bar">
            <chart:data-point chart:repeated="6"/>
          </chart:series>
          <chart:series chart:style-name="ch11" chart:values-cell-range-address="'2'.B25:'2'.G25" chart:label-cell-address="'2'.A25:'2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21:'2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22:'2'.A22</svg:desc>
                </draw:g>
              </table:table-cell>
              <table:table-cell office:value-type="float" office:value="141.5">
                <text:p>141.5</text:p>
                <draw:g>
                  <svg:desc>'2'.B22:'2'.G22</svg:desc>
                </draw:g>
              </table:table-cell>
              <table:table-cell office:value-type="float" office:value="143.5">
                <text:p>143.5</text:p>
              </table:table-cell>
              <table:table-cell office:value-type="float" office:value="144.5">
                <text:p>144.5</text:p>
              </table:table-cell>
              <table:table-cell office:value-type="float" office:value="138.5">
                <text:p>138.5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2'.A23:'2'.A23</svg:desc>
                </draw:g>
              </table:table-cell>
              <table:table-cell office:value-type="float" office:value="128">
                <text:p>128</text:p>
                <draw:g>
                  <svg:desc>'2'.B23:'2'.G23</svg:desc>
                </draw:g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37.5">
                <text:p>137.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Originale PR</text:p>
                <draw:g>
                  <svg:desc>'2'.A24:'2'.A24</svg:desc>
                </draw:g>
              </table:table-cell>
              <table:table-cell office:value-type="float" office:value="159">
                <text:p>159</text:p>
                <draw:g>
                  <svg:desc>'2'.B24:'2'.G24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25:'2'.A25</svg:desc>
                </draw:g>
              </table:table-cell>
              <table:table-cell office:value-type="float" office:value="130">
                <text:p>130</text:p>
                <draw:g>
                  <svg:desc>'2'.B25:'2'.G25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622cm" xlink:href=".." xlink:type="simple" chart:class="chart:bar" chart:style-name="ch1">
        <chart:title svg:x="7.108cm" svg:y="0.287cm" chart:style-name="ch2">
          <text:p>B1 Distanze</text:p>
        </chart:title>
        <chart:legend chart:legend-position="bottom" svg:x="5.401cm" svg:y="7.05cm" style:legend-expansion="wide" chart:style-name="ch3"/>
        <chart:plot-area chart:style-name="ch4" table:cell-range-address="'2'.K21:'2'.P25 '2'.J22:'2'.J25" chart:data-source-has-labels="both" svg:x="0.348cm" svg:y="1.318cm" svg:width="16.715cm" svg:height="5.396cm">
          <chartooo:coordinate-region svg:x="1.296cm" svg:y="1.504cm" svg:width="15.767cm" svg:height="4.74cm"/>
          <chart:axis chart:dimension="x" chart:name="primary-x" chart:style-name="ch5" chartooo:axis-type="auto">
            <chartooo:date-scale/>
            <chart:categories table:cell-range-address="'2'.K21:'2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22:'2'.P22" chart:label-cell-address="'2'.J22:'2'.J22" chart:class="chart:bar">
            <chart:data-point chart:repeated="6"/>
          </chart:series>
          <chart:series chart:style-name="ch9" chart:values-cell-range-address="'2'.K23:'2'.P23" chart:label-cell-address="'2'.J23:'2'.J23" chart:class="chart:bar">
            <chart:data-point chart:repeated="6"/>
          </chart:series>
          <chart:series chart:style-name="ch10" chart:values-cell-range-address="'2'.K24:'2'.P24" chart:label-cell-address="'2'.J24:'2'.J24" chart:class="chart:bar">
            <chart:data-point chart:repeated="6"/>
          </chart:series>
          <chart:series chart:style-name="ch11" chart:values-cell-range-address="'2'.K25:'2'.P25" chart:label-cell-address="'2'.J25:'2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21:'2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22:'2'.J22</svg:desc>
                </draw:g>
              </table:table-cell>
              <table:table-cell office:value-type="float" office:value="1372.4">
                <text:p>1372.4</text:p>
                <draw:g>
                  <svg:desc>'2'.K22:'2'.P22</svg:desc>
                </draw:g>
              </table:table-cell>
              <table:table-cell office:value-type="float" office:value="1395.75">
                <text:p>1395.75</text:p>
              </table:table-cell>
              <table:table-cell office:value-type="float" office:value="1200.8">
                <text:p>1200.8</text:p>
              </table:table-cell>
              <table:table-cell office:value-type="float" office:value="1258.6">
                <text:p>1258.6</text:p>
              </table:table-cell>
              <table:table-cell office:value-type="float" office:value="1276.65">
                <text:p>1276.65</text:p>
              </table:table-cell>
              <table:table-cell office:value-type="float" office:value="1123.7">
                <text:p>1123.7</text:p>
              </table:table-cell>
            </table:table-row>
            <table:table-row>
              <table:table-cell office:value-type="string">
                <text:p>PB</text:p>
                <draw:g>
                  <svg:desc>'2'.J23:'2'.J23</svg:desc>
                </draw:g>
              </table:table-cell>
              <table:table-cell office:value-type="float" office:value="1252.9">
                <text:p>1252.9</text:p>
                <draw:g>
                  <svg:desc>'2'.K23:'2'.P23</svg:desc>
                </draw:g>
              </table:table-cell>
              <table:table-cell office:value-type="float" office:value="1422.05">
                <text:p>1422.05</text:p>
              </table:table-cell>
              <table:table-cell office:value-type="float" office:value="1395.3">
                <text:p>1395.3</text:p>
              </table:table-cell>
              <table:table-cell office:value-type="float" office:value="1306.3">
                <text:p>1306.3</text:p>
              </table:table-cell>
              <table:table-cell office:value-type="float" office:value="1327.5">
                <text:p>1327.5</text:p>
              </table:table-cell>
              <table:table-cell office:value-type="float" office:value="1277.1">
                <text:p>1277.1</text:p>
              </table:table-cell>
            </table:table-row>
            <table:table-row>
              <table:table-cell office:value-type="string">
                <text:p>Originale PR</text:p>
                <draw:g>
                  <svg:desc>'2'.J24:'2'.J24</svg:desc>
                </draw:g>
              </table:table-cell>
              <table:table-cell office:value-type="float" office:value="1318">
                <text:p>1318</text:p>
                <draw:g>
                  <svg:desc>'2'.K24:'2'.P24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25:'2'.J25</svg:desc>
                </draw:g>
              </table:table-cell>
              <table:table-cell office:value-type="float" office:value="1249.85">
                <text:p>1249.85</text:p>
                <draw:g>
                  <svg:desc>'2'.K25:'2'.P25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6.932cm" svg:y="0.288cm" chart:style-name="ch2">
          <text:p>C1 Step</text:p>
        </chart:title>
        <chart:legend chart:legend-position="bottom" svg:x="4.986cm" svg:y="7.05cm" style:legend-expansion="wide" chart:style-name="ch3"/>
        <chart:plot-area chart:style-name="ch4" table:cell-range-address="'2'.B43:'2'.G47 '2'.A44:'2'.A47" chart:data-source-has-labels="both" svg:x="0.331cm" svg:y="1.563cm" svg:width="15.918cm" svg:height="5.151cm">
          <chartooo:coordinate-region svg:x="1.067cm" svg:y="1.749cm" svg:width="15.182cm" svg:height="4.495cm"/>
          <chart:axis chart:dimension="x" chart:name="primary-x" chart:style-name="ch5" chartooo:axis-type="auto">
            <chartooo:date-scale/>
            <chart:categories table:cell-range-address="'2'.B43:'2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44:'2'.G44" chart:label-cell-address="'2'.A44:'2'.A44" chart:class="chart:bar">
            <chart:data-point chart:repeated="6"/>
          </chart:series>
          <chart:series chart:style-name="ch9" chart:values-cell-range-address="'2'.B45:'2'.G45" chart:label-cell-address="'2'.A45:'2'.A45" chart:class="chart:bar">
            <chart:data-point chart:repeated="6"/>
          </chart:series>
          <chart:series chart:style-name="ch10" chart:values-cell-range-address="'2'.B46:'2'.G46" chart:label-cell-address="'2'.A46:'2'.A46" chart:class="chart:bar">
            <chart:data-point chart:repeated="6"/>
          </chart:series>
          <chart:series chart:style-name="ch11" chart:values-cell-range-address="'2'.B47:'2'.G47" chart:label-cell-address="'2'.A47:'2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43:'2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44:'2'.A44</svg:desc>
                </draw:g>
              </table:table-cell>
              <table:table-cell office:value-type="float" office:value="185.5">
                <text:p>185.5</text:p>
                <draw:g>
                  <svg:desc>'2'.B44:'2'.G44</svg:desc>
                </draw:g>
              </table:table-cell>
              <table:table-cell office:value-type="float" office:value="147.5">
                <text:p>147.5</text:p>
              </table:table-cell>
              <table:table-cell office:value-type="float" office:value="138.5">
                <text:p>138.5</text:p>
              </table:table-cell>
              <table:table-cell office:value-type="float" office:value="153.5">
                <text:p>153.5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2'.A45:'2'.A45</svg:desc>
                </draw:g>
              </table:table-cell>
              <table:table-cell office:value-type="float" office:value="128">
                <text:p>128</text:p>
                <draw:g>
                  <svg:desc>'2'.B45:'2'.G45</svg:desc>
                </draw:g>
              </table:table-cell>
              <table:table-cell office:value-type="float" office:value="153.5">
                <text:p>153.5</text:p>
              </table:table-cell>
              <table:table-cell office:value-type="float" office:value="142.5">
                <text:p>142.5</text:p>
              </table:table-cell>
              <table:table-cell office:value-type="float" office:value="152">
                <text:p>152</text:p>
              </table:table-cell>
              <table:table-cell office:value-type="float" office:value="134.5">
                <text:p>134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Originale PR</text:p>
                <draw:g>
                  <svg:desc>'2'.A46:'2'.A46</svg:desc>
                </draw:g>
              </table:table-cell>
              <table:table-cell office:value-type="float" office:value="159">
                <text:p>159</text:p>
                <draw:g>
                  <svg:desc>'2'.B46:'2'.G46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47:'2'.A47</svg:desc>
                </draw:g>
              </table:table-cell>
              <table:table-cell office:value-type="float" office:value="130">
                <text:p>130</text:p>
                <draw:g>
                  <svg:desc>'2'.B47:'2'.G47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